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2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Century Gothic" style:font-name-asian="Century Gothic" style:font-name-complex="Century Gothic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color="#FF0000"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Comma" style:data-style-name="N2">
      <style:table-cell-properties fo:border-top="none" fo:border-bottom="none" fo:border-left="thin solid #000000" fo:border-right="thin solid #000000" style:vertical-align="automatic" fo:background-color="transparent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/>
      <style:text-properties style:font-name="Century Gothic" style:font-name-asian="Century Gothic" style:font-name-complex="Century Gothic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entury Gothic" style:font-name-asian="Century Gothic" style:font-name-complex="Century Gothic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4" style:family="table-cell" style:parent-style-name="Comma" style:data-style-name="N2">
      <style:table-cell-properties fo:border="thin solid #000000" style:vertical-align="automatic" fo:background-color="transparent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21" style:family="table-cell" style:parent-style-name="Default" style:data-style-name="N4">
      <style:table-cell-properties fo:border-top="none" fo:border-bottom="none" fo:border-left="thin solid #000000" fo:border-right="thin solid #000000"/>
    </style:style>
    <style:style style:name="ce22" style:family="table-cell" style:parent-style-name="Default" style:data-style-name="N4">
      <style:table-cell-properties fo:border-top="none" fo:border-bottom="2pt solid #000000" fo:border-left="thin solid #000000" fo:border-right="thin solid #000000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4" style:family="table-cell" style:parent-style-name="Default" style:data-style-name="N4">
      <style:table-cell-properties fo:border-top="none" fo:border-bottom="thin solid #000000" fo:border-left="thin solid #000000" fo:border-right="thin solid #000000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6" style:family="table-cell" style:parent-style-name="Default" style:data-style-name="N0">
      <style:table-cell-properties fo:border="thin solid #000000"/>
    </style:style>
    <style:style style:name="ce27" style:family="table-cell" style:parent-style-name="Comma" style:data-style-name="N36">
      <style:table-cell-properties style:vertical-align="automatic" fo:background-color="transparent"/>
    </style:style>
    <style:style style:name="ce28" style:family="table-cell" style:parent-style-name="Comma" style:data-style-name="N36">
      <style:table-cell-properties fo:border-top="none" fo:border-bottom="none" fo:border-left="thin solid #000000" fo:border-right="thin solid #000000" style:vertical-align="automatic" fo:background-color="transparent"/>
    </style:style>
    <style:style style:name="ce29" style:family="table-cell" style:parent-style-name="Comma" style:data-style-name="N36">
      <style:table-cell-properties fo:border="thin solid #000000" style:vertical-align="automatic" fo:background-color="transparent"/>
    </style:style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10.6627083333333cm" style:use-optimal-column-width="true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624791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0.76729166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09020833333333cm" style:use-optimal-column-width="true"/>
    </style:style>
    <style:style style:name="co10" style:family="table-column">
      <style:table-column-properties fo:break-before="auto" style:column-width="1.95791666666667cm" style:use-optimal-column-width="true"/>
    </style:style>
    <style:style style:name="co11" style:family="table-column">
      <style:table-column-properties fo:break-before="auto" style:column-width="3.730625cm" style:use-optimal-column-width="true"/>
    </style:style>
    <style:style style:name="co12" style:family="table-column">
      <style:table-column-properties fo:break-before="auto" style:column-width="3.20145833333333cm" style:use-optimal-column-width="true"/>
    </style:style>
    <style:style style:name="co13" style:family="table-column">
      <style:table-column-properties fo:break-before="auto" style:column-width="3.12208333333333cm" style:use-optimal-column-width="true"/>
    </style:style>
    <style:style style:name="co14" style:family="table-column">
      <style:table-column-properties fo:break-before="auto" style:column-width="6.13833333333333cm" style:use-optimal-column-width="true"/>
    </style:style>
    <style:style style:name="co15" style:family="table-column">
      <style:table-column-properties fo:break-before="auto" style:column-width="7.09083333333333cm"/>
    </style:style>
    <style:style style:name="co16" style:family="table-column">
      <style:table-column-properties fo:break-before="auto" style:column-width="2.35479166666667cm"/>
    </style:style>
    <style:style style:name="co17" style:family="table-column">
      <style:table-column-properties fo:break-before="auto" style:column-width="1.95791666666667cm"/>
    </style:style>
    <style:style style:name="co18" style:family="table-column">
      <style:table-column-properties fo:break-before="auto" style:column-width="1.21708333333333cm" style:use-optimal-column-width="true"/>
    </style:style>
    <style:style style:name="co19" style:family="table-column">
      <style:table-column-properties fo:break-before="auto" style:column-width="1.56104166666667cm" style:use-optimal-column-width="true"/>
    </style:style>
    <style:style style:name="co20" style:family="table-column">
      <style:table-column-properties fo:break-before="auto" style:column-width="3.75708333333333cm" style:use-optimal-column-width="true"/>
    </style:style>
    <style:style style:name="co21" style:family="table-column">
      <style:table-column-properties fo:break-before="auto" style:column-width="4.55083333333333cm" style:use-optimal-column-width="true"/>
    </style:style>
    <style:style style:name="co22" style:family="table-column">
      <style:table-column-properties fo:break-before="auto" style:column-width="2.936875cm" style:use-optimal-column-width="true"/>
    </style:style>
    <style:style style:name="co23" style:family="table-column">
      <style:table-column-properties fo:break-before="auto" style:column-width="2.8575cm" style:use-optimal-column-width="true"/>
    </style:style>
    <style:style style:name="co24" style:family="table-column">
      <style:table-column-properties fo:break-before="auto" style:column-width="8.38729166666667cm"/>
    </style:style>
    <style:style style:name="co25" style:family="table-column">
      <style:table-column-properties fo:break-before="auto" style:column-width="2.56645833333333cm"/>
    </style:style>
    <style:style style:name="co26" style:family="table-column">
      <style:table-column-properties fo:break-before="auto" style:column-width="2.24895833333333cm"/>
    </style:style>
    <style:style style:name="co27" style:family="table-column">
      <style:table-column-properties fo:break-before="auto" style:column-width="1.87854166666667cm" style:use-optimal-column-width="true"/>
    </style:style>
    <style:style style:name="co28" style:family="table-column">
      <style:table-column-properties fo:break-before="auto" style:column-width="3.59833333333333cm"/>
    </style:style>
    <style:style style:name="co29" style:family="table-column">
      <style:table-column-properties fo:break-before="auto" style:column-width="6.95854166666667cm"/>
    </style:style>
    <style:style style:name="co30" style:family="table-column">
      <style:table-column-properties fo:break-before="auto" style:column-width="2.32833333333333cm"/>
    </style:style>
    <style:style style:name="co31" style:family="table-column">
      <style:table-column-properties fo:break-before="auto" style:column-width="2.38125cm"/>
    </style:style>
    <style:style style:name="co32" style:family="table-column">
      <style:table-column-properties fo:break-before="auto" style:column-width="5.794375cm" style:use-optimal-column-width="true"/>
    </style:style>
    <style:style style:name="co33" style:family="table-column">
      <style:table-column-properties fo:break-before="auto" style:column-width="10.9272916666667cm" style:use-optimal-column-width="true"/>
    </style:style>
    <style:style style:name="co34" style:family="table-column">
      <style:table-column-properties fo:break-before="auto" style:column-width="1.13770833333333cm" style:use-optimal-column-width="true"/>
    </style:style>
    <style:style style:name="co35" style:family="table-column">
      <style:table-column-properties fo:break-before="auto" style:column-width="3.175cm" style:use-optimal-column-width="true"/>
    </style:style>
    <style:style style:name="co36" style:family="table-column">
      <style:table-column-properties fo:break-before="auto" style:column-width="5.02708333333333cm" style:use-optimal-column-width="true"/>
    </style:style>
    <style:style style:name="co37" style:family="table-column">
      <style:table-column-properties fo:break-before="auto" style:column-width="1.24354166666667cm" style:use-optimal-column-width="true"/>
    </style:style>
    <style:style style:name="co38" style:family="table-column">
      <style:table-column-properties fo:break-before="auto" style:column-width="7.40833333333333cm" style:use-optimal-column-width="true"/>
    </style:style>
    <style:style style:name="co39" style:family="table-column">
      <style:table-column-properties fo:break-before="auto" style:column-width="19.129375cm" style:use-optimal-column-width="true"/>
    </style:style>
    <style:style style:name="co40" style:family="table-column">
      <style:table-column-properties fo:break-before="auto" style:column-width="1.4552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2">
            <text:p>VISACOM S.A.</text:p>
          </table:table-cell>
          <table:table-cell table:number-columns-repeated="2" table:style-name="ce1"/>
          <table:table-cell table:number-columns-repeated="4" table:style-name="ce3"/>
          <table:table-cell table:number-columns-repeated="16377" table:style-name="ce1"/>
        </table:table-row>
        <table:table-row table:style-name="ro1">
          <table:table-cell office:value-type="string" table:style-name="ce4">
            <text:p>DETALLE DE TRANSACCIONES CON PARTES RELACIONADAS</text:p>
          </table:table-cell>
          <table:table-cell table:number-columns-repeated="2" table:style-name="ce1"/>
          <table:table-cell table:number-columns-repeated="4" table:style-name="ce3"/>
          <table:table-cell table:number-columns-repeated="16377" table:style-name="ce1"/>
        </table:table-row>
        <table:table-row table:style-name="ro1">
          <table:table-cell office:value-type="string" table:style-name="ce4">
            <text:p>Al 31 de diciembre del 2020</text:p>
          </table:table-cell>
          <table:table-cell table:number-columns-repeated="2" table:style-name="ce1"/>
          <table:table-cell table:number-columns-repeated="4" table:style-name="ce3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5">
            <text:p>Facturas de Partes Relacionadas</text:p>
          </table:table-cell>
          <table:table-cell office:value-type="string" table:style-name="ce5">
            <text:p>Referencia</text:p>
          </table:table-cell>
          <table:table-cell office:value-type="string" table:style-name="ce6">
            <text:p>Total</text:p>
          </table:table-cell>
          <table:table-cell office:value-type="string" table:style-name="ce7">
            <text:p>Honorarios</text:p>
          </table:table-cell>
          <table:table-cell office:value-type="string" table:style-name="ce7">
            <text:p>Otros</text:p>
          </table:table-cell>
          <table:table-cell office:value-type="string" table:style-name="ce7">
            <text:p>Sueldos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8">
            <text:p>CASAL RIZZO MARIA DOLORES</text:p>
          </table:table-cell>
          <table:table-cell office:value-type="string" table:style-name="ce9">
            <text:p>MDCR</text:p>
          </table:table-cell>
          <table:table-cell office:value-type="float" office:value="975.78" table:formula="of:=SUM([.E6:.F6])" table:style-name="ce28">
            <text:p><text:s/>975,78<text:s/></text:p>
          </table:table-cell>
          <table:table-cell office:value-type="float" office:value="0" table:style-name="ce28">
            <text:p>-00<text:s/></text:p>
          </table:table-cell>
          <table:table-cell office:value-type="float" office:value="975.78" table:formula="of:=[MDCR.H96]" table:style-name="ce28">
            <text:p><text:s/>975,78<text:s/></text:p>
          </table:table-cell>
          <table:table-cell office:value-type="float" office:value="0" table:style-name="ce10">
            <text:p>0,0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1">
            <text:p>CASAL WEISSON EDUARDO ENRIQUE</text:p>
          </table:table-cell>
          <table:table-cell office:value-type="string" table:style-name="ce9">
            <text:p>EECW</text:p>
          </table:table-cell>
          <table:table-cell office:value-type="float" office:value="652.16999999999996" table:formula="of:=SUM([.E7:.F7])" table:style-name="ce28">
            <text:p><text:s/>652,17<text:s/></text:p>
          </table:table-cell>
          <table:table-cell office:value-type="float" office:value="0" table:formula="of:=[EECW.H9]" table:style-name="ce28">
            <text:p>-00<text:s/></text:p>
          </table:table-cell>
          <table:table-cell office:value-type="float" office:value="652.16999999999996" table:formula="of:=[EECW.H10]" table:style-name="ce28">
            <text:p><text:s/>652,17<text:s/></text:p>
          </table:table-cell>
          <table:table-cell office:value-type="float" office:value="0" table:style-name="ce10">
            <text:p>0,00</text:p>
          </table:table-cell>
          <table:table-cell table:style-name="ce1"/>
          <table:table-cell office:value-type="string" table:style-name="ce1">
            <text:p>Adicionales de arriendo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1">
            <text:p>MELACORP S.A.</text:p>
          </table:table-cell>
          <table:table-cell office:value-type="string" table:style-name="ce9">
            <text:p>MELACORP</text:p>
          </table:table-cell>
          <table:table-cell office:value-type="float" office:value="13000" table:formula="of:=SUM([.E8:.F8])" table:style-name="ce28">
            <text:p><text:s/>13.000,00<text:s/></text:p>
          </table:table-cell>
          <table:table-cell office:value-type="float" office:value="0" table:style-name="ce28">
            <text:p>-00<text:s/></text:p>
          </table:table-cell>
          <table:table-cell office:value-type="float" office:value="13000" table:formula="of:=[MELACORP.H4]" table:style-name="ce28">
            <text:p><text:s/>13.000,00<text:s/></text:p>
          </table:table-cell>
          <table:table-cell office:value-type="float" office:value="0" table:style-name="ce10">
            <text:p>0,0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1">
            <text:p>PAULA CASAL</text:p>
          </table:table-cell>
          <table:table-cell office:value-type="string" table:style-name="ce9">
            <text:p>MPC</text:p>
          </table:table-cell>
          <table:table-cell office:value-type="float" office:value="22.32" table:formula="of:=SUM([.E9:.F9])" table:style-name="ce28">
            <text:p><text:s/>22,32<text:s/></text:p>
          </table:table-cell>
          <table:table-cell office:value-type="float" office:value="0" table:formula="of:=[MPC.H93]" table:style-name="ce28">
            <text:p>-00<text:s/></text:p>
          </table:table-cell>
          <table:table-cell office:value-type="float" office:value="22.32" table:formula="of:=[MPC.H94]" table:style-name="ce28">
            <text:p><text:s/>22,32<text:s/></text:p>
          </table:table-cell>
          <table:table-cell office:value-type="float" office:value="0" table:style-name="ce10">
            <text:p>0,0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2">
            <text:p>OLGA VICTORIA RIZZO NUÑEZ</text:p>
          </table:table-cell>
          <table:table-cell office:value-type="string" table:style-name="ce9">
            <text:p>Arriendo</text:p>
          </table:table-cell>
          <table:table-cell office:value-type="float" office:value="12000" table:formula="of:=SUM([.E10:.F10])" table:style-name="ce28">
            <text:p><text:s/>12.000,00<text:s/></text:p>
          </table:table-cell>
          <table:table-cell office:value-type="float" office:value="0" table:style-name="ce28">
            <text:p>-00<text:s/></text:p>
          </table:table-cell>
          <table:table-cell office:value-type="float" office:value="12000" table:formula="of:=[Arriendo.H19]" table:style-name="ce28">
            <text:p><text:s/>12.000,00<text:s/></text:p>
          </table:table-cell>
          <table:table-cell office:value-type="float" office:value="0" table:style-name="ce10">
            <text:p>0,00</text:p>
          </table:table-cell>
          <table:table-cell table:style-name="ce1"/>
          <table:table-cell office:value-type="string" table:style-name="ce1">
            <text:p>Por concepto de arriendo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13">
            <text:p>TOTAL</text:p>
          </table:table-cell>
          <table:table-cell table:style-name="ce13"/>
          <table:table-cell office:value-type="float" office:value="26650.27" table:formula="of:=SUM([.D6:.D10])" table:style-name="ce29">
            <text:p><text:s/>26.650,27<text:s/></text:p>
          </table:table-cell>
          <table:table-cell office:value-type="float" office:value="0" table:formula="of:=SUM([.E6:.E10])" table:style-name="ce29">
            <text:p>-00<text:s/></text:p>
          </table:table-cell>
          <table:table-cell office:value-type="float" office:value="26650.27" table:formula="of:=SUM([.F6:.F10])" table:style-name="ce29">
            <text:p><text:s/>26.650,27<text:s/></text:p>
          </table:table-cell>
          <table:table-cell office:value-type="float" office:value="0" table:formula="of:=SUM([.G6:.G10])" table:style-name="ce14">
            <text:p>0,00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Todas las facturas se detallan en cada una de las pestañas</text:p>
          </table:table-cell>
          <table:table-cell table:style-name="ce1"/>
          <table:table-cell table:number-columns-repeated="4" table:style-name="ce3"/>
          <table:table-cell table:number-columns-repeated="16377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MDCR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7" table:number-columns-repeated="16374" table:default-cell-style-name="ce1"/>
        <table:table-row table:style-name="ro1">
          <table:table-cell office:value-type="string" table:style-name="ce15">
            <text:p>Fecha</text:p>
          </table:table-cell>
          <table:table-cell office:value-type="string" table:style-name="ce15">
            <text:p>Código</text:p>
          </table:table-cell>
          <table:table-cell office:value-type="string" table:style-name="ce15">
            <text:p>Asiento</text:p>
          </table:table-cell>
          <table:table-cell office:value-type="string" table:style-name="ce15">
            <text:p>Documento</text:p>
          </table:table-cell>
          <table:table-cell office:value-type="string" table:style-name="ce15">
            <text:p>Identificación</text:p>
          </table:table-cell>
          <table:table-cell office:value-type="string" table:style-name="ce15">
            <text:p>Persona</text:p>
          </table:table-cell>
          <table:table-cell office:value-type="string" table:style-name="ce15">
            <text:p>Descripción</text:p>
          </table:table-cell>
          <table:table-cell office:value-type="string" table:style-name="ce15">
            <text:p>Debe</text:p>
          </table:table-cell>
          <table:table-cell table:number-columns-repeated="16376" table:style-name="ce15"/>
        </table:table-row>
        <table:table-row-group table:display="false">
          <table:table-row table:style-name="ro2" table:visibility="collapse">
            <table:table-cell office:value-type="string" table:style-name="ce1">
              <text:p>31/01/2020</text:p>
            </table:table-cell>
            <table:table-cell office:value-type="string" table:style-name="ce1">
              <text:p>5.2.1.2.1</text:p>
            </table:table-cell>
            <table:table-cell office:value-type="string" table:style-name="ce1">
              <text:p>NOM 202001000002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Enero 2020, - CASAL RIZZO MARIA DOLORES</text:p>
            </table:table-cell>
            <table:table-cell office:value-type="float" office:value="2000" table:style-name="ce1">
              <text:p>20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1/2020</text:p>
            </table:table-cell>
            <table:table-cell office:value-type="string" table:style-name="ce1">
              <text:p>5.2.1.2.2</text:p>
            </table:table-cell>
            <table:table-cell office:value-type="string" table:style-name="ce1">
              <text:p>NOM 202001000002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Enero 2020, - CASAL RIZZO MARIA DOLORES</text:p>
            </table:table-cell>
            <table:table-cell office:value-type="float" office:value="243.01" table:style-name="ce1">
              <text:p>243,01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1/2020</text:p>
            </table:table-cell>
            <table:table-cell office:value-type="string" table:style-name="ce1">
              <text:p>5.2.1.2.3</text:p>
            </table:table-cell>
            <table:table-cell office:value-type="string" table:style-name="ce1">
              <text:p>NOM 202001000002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Enero 2020, - CASAL RIZZO MARIA DOLORES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1/2020</text:p>
            </table:table-cell>
            <table:table-cell office:value-type="string" table:style-name="ce1">
              <text:p>5.2.1.2.4</text:p>
            </table:table-cell>
            <table:table-cell office:value-type="string" table:style-name="ce1">
              <text:p>NOM 202001000002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Enero 2020, - CASAL RIZZO MARIA DOLORES</text:p>
            </table:table-cell>
            <table:table-cell office:value-type="float" office:value="33.33" table:style-name="ce1">
              <text:p>33,3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1/2020</text:p>
            </table:table-cell>
            <table:table-cell office:value-type="string" table:style-name="ce1">
              <text:p>5.2.1.2.5</text:p>
            </table:table-cell>
            <table:table-cell office:value-type="string" table:style-name="ce1">
              <text:p>NOM 202001000002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Enero 2020, - CASAL RIZZO MARIA DOLORES</text:p>
            </table:table-cell>
            <table:table-cell office:value-type="float" office:value="138.88999999999999" table:style-name="ce1">
              <text:p>138,89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1/2020</text:p>
            </table:table-cell>
            <table:table-cell office:value-type="string" table:style-name="ce1">
              <text:p>5.2.1.2.6</text:p>
            </table:table-cell>
            <table:table-cell office:value-type="string" table:style-name="ce1">
              <text:p>NOM 202001000002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Enero 2020, - CASAL RIZZO MARIA DOLORES</text:p>
            </table:table-cell>
            <table:table-cell office:value-type="float" office:value="166.68" table:style-name="ce1">
              <text:p>166,68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1/2020</text:p>
            </table:table-cell>
            <table:table-cell office:value-type="string" table:style-name="ce1">
              <text:p>5.2.1.2.9</text:p>
            </table:table-cell>
            <table:table-cell office:value-type="string" table:style-name="ce1">
              <text:p>NOM 202001000002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Enero 2020, - CASAL RIZZO MARIA DOLORES</text:p>
            </table:table-cell>
            <table:table-cell office:value-type="float" office:value="500" table:style-name="ce1">
              <text:p>5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29/02/2020</text:p>
            </table:table-cell>
            <table:table-cell office:value-type="string" table:style-name="ce1">
              <text:p>5.2.1.2.1</text:p>
            </table:table-cell>
            <table:table-cell office:value-type="string" table:style-name="ce1">
              <text:p>NOM 202002000002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Febrero 2020, - CASAL RIZZO MARIA DOLORES</text:p>
            </table:table-cell>
            <table:table-cell office:value-type="float" office:value="2000" table:style-name="ce1">
              <text:p>20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29/02/2020</text:p>
            </table:table-cell>
            <table:table-cell office:value-type="string" table:style-name="ce1">
              <text:p>5.2.1.2.2</text:p>
            </table:table-cell>
            <table:table-cell office:value-type="string" table:style-name="ce1">
              <text:p>NOM 202002000002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Febrero 2020, - CASAL RIZZO MARIA DOLORES</text:p>
            </table:table-cell>
            <table:table-cell office:value-type="float" office:value="243" table:style-name="ce1">
              <text:p>24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29/02/2020</text:p>
            </table:table-cell>
            <table:table-cell office:value-type="string" table:style-name="ce1">
              <text:p>5.2.1.2.3</text:p>
            </table:table-cell>
            <table:table-cell office:value-type="string" table:style-name="ce1">
              <text:p>NOM 202002000002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Febrero 2020, - CASAL RIZZO MARIA DOLORES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29/02/2020</text:p>
            </table:table-cell>
            <table:table-cell office:value-type="string" table:style-name="ce1">
              <text:p>5.2.1.2.4</text:p>
            </table:table-cell>
            <table:table-cell office:value-type="string" table:style-name="ce1">
              <text:p>NOM 202002000002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Febrero 2020, - CASAL RIZZO MARIA DOLORES</text:p>
            </table:table-cell>
            <table:table-cell office:value-type="float" office:value="33.33" table:style-name="ce1">
              <text:p>33,3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29/02/2020</text:p>
            </table:table-cell>
            <table:table-cell office:value-type="string" table:style-name="ce1">
              <text:p>5.2.1.2.5</text:p>
            </table:table-cell>
            <table:table-cell office:value-type="string" table:style-name="ce1">
              <text:p>NOM 202002000002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Febrero 2020, - CASAL RIZZO MARIA DOLORES</text:p>
            </table:table-cell>
            <table:table-cell office:value-type="float" office:value="138.88999999999999" table:style-name="ce1">
              <text:p>138,89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29/02/2020</text:p>
            </table:table-cell>
            <table:table-cell office:value-type="string" table:style-name="ce1">
              <text:p>5.2.1.2.6</text:p>
            </table:table-cell>
            <table:table-cell office:value-type="string" table:style-name="ce1">
              <text:p>NOM 202002000002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Febrero 2020, - CASAL RIZZO MARIA DOLORES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29/02/2020</text:p>
            </table:table-cell>
            <table:table-cell office:value-type="string" table:style-name="ce1">
              <text:p>5.2.1.2.9</text:p>
            </table:table-cell>
            <table:table-cell office:value-type="string" table:style-name="ce1">
              <text:p>NOM 202002000002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Febrero 2020, - CASAL RIZZO MARIA DOLORES</text:p>
            </table:table-cell>
            <table:table-cell office:value-type="float" office:value="500" table:style-name="ce1">
              <text:p>5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3/2020</text:p>
            </table:table-cell>
            <table:table-cell office:value-type="string" table:style-name="ce1">
              <text:p>5.2.1.2.1</text:p>
            </table:table-cell>
            <table:table-cell office:value-type="string" table:style-name="ce1">
              <text:p>NOM 202003000002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Marzo 2020, - CASAL RIZZO MARIA DOLORES</text:p>
            </table:table-cell>
            <table:table-cell office:value-type="float" office:value="2000" table:style-name="ce1">
              <text:p>20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3/2020</text:p>
            </table:table-cell>
            <table:table-cell office:value-type="string" table:style-name="ce1">
              <text:p>5.2.1.2.2</text:p>
            </table:table-cell>
            <table:table-cell office:value-type="string" table:style-name="ce1">
              <text:p>NOM 202003000002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Marzo 2020, - CASAL RIZZO MARIA DOLORES</text:p>
            </table:table-cell>
            <table:table-cell office:value-type="float" office:value="243" table:style-name="ce1">
              <text:p>24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3/2020</text:p>
            </table:table-cell>
            <table:table-cell office:value-type="string" table:style-name="ce1">
              <text:p>5.2.1.2.3</text:p>
            </table:table-cell>
            <table:table-cell office:value-type="string" table:style-name="ce1">
              <text:p>NOM 202003000002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Marzo 2020, - CASAL RIZZO MARIA DOLORES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3/2020</text:p>
            </table:table-cell>
            <table:table-cell office:value-type="string" table:style-name="ce1">
              <text:p>5.2.1.2.4</text:p>
            </table:table-cell>
            <table:table-cell office:value-type="string" table:style-name="ce1">
              <text:p>NOM 202003000002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Marzo 2020, - CASAL RIZZO MARIA DOLORES</text:p>
            </table:table-cell>
            <table:table-cell office:value-type="float" office:value="33.33" table:style-name="ce1">
              <text:p>33,3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3/2020</text:p>
            </table:table-cell>
            <table:table-cell office:value-type="string" table:style-name="ce1">
              <text:p>5.2.1.2.5</text:p>
            </table:table-cell>
            <table:table-cell office:value-type="string" table:style-name="ce1">
              <text:p>NOM 202003000002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Marzo 2020, - CASAL RIZZO MARIA DOLORES</text:p>
            </table:table-cell>
            <table:table-cell office:value-type="float" office:value="138.88999999999999" table:style-name="ce1">
              <text:p>138,89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3/2020</text:p>
            </table:table-cell>
            <table:table-cell office:value-type="string" table:style-name="ce1">
              <text:p>5.2.1.2.6</text:p>
            </table:table-cell>
            <table:table-cell office:value-type="string" table:style-name="ce1">
              <text:p>NOM 202003000002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Marzo 2020, - CASAL RIZZO MARIA DOLORES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3/2020</text:p>
            </table:table-cell>
            <table:table-cell office:value-type="string" table:style-name="ce1">
              <text:p>5.2.1.2.9</text:p>
            </table:table-cell>
            <table:table-cell office:value-type="string" table:style-name="ce1">
              <text:p>NOM 202003000002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Marzo 2020, - CASAL RIZZO MARIA DOLORES</text:p>
            </table:table-cell>
            <table:table-cell office:value-type="float" office:value="500" table:style-name="ce1">
              <text:p>5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4/2020</text:p>
            </table:table-cell>
            <table:table-cell office:value-type="string" table:style-name="ce1">
              <text:p>5.2.1.2.1</text:p>
            </table:table-cell>
            <table:table-cell office:value-type="string" table:style-name="ce1">
              <text:p>NOM 202004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Abril 2020, - CASAL RIZZO MARIA DOLORES</text:p>
            </table:table-cell>
            <table:table-cell office:value-type="float" office:value="2000" table:style-name="ce1">
              <text:p>20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4/2020</text:p>
            </table:table-cell>
            <table:table-cell office:value-type="string" table:style-name="ce1">
              <text:p>5.2.1.2.2</text:p>
            </table:table-cell>
            <table:table-cell office:value-type="string" table:style-name="ce1">
              <text:p>NOM 202004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Abril 2020, - CASAL RIZZO MARIA DOLORES</text:p>
            </table:table-cell>
            <table:table-cell office:value-type="float" office:value="243" table:style-name="ce1">
              <text:p>24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4/2020</text:p>
            </table:table-cell>
            <table:table-cell office:value-type="string" table:style-name="ce1">
              <text:p>5.2.1.2.3</text:p>
            </table:table-cell>
            <table:table-cell office:value-type="string" table:style-name="ce1">
              <text:p>NOM 202004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Abril 2020, - CASAL RIZZO MARIA DOLORES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4/2020</text:p>
            </table:table-cell>
            <table:table-cell office:value-type="string" table:style-name="ce1">
              <text:p>5.2.1.2.4</text:p>
            </table:table-cell>
            <table:table-cell office:value-type="string" table:style-name="ce1">
              <text:p>NOM 202004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Abril 2020, - CASAL RIZZO MARIA DOLORES</text:p>
            </table:table-cell>
            <table:table-cell office:value-type="float" office:value="33.33" table:style-name="ce1">
              <text:p>33,3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4/2020</text:p>
            </table:table-cell>
            <table:table-cell office:value-type="string" table:style-name="ce1">
              <text:p>5.2.1.2.5</text:p>
            </table:table-cell>
            <table:table-cell office:value-type="string" table:style-name="ce1">
              <text:p>NOM 202004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Abril 2020, - CASAL RIZZO MARIA DOLORES</text:p>
            </table:table-cell>
            <table:table-cell office:value-type="float" office:value="138.88999999999999" table:style-name="ce1">
              <text:p>138,89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4/2020</text:p>
            </table:table-cell>
            <table:table-cell office:value-type="string" table:style-name="ce1">
              <text:p>5.2.1.2.6</text:p>
            </table:table-cell>
            <table:table-cell office:value-type="string" table:style-name="ce1">
              <text:p>NOM 202004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Abril 2020, - CASAL RIZZO MARIA DOLORES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4/2020</text:p>
            </table:table-cell>
            <table:table-cell office:value-type="string" table:style-name="ce1">
              <text:p>5.2.1.2.9</text:p>
            </table:table-cell>
            <table:table-cell office:value-type="string" table:style-name="ce1">
              <text:p>NOM 202004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Abril 2020, - CASAL RIZZO MARIA DOLORES</text:p>
            </table:table-cell>
            <table:table-cell office:value-type="float" office:value="500" table:style-name="ce1">
              <text:p>5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5/2020</text:p>
            </table:table-cell>
            <table:table-cell office:value-type="string" table:style-name="ce1">
              <text:p>5.2.1.2.1</text:p>
            </table:table-cell>
            <table:table-cell office:value-type="string" table:style-name="ce1">
              <text:p>NOM 202005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Mayo 2020, - CASAL RIZZO MARIA DOLORES</text:p>
            </table:table-cell>
            <table:table-cell office:value-type="float" office:value="2000" table:style-name="ce1">
              <text:p>20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5/2020</text:p>
            </table:table-cell>
            <table:table-cell office:value-type="string" table:style-name="ce1">
              <text:p>5.2.1.2.2</text:p>
            </table:table-cell>
            <table:table-cell office:value-type="string" table:style-name="ce1">
              <text:p>NOM 202005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Mayo 2020, - CASAL RIZZO MARIA DOLORES</text:p>
            </table:table-cell>
            <table:table-cell office:value-type="float" office:value="243" table:style-name="ce1">
              <text:p>24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5/2020</text:p>
            </table:table-cell>
            <table:table-cell office:value-type="string" table:style-name="ce1">
              <text:p>5.2.1.2.3</text:p>
            </table:table-cell>
            <table:table-cell office:value-type="string" table:style-name="ce1">
              <text:p>NOM 202005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Mayo 2020, - CASAL RIZZO MARIA DOLORES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5/2020</text:p>
            </table:table-cell>
            <table:table-cell office:value-type="string" table:style-name="ce1">
              <text:p>5.2.1.2.4</text:p>
            </table:table-cell>
            <table:table-cell office:value-type="string" table:style-name="ce1">
              <text:p>NOM 202005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Mayo 2020, - CASAL RIZZO MARIA DOLORES</text:p>
            </table:table-cell>
            <table:table-cell office:value-type="float" office:value="33.33" table:style-name="ce1">
              <text:p>33,3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5/2020</text:p>
            </table:table-cell>
            <table:table-cell office:value-type="string" table:style-name="ce1">
              <text:p>5.2.1.2.5</text:p>
            </table:table-cell>
            <table:table-cell office:value-type="string" table:style-name="ce1">
              <text:p>NOM 202005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Mayo 2020, - CASAL RIZZO MARIA DOLORES</text:p>
            </table:table-cell>
            <table:table-cell office:value-type="float" office:value="138.88999999999999" table:style-name="ce1">
              <text:p>138,89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5/2020</text:p>
            </table:table-cell>
            <table:table-cell office:value-type="string" table:style-name="ce1">
              <text:p>5.2.1.2.6</text:p>
            </table:table-cell>
            <table:table-cell office:value-type="string" table:style-name="ce1">
              <text:p>NOM 202005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Mayo 2020, - CASAL RIZZO MARIA DOLORES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5/2020</text:p>
            </table:table-cell>
            <table:table-cell office:value-type="string" table:style-name="ce1">
              <text:p>5.2.1.2.9</text:p>
            </table:table-cell>
            <table:table-cell office:value-type="string" table:style-name="ce1">
              <text:p>NOM 202005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Mayo 2020, - CASAL RIZZO MARIA DOLORES</text:p>
            </table:table-cell>
            <table:table-cell office:value-type="float" office:value="500" table:style-name="ce1">
              <text:p>5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6/2020</text:p>
            </table:table-cell>
            <table:table-cell office:value-type="string" table:style-name="ce1">
              <text:p>5.2.1.2.1</text:p>
            </table:table-cell>
            <table:table-cell office:value-type="string" table:style-name="ce1">
              <text:p>NOM 202006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Junio 2020, - CASAL RIZZO MARIA DOLORES</text:p>
            </table:table-cell>
            <table:table-cell office:value-type="float" office:value="2000" table:style-name="ce1">
              <text:p>20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6/2020</text:p>
            </table:table-cell>
            <table:table-cell office:value-type="string" table:style-name="ce1">
              <text:p>5.2.1.2.2</text:p>
            </table:table-cell>
            <table:table-cell office:value-type="string" table:style-name="ce1">
              <text:p>NOM 202006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Junio 2020, - CASAL RIZZO MARIA DOLORES</text:p>
            </table:table-cell>
            <table:table-cell office:value-type="float" office:value="243" table:style-name="ce1">
              <text:p>24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6/2020</text:p>
            </table:table-cell>
            <table:table-cell office:value-type="string" table:style-name="ce1">
              <text:p>5.2.1.2.3</text:p>
            </table:table-cell>
            <table:table-cell office:value-type="string" table:style-name="ce1">
              <text:p>NOM 202006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Junio 2020, - CASAL RIZZO MARIA DOLORES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6/2020</text:p>
            </table:table-cell>
            <table:table-cell office:value-type="string" table:style-name="ce1">
              <text:p>5.2.1.2.4</text:p>
            </table:table-cell>
            <table:table-cell office:value-type="string" table:style-name="ce1">
              <text:p>NOM 202006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Junio 2020, - CASAL RIZZO MARIA DOLORES</text:p>
            </table:table-cell>
            <table:table-cell office:value-type="float" office:value="33.33" table:style-name="ce1">
              <text:p>33,3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6/2020</text:p>
            </table:table-cell>
            <table:table-cell office:value-type="string" table:style-name="ce1">
              <text:p>5.2.1.2.5</text:p>
            </table:table-cell>
            <table:table-cell office:value-type="string" table:style-name="ce1">
              <text:p>NOM 202006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Junio 2020, - CASAL RIZZO MARIA DOLORES</text:p>
            </table:table-cell>
            <table:table-cell office:value-type="float" office:value="138.88999999999999" table:style-name="ce1">
              <text:p>138,89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6/2020</text:p>
            </table:table-cell>
            <table:table-cell office:value-type="string" table:style-name="ce1">
              <text:p>5.2.1.2.6</text:p>
            </table:table-cell>
            <table:table-cell office:value-type="string" table:style-name="ce1">
              <text:p>NOM 202006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Junio 2020, - CASAL RIZZO MARIA DOLORES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6/2020</text:p>
            </table:table-cell>
            <table:table-cell office:value-type="string" table:style-name="ce1">
              <text:p>5.2.1.2.9</text:p>
            </table:table-cell>
            <table:table-cell office:value-type="string" table:style-name="ce1">
              <text:p>NOM 202006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Junio 2020, - CASAL RIZZO MARIA DOLORES</text:p>
            </table:table-cell>
            <table:table-cell office:value-type="float" office:value="562.5" table:style-name="ce1">
              <text:p>562,5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7/2020</text:p>
            </table:table-cell>
            <table:table-cell office:value-type="string" table:style-name="ce1">
              <text:p>5.2.1.2.1</text:p>
            </table:table-cell>
            <table:table-cell office:value-type="string" table:style-name="ce1">
              <text:p>NOM 202007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Julio 2020, - CASAL RIZZO MARIA DOLORES</text:p>
            </table:table-cell>
            <table:table-cell office:value-type="float" office:value="2000" table:style-name="ce1">
              <text:p>20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7/2020</text:p>
            </table:table-cell>
            <table:table-cell office:value-type="string" table:style-name="ce1">
              <text:p>5.2.1.2.2</text:p>
            </table:table-cell>
            <table:table-cell office:value-type="string" table:style-name="ce1">
              <text:p>NOM 202007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Julio 2020, - CASAL RIZZO MARIA DOLORES</text:p>
            </table:table-cell>
            <table:table-cell office:value-type="float" office:value="243" table:style-name="ce1">
              <text:p>24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7/2020</text:p>
            </table:table-cell>
            <table:table-cell office:value-type="string" table:style-name="ce1">
              <text:p>5.2.1.2.3</text:p>
            </table:table-cell>
            <table:table-cell office:value-type="string" table:style-name="ce1">
              <text:p>NOM 202007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Julio 2020, - CASAL RIZZO MARIA DOLORES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7/2020</text:p>
            </table:table-cell>
            <table:table-cell office:value-type="string" table:style-name="ce1">
              <text:p>5.2.1.2.4</text:p>
            </table:table-cell>
            <table:table-cell office:value-type="string" table:style-name="ce1">
              <text:p>NOM 202007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Julio 2020, - CASAL RIZZO MARIA DOLORES</text:p>
            </table:table-cell>
            <table:table-cell office:value-type="float" office:value="33.33" table:style-name="ce1">
              <text:p>33,3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7/2020</text:p>
            </table:table-cell>
            <table:table-cell office:value-type="string" table:style-name="ce1">
              <text:p>5.2.1.2.5</text:p>
            </table:table-cell>
            <table:table-cell office:value-type="string" table:style-name="ce1">
              <text:p>NOM 202007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Julio 2020, - CASAL RIZZO MARIA DOLORES</text:p>
            </table:table-cell>
            <table:table-cell office:value-type="float" office:value="138.88999999999999" table:style-name="ce1">
              <text:p>138,89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7/2020</text:p>
            </table:table-cell>
            <table:table-cell office:value-type="string" table:style-name="ce1">
              <text:p>5.2.1.2.6</text:p>
            </table:table-cell>
            <table:table-cell office:value-type="string" table:style-name="ce1">
              <text:p>NOM 202007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Julio 2020, - CASAL RIZZO MARIA DOLORES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7/2020</text:p>
            </table:table-cell>
            <table:table-cell office:value-type="string" table:style-name="ce1">
              <text:p>5.2.1.2.9</text:p>
            </table:table-cell>
            <table:table-cell office:value-type="string" table:style-name="ce1">
              <text:p>NOM 202007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Julio 2020, - CASAL RIZZO MARIA DOLORES</text:p>
            </table:table-cell>
            <table:table-cell office:value-type="float" office:value="500" table:style-name="ce1">
              <text:p>5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8/2020</text:p>
            </table:table-cell>
            <table:table-cell office:value-type="string" table:style-name="ce1">
              <text:p>5.2.1.2.1</text:p>
            </table:table-cell>
            <table:table-cell office:value-type="string" table:style-name="ce1">
              <text:p>NOM 202008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Agosto 2020, - CASAL RIZZO MARIA DOLORES</text:p>
            </table:table-cell>
            <table:table-cell office:value-type="float" office:value="2000" table:style-name="ce1">
              <text:p>20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8/2020</text:p>
            </table:table-cell>
            <table:table-cell office:value-type="string" table:style-name="ce1">
              <text:p>5.2.1.2.2</text:p>
            </table:table-cell>
            <table:table-cell office:value-type="string" table:style-name="ce1">
              <text:p>NOM 202008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Agosto 2020, - CASAL RIZZO MARIA DOLORES</text:p>
            </table:table-cell>
            <table:table-cell office:value-type="float" office:value="243" table:style-name="ce1">
              <text:p>24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8/2020</text:p>
            </table:table-cell>
            <table:table-cell office:value-type="string" table:style-name="ce1">
              <text:p>5.2.1.2.3</text:p>
            </table:table-cell>
            <table:table-cell office:value-type="string" table:style-name="ce1">
              <text:p>NOM 202008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Agosto 2020, - CASAL RIZZO MARIA DOLORES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8/2020</text:p>
            </table:table-cell>
            <table:table-cell office:value-type="string" table:style-name="ce1">
              <text:p>5.2.1.2.4</text:p>
            </table:table-cell>
            <table:table-cell office:value-type="string" table:style-name="ce1">
              <text:p>NOM 202008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Agosto 2020, - CASAL RIZZO MARIA DOLORES</text:p>
            </table:table-cell>
            <table:table-cell office:value-type="float" office:value="33.33" table:style-name="ce1">
              <text:p>33,3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8/2020</text:p>
            </table:table-cell>
            <table:table-cell office:value-type="string" table:style-name="ce1">
              <text:p>5.2.1.2.5</text:p>
            </table:table-cell>
            <table:table-cell office:value-type="string" table:style-name="ce1">
              <text:p>NOM 202008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Agosto 2020, - CASAL RIZZO MARIA DOLORES</text:p>
            </table:table-cell>
            <table:table-cell office:value-type="float" office:value="138.88999999999999" table:style-name="ce1">
              <text:p>138,89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8/2020</text:p>
            </table:table-cell>
            <table:table-cell office:value-type="string" table:style-name="ce1">
              <text:p>5.2.1.2.6</text:p>
            </table:table-cell>
            <table:table-cell office:value-type="string" table:style-name="ce1">
              <text:p>NOM 202008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Agosto 2020, - CASAL RIZZO MARIA DOLORES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8/2020</text:p>
            </table:table-cell>
            <table:table-cell office:value-type="string" table:style-name="ce1">
              <text:p>5.2.1.2.9</text:p>
            </table:table-cell>
            <table:table-cell office:value-type="string" table:style-name="ce1">
              <text:p>NOM 202008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Agosto 2020, - CASAL RIZZO MARIA DOLORES</text:p>
            </table:table-cell>
            <table:table-cell office:value-type="float" office:value="500" table:style-name="ce1">
              <text:p>5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9/2020</text:p>
            </table:table-cell>
            <table:table-cell office:value-type="string" table:style-name="ce1">
              <text:p>5.2.1.2.1</text:p>
            </table:table-cell>
            <table:table-cell office:value-type="string" table:style-name="ce1">
              <text:p>NOM 202009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Septiembre 2020, - CASAL RIZZO MARIA DOLORES</text:p>
            </table:table-cell>
            <table:table-cell office:value-type="float" office:value="2000" table:style-name="ce1">
              <text:p>20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9/2020</text:p>
            </table:table-cell>
            <table:table-cell office:value-type="string" table:style-name="ce1">
              <text:p>5.2.1.2.2</text:p>
            </table:table-cell>
            <table:table-cell office:value-type="string" table:style-name="ce1">
              <text:p>NOM 202009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Septiembre 2020, - CASAL RIZZO MARIA DOLORES</text:p>
            </table:table-cell>
            <table:table-cell office:value-type="float" office:value="243" table:style-name="ce1">
              <text:p>24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9/2020</text:p>
            </table:table-cell>
            <table:table-cell office:value-type="string" table:style-name="ce1">
              <text:p>5.2.1.2.3</text:p>
            </table:table-cell>
            <table:table-cell office:value-type="string" table:style-name="ce1">
              <text:p>NOM 202009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Septiembre 2020, - CASAL RIZZO MARIA DOLORES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9/2020</text:p>
            </table:table-cell>
            <table:table-cell office:value-type="string" table:style-name="ce1">
              <text:p>5.2.1.2.4</text:p>
            </table:table-cell>
            <table:table-cell office:value-type="string" table:style-name="ce1">
              <text:p>NOM 202009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Septiembre 2020, - CASAL RIZZO MARIA DOLORES</text:p>
            </table:table-cell>
            <table:table-cell office:value-type="float" office:value="33.33" table:style-name="ce1">
              <text:p>33,3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9/2020</text:p>
            </table:table-cell>
            <table:table-cell office:value-type="string" table:style-name="ce1">
              <text:p>5.2.1.2.5</text:p>
            </table:table-cell>
            <table:table-cell office:value-type="string" table:style-name="ce1">
              <text:p>NOM 202009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Septiembre 2020, - CASAL RIZZO MARIA DOLORES</text:p>
            </table:table-cell>
            <table:table-cell office:value-type="float" office:value="138.88999999999999" table:style-name="ce1">
              <text:p>138,89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9/2020</text:p>
            </table:table-cell>
            <table:table-cell office:value-type="string" table:style-name="ce1">
              <text:p>5.2.1.2.6</text:p>
            </table:table-cell>
            <table:table-cell office:value-type="string" table:style-name="ce1">
              <text:p>NOM 202009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Septiembre 2020, - CASAL RIZZO MARIA DOLORES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9/2020</text:p>
            </table:table-cell>
            <table:table-cell office:value-type="string" table:style-name="ce1">
              <text:p>5.2.1.2.9</text:p>
            </table:table-cell>
            <table:table-cell office:value-type="string" table:style-name="ce1">
              <text:p>NOM 202009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Septiembre 2020, - CASAL RIZZO MARIA DOLORES</text:p>
            </table:table-cell>
            <table:table-cell office:value-type="float" office:value="500" table:style-name="ce1">
              <text:p>5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10/2020</text:p>
            </table:table-cell>
            <table:table-cell office:value-type="string" table:style-name="ce1">
              <text:p>5.1.1.1</text:p>
            </table:table-cell>
            <table:table-cell office:value-type="string" table:style-name="ce1">
              <text:p>NOM 202010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Octubre 2020, - CASAL RIZZO MARIA DOLORES</text:p>
            </table:table-cell>
            <table:table-cell office:value-type="float" office:value="1000" table:style-name="ce1">
              <text:p>10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10/2020</text:p>
            </table:table-cell>
            <table:table-cell office:value-type="string" table:style-name="ce1">
              <text:p>5.1.5.5</text:p>
            </table:table-cell>
            <table:table-cell office:value-type="string" table:style-name="ce1">
              <text:p>NOM 202010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Octubre 2020, - CASAL RIZZO MARIA DOLORES</text:p>
            </table:table-cell>
            <table:table-cell office:value-type="float" office:value="250" table:style-name="ce1">
              <text:p>25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10/2020</text:p>
            </table:table-cell>
            <table:table-cell office:value-type="string" table:style-name="ce1">
              <text:p>5.2.1.2.1</text:p>
            </table:table-cell>
            <table:table-cell office:value-type="string" table:style-name="ce1">
              <text:p>NOM 202010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Octubre 2020, - CASAL RIZZO MARIA DOLORES</text:p>
            </table:table-cell>
            <table:table-cell office:value-type="float" office:value="1000" table:style-name="ce1">
              <text:p>10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10/2020</text:p>
            </table:table-cell>
            <table:table-cell office:value-type="string" table:style-name="ce1">
              <text:p>5.2.1.2.2</text:p>
            </table:table-cell>
            <table:table-cell office:value-type="string" table:style-name="ce1">
              <text:p>NOM 202010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Octubre 2020, - CASAL RIZZO MARIA DOLORES</text:p>
            </table:table-cell>
            <table:table-cell office:value-type="float" office:value="243" table:style-name="ce1">
              <text:p>24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10/2020</text:p>
            </table:table-cell>
            <table:table-cell office:value-type="string" table:style-name="ce1">
              <text:p>5.2.1.2.3</text:p>
            </table:table-cell>
            <table:table-cell office:value-type="string" table:style-name="ce1">
              <text:p>NOM 202010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Octubre 2020, - CASAL RIZZO MARIA DOLORES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10/2020</text:p>
            </table:table-cell>
            <table:table-cell office:value-type="string" table:style-name="ce1">
              <text:p>5.2.1.2.4</text:p>
            </table:table-cell>
            <table:table-cell office:value-type="string" table:style-name="ce1">
              <text:p>NOM 202010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Octubre 2020, - CASAL RIZZO MARIA DOLORES</text:p>
            </table:table-cell>
            <table:table-cell office:value-type="float" office:value="33.33" table:style-name="ce1">
              <text:p>33,3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10/2020</text:p>
            </table:table-cell>
            <table:table-cell office:value-type="string" table:style-name="ce1">
              <text:p>5.2.1.2.5</text:p>
            </table:table-cell>
            <table:table-cell office:value-type="string" table:style-name="ce1">
              <text:p>NOM 202010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Octubre 2020, - CASAL RIZZO MARIA DOLORES</text:p>
            </table:table-cell>
            <table:table-cell office:value-type="float" office:value="138.88999999999999" table:style-name="ce1">
              <text:p>138,89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10/2020</text:p>
            </table:table-cell>
            <table:table-cell office:value-type="string" table:style-name="ce1">
              <text:p>5.2.1.2.6</text:p>
            </table:table-cell>
            <table:table-cell office:value-type="string" table:style-name="ce1">
              <text:p>NOM 202010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Octubre 2020, - CASAL RIZZO MARIA DOLORES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10/2020</text:p>
            </table:table-cell>
            <table:table-cell office:value-type="string" table:style-name="ce1">
              <text:p>5.2.1.2.9</text:p>
            </table:table-cell>
            <table:table-cell office:value-type="string" table:style-name="ce1">
              <text:p>NOM 202010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Octubre 2020, - CASAL RIZZO MARIA DOLORES</text:p>
            </table:table-cell>
            <table:table-cell office:value-type="float" office:value="250" table:style-name="ce1">
              <text:p>25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11/2020</text:p>
            </table:table-cell>
            <table:table-cell office:value-type="string" table:style-name="ce1">
              <text:p>5.1.1.1</text:p>
            </table:table-cell>
            <table:table-cell office:value-type="string" table:style-name="ce1">
              <text:p>NOM 202011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Noviembre 2020, - CASAL RIZZO MARIA DOLORES</text:p>
            </table:table-cell>
            <table:table-cell office:value-type="float" office:value="2000" table:style-name="ce1">
              <text:p>20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11/2020</text:p>
            </table:table-cell>
            <table:table-cell office:value-type="string" table:style-name="ce1">
              <text:p>5.1.5.5</text:p>
            </table:table-cell>
            <table:table-cell office:value-type="string" table:style-name="ce1">
              <text:p>NOM 202011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Noviembre 2020, - CASAL RIZZO MARIA DOLORES</text:p>
            </table:table-cell>
            <table:table-cell office:value-type="float" office:value="500" table:style-name="ce1">
              <text:p>5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11/2020</text:p>
            </table:table-cell>
            <table:table-cell office:value-type="string" table:style-name="ce1">
              <text:p>5.2.1.2.2</text:p>
            </table:table-cell>
            <table:table-cell office:value-type="string" table:style-name="ce1">
              <text:p>NOM 202011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Noviembre 2020, - CASAL RIZZO MARIA DOLORES</text:p>
            </table:table-cell>
            <table:table-cell office:value-type="float" office:value="243" table:style-name="ce1">
              <text:p>24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11/2020</text:p>
            </table:table-cell>
            <table:table-cell office:value-type="string" table:style-name="ce1">
              <text:p>5.2.1.2.3</text:p>
            </table:table-cell>
            <table:table-cell office:value-type="string" table:style-name="ce1">
              <text:p>NOM 202011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Noviembre 2020, - CASAL RIZZO MARIA DOLORES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11/2020</text:p>
            </table:table-cell>
            <table:table-cell office:value-type="string" table:style-name="ce1">
              <text:p>5.2.1.2.4</text:p>
            </table:table-cell>
            <table:table-cell office:value-type="string" table:style-name="ce1">
              <text:p>NOM 202011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Noviembre 2020, - CASAL RIZZO MARIA DOLORES</text:p>
            </table:table-cell>
            <table:table-cell office:value-type="float" office:value="33.33" table:style-name="ce1">
              <text:p>33,3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11/2020</text:p>
            </table:table-cell>
            <table:table-cell office:value-type="string" table:style-name="ce1">
              <text:p>5.2.1.2.5</text:p>
            </table:table-cell>
            <table:table-cell office:value-type="string" table:style-name="ce1">
              <text:p>NOM 202011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Noviembre 2020, - CASAL RIZZO MARIA DOLORES</text:p>
            </table:table-cell>
            <table:table-cell office:value-type="float" office:value="138.88999999999999" table:style-name="ce1">
              <text:p>138,89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11/2020</text:p>
            </table:table-cell>
            <table:table-cell office:value-type="string" table:style-name="ce1">
              <text:p>5.2.1.2.6</text:p>
            </table:table-cell>
            <table:table-cell office:value-type="string" table:style-name="ce1">
              <text:p>NOM 202011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Noviembre 2020, - CASAL RIZZO MARIA DOLORES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12/2020</text:p>
            </table:table-cell>
            <table:table-cell office:value-type="string" table:style-name="ce1">
              <text:p>5.1.1.1</text:p>
            </table:table-cell>
            <table:table-cell office:value-type="string" table:style-name="ce1">
              <text:p>NOM 202012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Diciembre 2020, - CASAL RIZZO MARIA DOLORES</text:p>
            </table:table-cell>
            <table:table-cell office:value-type="float" office:value="2000" table:style-name="ce1">
              <text:p>20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12/2020</text:p>
            </table:table-cell>
            <table:table-cell office:value-type="string" table:style-name="ce1">
              <text:p>5.1.5.5</text:p>
            </table:table-cell>
            <table:table-cell office:value-type="string" table:style-name="ce1">
              <text:p>NOM 202012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Diciembre 2020, - CASAL RIZZO MARIA DOLORES</text:p>
            </table:table-cell>
            <table:table-cell office:value-type="float" office:value="500" table:style-name="ce1">
              <text:p>5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12/2020</text:p>
            </table:table-cell>
            <table:table-cell office:value-type="string" table:style-name="ce1">
              <text:p>5.2.1.2.2</text:p>
            </table:table-cell>
            <table:table-cell office:value-type="string" table:style-name="ce1">
              <text:p>NOM 202012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Diciembre 2020, - CASAL RIZZO MARIA DOLORES</text:p>
            </table:table-cell>
            <table:table-cell office:value-type="float" office:value="243" table:style-name="ce1">
              <text:p>24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12/2020</text:p>
            </table:table-cell>
            <table:table-cell office:value-type="string" table:style-name="ce1">
              <text:p>5.2.1.2.3</text:p>
            </table:table-cell>
            <table:table-cell office:value-type="string" table:style-name="ce1">
              <text:p>NOM 202012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Diciembre 2020, - CASAL RIZZO MARIA DOLORES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12/2020</text:p>
            </table:table-cell>
            <table:table-cell office:value-type="string" table:style-name="ce1">
              <text:p>5.2.1.2.4</text:p>
            </table:table-cell>
            <table:table-cell office:value-type="string" table:style-name="ce1">
              <text:p>NOM 202012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Diciembre 2020, - CASAL RIZZO MARIA DOLORES</text:p>
            </table:table-cell>
            <table:table-cell office:value-type="float" office:value="33.33" table:style-name="ce1">
              <text:p>33,3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12/2020</text:p>
            </table:table-cell>
            <table:table-cell office:value-type="string" table:style-name="ce1">
              <text:p>5.2.1.2.5</text:p>
            </table:table-cell>
            <table:table-cell office:value-type="string" table:style-name="ce1">
              <text:p>NOM 202012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Diciembre 2020, - CASAL RIZZO MARIA DOLORES</text:p>
            </table:table-cell>
            <table:table-cell office:value-type="float" office:value="144.44" table:style-name="ce1">
              <text:p>144,44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12/2020</text:p>
            </table:table-cell>
            <table:table-cell office:value-type="string" table:style-name="ce1">
              <text:p>5.2.1.2.6</text:p>
            </table:table-cell>
            <table:table-cell office:value-type="string" table:style-name="ce1">
              <text:p>NOM 202012000001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CASAL RIZZO MARIA DOLORES</text:p>
            </table:table-cell>
            <table:table-cell office:value-type="string" table:style-name="ce1">
              <text:p>Registro de sueldos y provisión de beneficios sociales Diciembre 2020, - CASAL RIZZO MARIA DOLORES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</table:table-row-group>
        <table:table-row table:style-name="ro2">
          <table:table-cell office:value-type="string" table:style-name="ce1">
            <text:p>22/05/2020</text:p>
          </table:table-cell>
          <table:table-cell office:value-type="string" table:style-name="ce1">
            <text:p>5.2.1.2.26</text:p>
          </table:table-cell>
          <table:table-cell office:value-type="string" table:style-name="ce1">
            <text:p>EGR 202005000852</text:p>
          </table:table-cell>
          <table:table-cell office:value-type="string" table:style-name="ce1">
            <text:p>Transf. # BANCO</text:p>
          </table:table-cell>
          <table:table-cell office:value-type="string" table:style-name="ce1">
            <text:p>0908955701001</text:p>
          </table:table-cell>
          <table:table-cell office:value-type="string" table:style-name="ce1">
            <text:p>CASAL RIZZO MARIA DOLORES</text:p>
          </table:table-cell>
          <table:table-cell office:value-type="string" table:style-name="ce1">
            <text:p>PAGO 1.5 X MIL CEP 495252 AÑO 2019</text:p>
          </table:table-cell>
          <table:table-cell office:value-type="float" office:value="975.78" table:style-name="ce1">
            <text:p>975,78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float" office:value="40026.569999999985" table:formula="of:=SUM([.H2:.H89])" table:style-name="ce1">
            <text:p>40026,57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13">
            <text:p>Resumen Nomina</text:p>
          </table:table-cell>
          <table:table-cell table:style-name="ce16"/>
          <table:table-cell table:number-columns-repeated="2" table:style-name="ce1"/>
          <table:table-cell office:value-type="string" table:style-name="ce17">
            <text:p>RESUMEN</text:p>
          </table:table-cell>
          <table:table-cell table:style-name="ce18"/>
          <table:table-cell table:number-columns-repeated="16376"/>
        </table:table-row>
        <table:table-row table:style-name="ro2">
          <table:table-cell table:number-columns-repeated="2" table:style-name="ce1"/>
          <table:table-cell office:value-type="string" table:style-name="ce17">
            <text:p>Enero</text:p>
          </table:table-cell>
          <table:table-cell office:value-type="float" office:value="3248.58" table:formula="of:=SUM([.H2:.H8])" table:style-name="ce18">
            <text:p>3248,58</text:p>
          </table:table-cell>
          <table:table-cell table:number-columns-repeated="2" table:style-name="ce1"/>
          <table:table-cell office:value-type="string" table:style-name="ce19">
            <text:p>Nomina</text:p>
          </table:table-cell>
          <table:table-cell office:value-type="float" office:value="39050.79" table:formula="of:=[.D106]" table:style-name="ce20">
            <text:p>39050,79</text:p>
          </table:table-cell>
          <table:table-cell table:number-columns-repeated="16376"/>
        </table:table-row>
        <table:table-row table:style-name="ro2">
          <table:table-cell table:number-columns-repeated="2" table:style-name="ce1"/>
          <table:table-cell office:value-type="string" table:style-name="ce19">
            <text:p>Febrero</text:p>
          </table:table-cell>
          <table:table-cell office:value-type="float" office:value="3248.56" table:formula="of:=SUM([.H9:.H15])" table:style-name="ce20">
            <text:p>3248,56</text:p>
          </table:table-cell>
          <table:table-cell table:number-columns-repeated="2" table:style-name="ce1"/>
          <table:table-cell office:value-type="string" table:style-name="ce19">
            <text:p>Facturas por honorarios profesionales</text:p>
          </table:table-cell>
          <table:table-cell office:value-type="float" office:value="0" table:style-name="ce21">
            <text:p>0,00</text:p>
          </table:table-cell>
          <table:table-cell table:number-columns-repeated="16376"/>
        </table:table-row>
        <table:table-row table:style-name="ro2">
          <table:table-cell table:number-columns-repeated="2" table:style-name="ce1"/>
          <table:table-cell office:value-type="string" table:style-name="ce19">
            <text:p>Marzo</text:p>
          </table:table-cell>
          <table:table-cell office:value-type="float" office:value="3248.56" table:formula="of:=SUM([.H16:.H22])" table:style-name="ce20">
            <text:p>3248,56</text:p>
          </table:table-cell>
          <table:table-cell table:number-columns-repeated="2" table:style-name="ce1"/>
          <table:table-cell office:value-type="string" table:style-name="ce19">
            <text:p>Otros conceptos</text:p>
          </table:table-cell>
          <table:table-cell office:value-type="float" office:value="975.78" table:formula="of:=[.H88]" table:style-name="ce22">
            <text:p>975,78</text:p>
          </table:table-cell>
          <table:table-cell table:number-columns-repeated="16376"/>
        </table:table-row>
        <table:table-row table:style-name="ro2">
          <table:table-cell table:number-columns-repeated="2"/>
          <table:table-cell office:value-type="string" table:style-name="ce19">
            <text:p>Abril</text:p>
          </table:table-cell>
          <table:table-cell office:value-type="float" office:value="3248.56" table:formula="of:=SUM([.H23:.H29])" table:style-name="ce20">
            <text:p>3248,56</text:p>
          </table:table-cell>
          <table:table-cell table:number-columns-repeated="2" table:style-name="ce1"/>
          <table:table-cell office:value-type="string" table:style-name="ce23">
            <text:p>TOTAL</text:p>
          </table:table-cell>
          <table:table-cell office:value-type="float" office:value="40026.57" table:formula="of:=[.H94]+[.H95]+[.H96]" table:style-name="ce24">
            <text:p>40.026,57</text:p>
          </table:table-cell>
          <table:table-cell table:number-columns-repeated="16376"/>
        </table:table-row>
        <table:table-row table:style-name="ro2">
          <table:table-cell table:number-columns-repeated="2"/>
          <table:table-cell office:value-type="string" table:style-name="ce19">
            <text:p>Mayo</text:p>
          </table:table-cell>
          <table:table-cell office:value-type="float" office:value="3248.56" table:formula="of:=SUM([.H30:.H36])" table:style-name="ce20">
            <text:p>3248,56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office:value-type="string" table:style-name="ce19">
            <text:p>Junio</text:p>
          </table:table-cell>
          <table:table-cell office:value-type="float" office:value="3311.06" table:formula="of:=SUM([.H37:.H43])" table:style-name="ce20">
            <text:p>3311,06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office:value-type="string" table:style-name="ce19">
            <text:p>Julio</text:p>
          </table:table-cell>
          <table:table-cell office:value-type="float" office:value="3248.56" table:formula="of:=SUM([.H44:.H50])" table:style-name="ce20">
            <text:p>3248,56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office:value-type="string" table:style-name="ce19">
            <text:p>Agosto</text:p>
          </table:table-cell>
          <table:table-cell office:value-type="float" office:value="3248.56" table:formula="of:=SUM([.H51:.H57])" table:style-name="ce20">
            <text:p>3248,56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office:value-type="string" table:style-name="ce19">
            <text:p>Septiembre</text:p>
          </table:table-cell>
          <table:table-cell office:value-type="float" office:value="3248.56" table:formula="of:=SUM([.H58:.H64])" table:style-name="ce20">
            <text:p>3248,56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office:value-type="string" table:style-name="ce19">
            <text:p>Octubre</text:p>
          </table:table-cell>
          <table:table-cell office:value-type="float" office:value="3248.56" table:formula="of:=SUM([.H65:.H73])" table:style-name="ce20">
            <text:p>3248,56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office:value-type="string" table:style-name="ce19">
            <text:p>Noviembre</text:p>
          </table:table-cell>
          <table:table-cell office:value-type="float" office:value="3248.56" table:formula="of:=SUM([.H74:.H80])" table:style-name="ce20">
            <text:p>3248,56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office:value-type="string" table:style-name="ce23">
            <text:p>Diciembre</text:p>
          </table:table-cell>
          <table:table-cell office:value-type="float" office:value="3254.11" table:formula="of:=SUM([.H81:.H87])" table:style-name="ce25">
            <text:p>3254,11</text:p>
          </table:table-cell>
          <table:table-cell table:number-columns-repeated="16380" table:style-name="ce1"/>
        </table:table-row>
        <table:table-row table:style-name="ro2">
          <table:table-cell table:number-columns-repeated="2"/>
          <table:table-cell office:value-type="string" table:style-name="ce13">
            <text:p>Total</text:p>
          </table:table-cell>
          <table:table-cell office:value-type="float" office:value="39050.79" table:formula="of:=SUM([.D94:.D105])" table:style-name="ce26">
            <text:p>39050,79</text:p>
          </table:table-cell>
          <table:table-cell table:number-columns-repeated="16380" table:style-name="ce1"/>
        </table:table-row>
        <table:table-row table:number-rows-repeated="1048470" table:style-name="ro2">
          <table:table-cell table:number-columns-repeated="16384"/>
        </table:table-row>
      </table:table>
      <table:table table:name="MPC" table:style-name="ta2">
        <table:table-column table:style-name="co9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27"/>
        <table:table-column table:style-name="co24" table:default-cell-style-name="ce1"/>
        <table:table-column table:style-name="co25" table:default-cell-style-name="ce1"/>
        <table:table-column table:style-name="co26" table:number-columns-repeated="1012" table:default-cell-style-name="ce1"/>
        <table:table-column table:style-name="co8" table:number-columns-repeated="15364" table:default-cell-style-name="ce1"/>
        <table:table-row table:style-name="ro1">
          <table:table-cell office:value-type="string" table:style-name="ce15">
            <text:p>Fecha</text:p>
          </table:table-cell>
          <table:table-cell office:value-type="string" table:style-name="ce15">
            <text:p>Código</text:p>
          </table:table-cell>
          <table:table-cell office:value-type="string" table:style-name="ce15">
            <text:p>Asiento</text:p>
          </table:table-cell>
          <table:table-cell office:value-type="string" table:style-name="ce15">
            <text:p>Documento</text:p>
          </table:table-cell>
          <table:table-cell office:value-type="string" table:style-name="ce15">
            <text:p>Identificación</text:p>
          </table:table-cell>
          <table:table-cell office:value-type="string" table:style-name="ce15">
            <text:p>Persona</text:p>
          </table:table-cell>
          <table:table-cell office:value-type="string" table:style-name="ce15">
            <text:p>Descripción</text:p>
          </table:table-cell>
          <table:table-cell office:value-type="string" table:style-name="ce15">
            <text:p>Debe</text:p>
          </table:table-cell>
          <table:table-cell table:number-columns-repeated="16376" table:style-name="ce15"/>
        </table:table-row>
        <table:table-row table:style-name="ro2">
          <table:table-cell office:value-type="string" table:style-name="ce1">
            <text:p>19/02/2020</text:p>
          </table:table-cell>
          <table:table-cell office:value-type="string" table:style-name="ce1">
            <text:p>5.1.5.4</text:p>
          </table:table-cell>
          <table:table-cell office:value-type="string" table:style-name="ce1">
            <text:p>COM 202002000384</text:p>
          </table:table-cell>
          <table:table-cell office:value-type="string" table:style-name="ce1">
            <text:p>FAC 001-001-000000708</text:p>
          </table:table-cell>
          <table:table-cell office:value-type="string" table:style-name="ce1">
            <text:p>0908955693001</text:p>
          </table:table-cell>
          <table:table-cell office:value-type="string" table:style-name="ce1">
            <text:p>PAULA CASAL</text:p>
          </table:table-cell>
          <table:table-cell office:value-type="string" table:style-name="ce1">
            <text:p>FC 708 PAULA CASAL</text:p>
          </table:table-cell>
          <table:table-cell office:value-type="float" office:value="22.32" table:style-name="ce1">
            <text:p>22,32</text:p>
          </table:table-cell>
          <table:table-cell table:number-columns-repeated="16376"/>
        </table:table-row>
        <table:table-row-group table:display="false">
          <table:table-row table:style-name="ro2" table:visibility="collapse">
            <table:table-cell office:value-type="string" table:style-name="ce1">
              <text:p>31/01/2020</text:p>
            </table:table-cell>
            <table:table-cell office:value-type="string" table:style-name="ce1">
              <text:p>5.1.1.1</text:p>
            </table:table-cell>
            <table:table-cell office:value-type="string" table:style-name="ce1">
              <text:p>NOM 202001000014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Enero 2020, - PAULA CASAL</text:p>
            </table:table-cell>
            <table:table-cell office:value-type="float" office:value="2000" table:style-name="ce1">
              <text:p>20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1/2020</text:p>
            </table:table-cell>
            <table:table-cell office:value-type="string" table:style-name="ce1">
              <text:p>5.1.1.12</text:p>
            </table:table-cell>
            <table:table-cell office:value-type="string" table:style-name="ce1">
              <text:p>NOM 202001000014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Enero 2020, - PAULA CASAL</text:p>
            </table:table-cell>
            <table:table-cell office:value-type="float" office:value="500" table:style-name="ce1">
              <text:p>5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1/2020</text:p>
            </table:table-cell>
            <table:table-cell office:value-type="string" table:style-name="ce1">
              <text:p>5.1.1.2</text:p>
            </table:table-cell>
            <table:table-cell office:value-type="string" table:style-name="ce1">
              <text:p>NOM 202001000014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Enero 2020, - PAULA CASAL</text:p>
            </table:table-cell>
            <table:table-cell office:value-type="float" office:value="243.01" table:style-name="ce1">
              <text:p>243,01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1/2020</text:p>
            </table:table-cell>
            <table:table-cell office:value-type="string" table:style-name="ce1">
              <text:p>5.1.1.3</text:p>
            </table:table-cell>
            <table:table-cell office:value-type="string" table:style-name="ce1">
              <text:p>NOM 202001000014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Enero 2020, - PAULA CASAL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1/2020</text:p>
            </table:table-cell>
            <table:table-cell office:value-type="string" table:style-name="ce1">
              <text:p>5.1.1.4</text:p>
            </table:table-cell>
            <table:table-cell office:value-type="string" table:style-name="ce1">
              <text:p>NOM 202001000014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Enero 2020, - PAULA CASAL</text:p>
            </table:table-cell>
            <table:table-cell office:value-type="float" office:value="33.33" table:style-name="ce1">
              <text:p>33,3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1/2020</text:p>
            </table:table-cell>
            <table:table-cell office:value-type="string" table:style-name="ce1">
              <text:p>5.1.1.5</text:p>
            </table:table-cell>
            <table:table-cell office:value-type="string" table:style-name="ce1">
              <text:p>NOM 202001000014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Enero 2020, - PAULA CASAL</text:p>
            </table:table-cell>
            <table:table-cell office:value-type="float" office:value="133.34" table:style-name="ce1">
              <text:p>133,34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1/2020</text:p>
            </table:table-cell>
            <table:table-cell office:value-type="string" table:style-name="ce1">
              <text:p>5.1.1.6</text:p>
            </table:table-cell>
            <table:table-cell office:value-type="string" table:style-name="ce1">
              <text:p>NOM 202001000014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Enero 2020, - PAULA CASAL</text:p>
            </table:table-cell>
            <table:table-cell office:value-type="float" office:value="166.68" table:style-name="ce1">
              <text:p>166,68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29/02/2020</text:p>
            </table:table-cell>
            <table:table-cell office:value-type="string" table:style-name="ce1">
              <text:p>5.1.1.1</text:p>
            </table:table-cell>
            <table:table-cell office:value-type="string" table:style-name="ce1">
              <text:p>NOM 202002000014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Febrero 2020, - PAULA CASAL</text:p>
            </table:table-cell>
            <table:table-cell office:value-type="float" office:value="2000" table:style-name="ce1">
              <text:p>20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29/02/2020</text:p>
            </table:table-cell>
            <table:table-cell office:value-type="string" table:style-name="ce1">
              <text:p>5.1.1.12</text:p>
            </table:table-cell>
            <table:table-cell office:value-type="string" table:style-name="ce1">
              <text:p>NOM 202002000014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Febrero 2020, - PAULA CASAL</text:p>
            </table:table-cell>
            <table:table-cell office:value-type="float" office:value="500" table:style-name="ce1">
              <text:p>5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29/02/2020</text:p>
            </table:table-cell>
            <table:table-cell office:value-type="string" table:style-name="ce1">
              <text:p>5.1.1.2</text:p>
            </table:table-cell>
            <table:table-cell office:value-type="string" table:style-name="ce1">
              <text:p>NOM 202002000014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Febrero 2020, - PAULA CASAL</text:p>
            </table:table-cell>
            <table:table-cell office:value-type="float" office:value="243" table:style-name="ce1">
              <text:p>24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29/02/2020</text:p>
            </table:table-cell>
            <table:table-cell office:value-type="string" table:style-name="ce1">
              <text:p>5.1.1.3</text:p>
            </table:table-cell>
            <table:table-cell office:value-type="string" table:style-name="ce1">
              <text:p>NOM 202002000014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Febrero 2020, - PAULA CASAL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29/02/2020</text:p>
            </table:table-cell>
            <table:table-cell office:value-type="string" table:style-name="ce1">
              <text:p>5.1.1.4</text:p>
            </table:table-cell>
            <table:table-cell office:value-type="string" table:style-name="ce1">
              <text:p>NOM 202002000014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Febrero 2020, - PAULA CASAL</text:p>
            </table:table-cell>
            <table:table-cell office:value-type="float" office:value="33.33" table:style-name="ce1">
              <text:p>33,3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29/02/2020</text:p>
            </table:table-cell>
            <table:table-cell office:value-type="string" table:style-name="ce1">
              <text:p>5.1.1.5</text:p>
            </table:table-cell>
            <table:table-cell office:value-type="string" table:style-name="ce1">
              <text:p>NOM 202002000014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Febrero 2020, - PAULA CASAL</text:p>
            </table:table-cell>
            <table:table-cell office:value-type="float" office:value="133.33000000000001" table:style-name="ce1">
              <text:p>133,3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29/02/2020</text:p>
            </table:table-cell>
            <table:table-cell office:value-type="string" table:style-name="ce1">
              <text:p>5.1.1.6</text:p>
            </table:table-cell>
            <table:table-cell office:value-type="string" table:style-name="ce1">
              <text:p>NOM 202002000014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Febrero 2020, - PAULA CASAL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3/2020</text:p>
            </table:table-cell>
            <table:table-cell office:value-type="string" table:style-name="ce1">
              <text:p>5.1.1.1</text:p>
            </table:table-cell>
            <table:table-cell office:value-type="string" table:style-name="ce1">
              <text:p>NOM 202003000013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Marzo 2020, - PAULA CASAL</text:p>
            </table:table-cell>
            <table:table-cell office:value-type="float" office:value="2000" table:style-name="ce1">
              <text:p>20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3/2020</text:p>
            </table:table-cell>
            <table:table-cell office:value-type="string" table:style-name="ce1">
              <text:p>5.1.1.12</text:p>
            </table:table-cell>
            <table:table-cell office:value-type="string" table:style-name="ce1">
              <text:p>NOM 202003000013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Marzo 2020, - PAULA CASAL</text:p>
            </table:table-cell>
            <table:table-cell office:value-type="float" office:value="500" table:style-name="ce1">
              <text:p>5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3/2020</text:p>
            </table:table-cell>
            <table:table-cell office:value-type="string" table:style-name="ce1">
              <text:p>5.1.1.2</text:p>
            </table:table-cell>
            <table:table-cell office:value-type="string" table:style-name="ce1">
              <text:p>NOM 202003000013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Marzo 2020, - PAULA CASAL</text:p>
            </table:table-cell>
            <table:table-cell office:value-type="float" office:value="243" table:style-name="ce1">
              <text:p>24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3/2020</text:p>
            </table:table-cell>
            <table:table-cell office:value-type="string" table:style-name="ce1">
              <text:p>5.1.1.3</text:p>
            </table:table-cell>
            <table:table-cell office:value-type="string" table:style-name="ce1">
              <text:p>NOM 202003000013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Marzo 2020, - PAULA CASAL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3/2020</text:p>
            </table:table-cell>
            <table:table-cell office:value-type="string" table:style-name="ce1">
              <text:p>5.1.1.4</text:p>
            </table:table-cell>
            <table:table-cell office:value-type="string" table:style-name="ce1">
              <text:p>NOM 202003000013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Marzo 2020, - PAULA CASAL</text:p>
            </table:table-cell>
            <table:table-cell office:value-type="float" office:value="33.33" table:style-name="ce1">
              <text:p>33,3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3/2020</text:p>
            </table:table-cell>
            <table:table-cell office:value-type="string" table:style-name="ce1">
              <text:p>5.1.1.5</text:p>
            </table:table-cell>
            <table:table-cell office:value-type="string" table:style-name="ce1">
              <text:p>NOM 202003000013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Marzo 2020, - PAULA CASAL</text:p>
            </table:table-cell>
            <table:table-cell office:value-type="float" office:value="133.33000000000001" table:style-name="ce1">
              <text:p>133,3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3/2020</text:p>
            </table:table-cell>
            <table:table-cell office:value-type="string" table:style-name="ce1">
              <text:p>5.1.1.6</text:p>
            </table:table-cell>
            <table:table-cell office:value-type="string" table:style-name="ce1">
              <text:p>NOM 202003000013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Marzo 2020, - PAULA CASAL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4/2020</text:p>
            </table:table-cell>
            <table:table-cell office:value-type="string" table:style-name="ce1">
              <text:p>5.1.1.1</text:p>
            </table:table-cell>
            <table:table-cell office:value-type="string" table:style-name="ce1">
              <text:p>NOM 202004000013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Abril 2020, - PAULA CASAL</text:p>
            </table:table-cell>
            <table:table-cell office:value-type="float" office:value="2000" table:style-name="ce1">
              <text:p>20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4/2020</text:p>
            </table:table-cell>
            <table:table-cell office:value-type="string" table:style-name="ce1">
              <text:p>5.1.1.12</text:p>
            </table:table-cell>
            <table:table-cell office:value-type="string" table:style-name="ce1">
              <text:p>NOM 202004000013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Abril 2020, - PAULA CASAL</text:p>
            </table:table-cell>
            <table:table-cell office:value-type="float" office:value="500" table:style-name="ce1">
              <text:p>5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4/2020</text:p>
            </table:table-cell>
            <table:table-cell office:value-type="string" table:style-name="ce1">
              <text:p>5.1.1.2</text:p>
            </table:table-cell>
            <table:table-cell office:value-type="string" table:style-name="ce1">
              <text:p>NOM 202004000013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Abril 2020, - PAULA CASAL</text:p>
            </table:table-cell>
            <table:table-cell office:value-type="float" office:value="243" table:style-name="ce1">
              <text:p>24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4/2020</text:p>
            </table:table-cell>
            <table:table-cell office:value-type="string" table:style-name="ce1">
              <text:p>5.1.1.3</text:p>
            </table:table-cell>
            <table:table-cell office:value-type="string" table:style-name="ce1">
              <text:p>NOM 202004000013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Abril 2020, - PAULA CASAL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4/2020</text:p>
            </table:table-cell>
            <table:table-cell office:value-type="string" table:style-name="ce1">
              <text:p>5.1.1.4</text:p>
            </table:table-cell>
            <table:table-cell office:value-type="string" table:style-name="ce1">
              <text:p>NOM 202004000013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Abril 2020, - PAULA CASAL</text:p>
            </table:table-cell>
            <table:table-cell office:value-type="float" office:value="33.33" table:style-name="ce1">
              <text:p>33,3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4/2020</text:p>
            </table:table-cell>
            <table:table-cell office:value-type="string" table:style-name="ce1">
              <text:p>5.1.1.5</text:p>
            </table:table-cell>
            <table:table-cell office:value-type="string" table:style-name="ce1">
              <text:p>NOM 202004000013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Abril 2020, - PAULA CASAL</text:p>
            </table:table-cell>
            <table:table-cell office:value-type="float" office:value="133.33000000000001" table:style-name="ce1">
              <text:p>133,3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4/2020</text:p>
            </table:table-cell>
            <table:table-cell office:value-type="string" table:style-name="ce1">
              <text:p>5.1.1.6</text:p>
            </table:table-cell>
            <table:table-cell office:value-type="string" table:style-name="ce1">
              <text:p>NOM 202004000013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Abril 2020, - PAULA CASAL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5/2020</text:p>
            </table:table-cell>
            <table:table-cell office:value-type="string" table:style-name="ce1">
              <text:p>5.1.1.1</text:p>
            </table:table-cell>
            <table:table-cell office:value-type="string" table:style-name="ce1">
              <text:p>NOM 202005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Mayo 2020, - PAULA CASAL</text:p>
            </table:table-cell>
            <table:table-cell office:value-type="float" office:value="2000" table:style-name="ce1">
              <text:p>20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5/2020</text:p>
            </table:table-cell>
            <table:table-cell office:value-type="string" table:style-name="ce1">
              <text:p>5.1.1.12</text:p>
            </table:table-cell>
            <table:table-cell office:value-type="string" table:style-name="ce1">
              <text:p>NOM 202005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Mayo 2020, - PAULA CASAL</text:p>
            </table:table-cell>
            <table:table-cell office:value-type="float" office:value="500" table:style-name="ce1">
              <text:p>5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5/2020</text:p>
            </table:table-cell>
            <table:table-cell office:value-type="string" table:style-name="ce1">
              <text:p>5.1.1.2</text:p>
            </table:table-cell>
            <table:table-cell office:value-type="string" table:style-name="ce1">
              <text:p>NOM 202005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Mayo 2020, - PAULA CASAL</text:p>
            </table:table-cell>
            <table:table-cell office:value-type="float" office:value="243" table:style-name="ce1">
              <text:p>24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5/2020</text:p>
            </table:table-cell>
            <table:table-cell office:value-type="string" table:style-name="ce1">
              <text:p>5.1.1.3</text:p>
            </table:table-cell>
            <table:table-cell office:value-type="string" table:style-name="ce1">
              <text:p>NOM 202005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Mayo 2020, - PAULA CASAL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5/2020</text:p>
            </table:table-cell>
            <table:table-cell office:value-type="string" table:style-name="ce1">
              <text:p>5.1.1.4</text:p>
            </table:table-cell>
            <table:table-cell office:value-type="string" table:style-name="ce1">
              <text:p>NOM 202005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Mayo 2020, - PAULA CASAL</text:p>
            </table:table-cell>
            <table:table-cell office:value-type="float" office:value="33.33" table:style-name="ce1">
              <text:p>33,3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5/2020</text:p>
            </table:table-cell>
            <table:table-cell office:value-type="string" table:style-name="ce1">
              <text:p>5.1.1.5</text:p>
            </table:table-cell>
            <table:table-cell office:value-type="string" table:style-name="ce1">
              <text:p>NOM 202005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Mayo 2020, - PAULA CASAL</text:p>
            </table:table-cell>
            <table:table-cell office:value-type="float" office:value="138.88999999999999" table:style-name="ce1">
              <text:p>138,89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5/2020</text:p>
            </table:table-cell>
            <table:table-cell office:value-type="string" table:style-name="ce1">
              <text:p>5.1.1.6</text:p>
            </table:table-cell>
            <table:table-cell office:value-type="string" table:style-name="ce1">
              <text:p>NOM 202005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Mayo 2020, - PAULA CASAL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6/2020</text:p>
            </table:table-cell>
            <table:table-cell office:value-type="string" table:style-name="ce1">
              <text:p>5.1.1.1</text:p>
            </table:table-cell>
            <table:table-cell office:value-type="string" table:style-name="ce1">
              <text:p>NOM 202006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Junio 2020, - PAULA CASAL</text:p>
            </table:table-cell>
            <table:table-cell office:value-type="float" office:value="2000" table:style-name="ce1">
              <text:p>20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6/2020</text:p>
            </table:table-cell>
            <table:table-cell office:value-type="string" table:style-name="ce1">
              <text:p>5.1.1.12</text:p>
            </table:table-cell>
            <table:table-cell office:value-type="string" table:style-name="ce1">
              <text:p>NOM 202006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Junio 2020, - PAULA CASAL</text:p>
            </table:table-cell>
            <table:table-cell office:value-type="float" office:value="562.5" table:style-name="ce1">
              <text:p>562,5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6/2020</text:p>
            </table:table-cell>
            <table:table-cell office:value-type="string" table:style-name="ce1">
              <text:p>5.1.1.2</text:p>
            </table:table-cell>
            <table:table-cell office:value-type="string" table:style-name="ce1">
              <text:p>NOM 202006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Junio 2020, - PAULA CASAL</text:p>
            </table:table-cell>
            <table:table-cell office:value-type="float" office:value="243" table:style-name="ce1">
              <text:p>24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6/2020</text:p>
            </table:table-cell>
            <table:table-cell office:value-type="string" table:style-name="ce1">
              <text:p>5.1.1.3</text:p>
            </table:table-cell>
            <table:table-cell office:value-type="string" table:style-name="ce1">
              <text:p>NOM 202006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Junio 2020, - PAULA CASAL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6/2020</text:p>
            </table:table-cell>
            <table:table-cell office:value-type="string" table:style-name="ce1">
              <text:p>5.1.1.4</text:p>
            </table:table-cell>
            <table:table-cell office:value-type="string" table:style-name="ce1">
              <text:p>NOM 202006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Junio 2020, - PAULA CASAL</text:p>
            </table:table-cell>
            <table:table-cell office:value-type="float" office:value="33.33" table:style-name="ce1">
              <text:p>33,3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6/2020</text:p>
            </table:table-cell>
            <table:table-cell office:value-type="string" table:style-name="ce1">
              <text:p>5.1.1.5</text:p>
            </table:table-cell>
            <table:table-cell office:value-type="string" table:style-name="ce1">
              <text:p>NOM 202006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Junio 2020, - PAULA CASAL</text:p>
            </table:table-cell>
            <table:table-cell office:value-type="float" office:value="138.88999999999999" table:style-name="ce1">
              <text:p>138,89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6/2020</text:p>
            </table:table-cell>
            <table:table-cell office:value-type="string" table:style-name="ce1">
              <text:p>5.1.1.6</text:p>
            </table:table-cell>
            <table:table-cell office:value-type="string" table:style-name="ce1">
              <text:p>NOM 202006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Junio 2020, - PAULA CASAL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7/2020</text:p>
            </table:table-cell>
            <table:table-cell office:value-type="string" table:style-name="ce1">
              <text:p>5.1.1.1</text:p>
            </table:table-cell>
            <table:table-cell office:value-type="string" table:style-name="ce1">
              <text:p>NOM 202007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Julio 2020, - PAULA CASAL</text:p>
            </table:table-cell>
            <table:table-cell office:value-type="float" office:value="2000" table:style-name="ce1">
              <text:p>20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7/2020</text:p>
            </table:table-cell>
            <table:table-cell office:value-type="string" table:style-name="ce1">
              <text:p>5.1.1.12</text:p>
            </table:table-cell>
            <table:table-cell office:value-type="string" table:style-name="ce1">
              <text:p>NOM 202007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Julio 2020, - PAULA CASAL</text:p>
            </table:table-cell>
            <table:table-cell office:value-type="float" office:value="500" table:style-name="ce1">
              <text:p>5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7/2020</text:p>
            </table:table-cell>
            <table:table-cell office:value-type="string" table:style-name="ce1">
              <text:p>5.1.1.2</text:p>
            </table:table-cell>
            <table:table-cell office:value-type="string" table:style-name="ce1">
              <text:p>NOM 202007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Julio 2020, - PAULA CASAL</text:p>
            </table:table-cell>
            <table:table-cell office:value-type="float" office:value="243" table:style-name="ce1">
              <text:p>24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7/2020</text:p>
            </table:table-cell>
            <table:table-cell office:value-type="string" table:style-name="ce1">
              <text:p>5.1.1.3</text:p>
            </table:table-cell>
            <table:table-cell office:value-type="string" table:style-name="ce1">
              <text:p>NOM 202007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Julio 2020, - PAULA CASAL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7/2020</text:p>
            </table:table-cell>
            <table:table-cell office:value-type="string" table:style-name="ce1">
              <text:p>5.1.1.4</text:p>
            </table:table-cell>
            <table:table-cell office:value-type="string" table:style-name="ce1">
              <text:p>NOM 202007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Julio 2020, - PAULA CASAL</text:p>
            </table:table-cell>
            <table:table-cell office:value-type="float" office:value="33.33" table:style-name="ce1">
              <text:p>33,3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7/2020</text:p>
            </table:table-cell>
            <table:table-cell office:value-type="string" table:style-name="ce1">
              <text:p>5.1.1.5</text:p>
            </table:table-cell>
            <table:table-cell office:value-type="string" table:style-name="ce1">
              <text:p>NOM 202007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Julio 2020, - PAULA CASAL</text:p>
            </table:table-cell>
            <table:table-cell office:value-type="float" office:value="138.88999999999999" table:style-name="ce1">
              <text:p>138,89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7/2020</text:p>
            </table:table-cell>
            <table:table-cell office:value-type="string" table:style-name="ce1">
              <text:p>5.1.1.6</text:p>
            </table:table-cell>
            <table:table-cell office:value-type="string" table:style-name="ce1">
              <text:p>NOM 202007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Julio 2020, - PAULA CASAL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8/2020</text:p>
            </table:table-cell>
            <table:table-cell office:value-type="string" table:style-name="ce1">
              <text:p>5.1.1.1</text:p>
            </table:table-cell>
            <table:table-cell office:value-type="string" table:style-name="ce1">
              <text:p>NOM 202008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Agosto 2020, - PAULA CASAL</text:p>
            </table:table-cell>
            <table:table-cell office:value-type="float" office:value="2000" table:style-name="ce1">
              <text:p>20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8/2020</text:p>
            </table:table-cell>
            <table:table-cell office:value-type="string" table:style-name="ce1">
              <text:p>5.1.1.12</text:p>
            </table:table-cell>
            <table:table-cell office:value-type="string" table:style-name="ce1">
              <text:p>NOM 202008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Agosto 2020, - PAULA CASAL</text:p>
            </table:table-cell>
            <table:table-cell office:value-type="float" office:value="500" table:style-name="ce1">
              <text:p>5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8/2020</text:p>
            </table:table-cell>
            <table:table-cell office:value-type="string" table:style-name="ce1">
              <text:p>5.1.1.2</text:p>
            </table:table-cell>
            <table:table-cell office:value-type="string" table:style-name="ce1">
              <text:p>NOM 202008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Agosto 2020, - PAULA CASAL</text:p>
            </table:table-cell>
            <table:table-cell office:value-type="float" office:value="243" table:style-name="ce1">
              <text:p>24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8/2020</text:p>
            </table:table-cell>
            <table:table-cell office:value-type="string" table:style-name="ce1">
              <text:p>5.1.1.3</text:p>
            </table:table-cell>
            <table:table-cell office:value-type="string" table:style-name="ce1">
              <text:p>NOM 202008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Agosto 2020, - PAULA CASAL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8/2020</text:p>
            </table:table-cell>
            <table:table-cell office:value-type="string" table:style-name="ce1">
              <text:p>5.1.1.4</text:p>
            </table:table-cell>
            <table:table-cell office:value-type="string" table:style-name="ce1">
              <text:p>NOM 202008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Agosto 2020, - PAULA CASAL</text:p>
            </table:table-cell>
            <table:table-cell office:value-type="float" office:value="33.33" table:style-name="ce1">
              <text:p>33,3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8/2020</text:p>
            </table:table-cell>
            <table:table-cell office:value-type="string" table:style-name="ce1">
              <text:p>5.1.1.5</text:p>
            </table:table-cell>
            <table:table-cell office:value-type="string" table:style-name="ce1">
              <text:p>NOM 202008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Agosto 2020, - PAULA CASAL</text:p>
            </table:table-cell>
            <table:table-cell office:value-type="float" office:value="138.88999999999999" table:style-name="ce1">
              <text:p>138,89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08/2020</text:p>
            </table:table-cell>
            <table:table-cell office:value-type="string" table:style-name="ce1">
              <text:p>5.1.1.6</text:p>
            </table:table-cell>
            <table:table-cell office:value-type="string" table:style-name="ce1">
              <text:p>NOM 202008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Agosto 2020, - PAULA CASAL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9/2020</text:p>
            </table:table-cell>
            <table:table-cell office:value-type="string" table:style-name="ce1">
              <text:p>5.1.1.1</text:p>
            </table:table-cell>
            <table:table-cell office:value-type="string" table:style-name="ce1">
              <text:p>NOM 202009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Septiembre 2020, - PAULA CASAL</text:p>
            </table:table-cell>
            <table:table-cell office:value-type="float" office:value="2000" table:style-name="ce1">
              <text:p>20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9/2020</text:p>
            </table:table-cell>
            <table:table-cell office:value-type="string" table:style-name="ce1">
              <text:p>5.1.1.12</text:p>
            </table:table-cell>
            <table:table-cell office:value-type="string" table:style-name="ce1">
              <text:p>NOM 202009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Septiembre 2020, - PAULA CASAL</text:p>
            </table:table-cell>
            <table:table-cell office:value-type="float" office:value="500" table:style-name="ce1">
              <text:p>5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9/2020</text:p>
            </table:table-cell>
            <table:table-cell office:value-type="string" table:style-name="ce1">
              <text:p>5.1.1.2</text:p>
            </table:table-cell>
            <table:table-cell office:value-type="string" table:style-name="ce1">
              <text:p>NOM 202009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Septiembre 2020, - PAULA CASAL</text:p>
            </table:table-cell>
            <table:table-cell office:value-type="float" office:value="243" table:style-name="ce1">
              <text:p>24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9/2020</text:p>
            </table:table-cell>
            <table:table-cell office:value-type="string" table:style-name="ce1">
              <text:p>5.1.1.3</text:p>
            </table:table-cell>
            <table:table-cell office:value-type="string" table:style-name="ce1">
              <text:p>NOM 202009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Septiembre 2020, - PAULA CASAL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9/2020</text:p>
            </table:table-cell>
            <table:table-cell office:value-type="string" table:style-name="ce1">
              <text:p>5.1.1.4</text:p>
            </table:table-cell>
            <table:table-cell office:value-type="string" table:style-name="ce1">
              <text:p>NOM 202009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Septiembre 2020, - PAULA CASAL</text:p>
            </table:table-cell>
            <table:table-cell office:value-type="float" office:value="33.33" table:style-name="ce1">
              <text:p>33,3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9/2020</text:p>
            </table:table-cell>
            <table:table-cell office:value-type="string" table:style-name="ce1">
              <text:p>5.1.1.5</text:p>
            </table:table-cell>
            <table:table-cell office:value-type="string" table:style-name="ce1">
              <text:p>NOM 202009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Septiembre 2020, - PAULA CASAL</text:p>
            </table:table-cell>
            <table:table-cell office:value-type="float" office:value="138.88999999999999" table:style-name="ce1">
              <text:p>138,89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09/2020</text:p>
            </table:table-cell>
            <table:table-cell office:value-type="string" table:style-name="ce1">
              <text:p>5.1.1.6</text:p>
            </table:table-cell>
            <table:table-cell office:value-type="string" table:style-name="ce1">
              <text:p>NOM 202009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Septiembre 2020, - PAULA CASAL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10/2020</text:p>
            </table:table-cell>
            <table:table-cell office:value-type="string" table:style-name="ce1">
              <text:p>5.1.1.1</text:p>
            </table:table-cell>
            <table:table-cell office:value-type="string" table:style-name="ce1">
              <text:p>NOM 202010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Octubre 2020, - PAULA CASAL</text:p>
            </table:table-cell>
            <table:table-cell office:value-type="float" office:value="2000" table:style-name="ce1">
              <text:p>20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10/2020</text:p>
            </table:table-cell>
            <table:table-cell office:value-type="string" table:style-name="ce1">
              <text:p>5.1.1.12</text:p>
            </table:table-cell>
            <table:table-cell office:value-type="string" table:style-name="ce1">
              <text:p>NOM 202010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Octubre 2020, - PAULA CASAL</text:p>
            </table:table-cell>
            <table:table-cell office:value-type="float" office:value="500" table:style-name="ce1">
              <text:p>5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10/2020</text:p>
            </table:table-cell>
            <table:table-cell office:value-type="string" table:style-name="ce1">
              <text:p>5.1.1.2</text:p>
            </table:table-cell>
            <table:table-cell office:value-type="string" table:style-name="ce1">
              <text:p>NOM 202010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Octubre 2020, - PAULA CASAL</text:p>
            </table:table-cell>
            <table:table-cell office:value-type="float" office:value="243" table:style-name="ce1">
              <text:p>24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10/2020</text:p>
            </table:table-cell>
            <table:table-cell office:value-type="string" table:style-name="ce1">
              <text:p>5.1.1.3</text:p>
            </table:table-cell>
            <table:table-cell office:value-type="string" table:style-name="ce1">
              <text:p>NOM 202010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Octubre 2020, - PAULA CASAL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10/2020</text:p>
            </table:table-cell>
            <table:table-cell office:value-type="string" table:style-name="ce1">
              <text:p>5.1.1.4</text:p>
            </table:table-cell>
            <table:table-cell office:value-type="string" table:style-name="ce1">
              <text:p>NOM 202010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Octubre 2020, - PAULA CASAL</text:p>
            </table:table-cell>
            <table:table-cell office:value-type="float" office:value="33.33" table:style-name="ce1">
              <text:p>33,3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10/2020</text:p>
            </table:table-cell>
            <table:table-cell office:value-type="string" table:style-name="ce1">
              <text:p>5.1.1.5</text:p>
            </table:table-cell>
            <table:table-cell office:value-type="string" table:style-name="ce1">
              <text:p>NOM 202010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Octubre 2020, - PAULA CASAL</text:p>
            </table:table-cell>
            <table:table-cell office:value-type="float" office:value="138.88999999999999" table:style-name="ce1">
              <text:p>138,89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10/2020</text:p>
            </table:table-cell>
            <table:table-cell office:value-type="string" table:style-name="ce1">
              <text:p>5.1.1.6</text:p>
            </table:table-cell>
            <table:table-cell office:value-type="string" table:style-name="ce1">
              <text:p>NOM 202010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Octubre 2020, - PAULA CASAL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11/2020</text:p>
            </table:table-cell>
            <table:table-cell office:value-type="string" table:style-name="ce1">
              <text:p>5.1.1.1</text:p>
            </table:table-cell>
            <table:table-cell office:value-type="string" table:style-name="ce1">
              <text:p>NOM 202011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Noviembre 2020, - PAULA CASAL</text:p>
            </table:table-cell>
            <table:table-cell office:value-type="float" office:value="2000" table:style-name="ce1">
              <text:p>20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11/2020</text:p>
            </table:table-cell>
            <table:table-cell office:value-type="string" table:style-name="ce1">
              <text:p>5.1.1.12</text:p>
            </table:table-cell>
            <table:table-cell office:value-type="string" table:style-name="ce1">
              <text:p>NOM 202011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Noviembre 2020, - PAULA CASAL</text:p>
            </table:table-cell>
            <table:table-cell office:value-type="float" office:value="500" table:style-name="ce1">
              <text:p>5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11/2020</text:p>
            </table:table-cell>
            <table:table-cell office:value-type="string" table:style-name="ce1">
              <text:p>5.1.1.2</text:p>
            </table:table-cell>
            <table:table-cell office:value-type="string" table:style-name="ce1">
              <text:p>NOM 202011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Noviembre 2020, - PAULA CASAL</text:p>
            </table:table-cell>
            <table:table-cell office:value-type="float" office:value="243" table:style-name="ce1">
              <text:p>24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11/2020</text:p>
            </table:table-cell>
            <table:table-cell office:value-type="string" table:style-name="ce1">
              <text:p>5.1.1.3</text:p>
            </table:table-cell>
            <table:table-cell office:value-type="string" table:style-name="ce1">
              <text:p>NOM 202011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Noviembre 2020, - PAULA CASAL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11/2020</text:p>
            </table:table-cell>
            <table:table-cell office:value-type="string" table:style-name="ce1">
              <text:p>5.1.1.4</text:p>
            </table:table-cell>
            <table:table-cell office:value-type="string" table:style-name="ce1">
              <text:p>NOM 202011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Noviembre 2020, - PAULA CASAL</text:p>
            </table:table-cell>
            <table:table-cell office:value-type="float" office:value="33.33" table:style-name="ce1">
              <text:p>33,3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11/2020</text:p>
            </table:table-cell>
            <table:table-cell office:value-type="string" table:style-name="ce1">
              <text:p>5.1.1.5</text:p>
            </table:table-cell>
            <table:table-cell office:value-type="string" table:style-name="ce1">
              <text:p>NOM 202011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Noviembre 2020, - PAULA CASAL</text:p>
            </table:table-cell>
            <table:table-cell office:value-type="float" office:value="138.88999999999999" table:style-name="ce1">
              <text:p>138,89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0/11/2020</text:p>
            </table:table-cell>
            <table:table-cell office:value-type="string" table:style-name="ce1">
              <text:p>5.1.1.6</text:p>
            </table:table-cell>
            <table:table-cell office:value-type="string" table:style-name="ce1">
              <text:p>NOM 202011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Noviembre 2020, - PAULA CASAL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12/2020</text:p>
            </table:table-cell>
            <table:table-cell office:value-type="string" table:style-name="ce1">
              <text:p>5.1.1.1</text:p>
            </table:table-cell>
            <table:table-cell office:value-type="string" table:style-name="ce1">
              <text:p>NOM 202012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Diciembre 2020, - PAULA CASAL</text:p>
            </table:table-cell>
            <table:table-cell office:value-type="float" office:value="2000" table:style-name="ce1">
              <text:p>20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12/2020</text:p>
            </table:table-cell>
            <table:table-cell office:value-type="string" table:style-name="ce1">
              <text:p>5.1.1.12</text:p>
            </table:table-cell>
            <table:table-cell office:value-type="string" table:style-name="ce1">
              <text:p>NOM 202012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Diciembre 2020, - PAULA CASAL</text:p>
            </table:table-cell>
            <table:table-cell office:value-type="float" office:value="500" table:style-name="ce1">
              <text:p>500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12/2020</text:p>
            </table:table-cell>
            <table:table-cell office:value-type="string" table:style-name="ce1">
              <text:p>5.1.1.2</text:p>
            </table:table-cell>
            <table:table-cell office:value-type="string" table:style-name="ce1">
              <text:p>NOM 202012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Diciembre 2020, - PAULA CASAL</text:p>
            </table:table-cell>
            <table:table-cell office:value-type="float" office:value="243" table:style-name="ce1">
              <text:p>24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12/2020</text:p>
            </table:table-cell>
            <table:table-cell office:value-type="string" table:style-name="ce1">
              <text:p>5.1.1.3</text:p>
            </table:table-cell>
            <table:table-cell office:value-type="string" table:style-name="ce1">
              <text:p>NOM 202012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Diciembre 2020, - PAULA CASAL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12/2020</text:p>
            </table:table-cell>
            <table:table-cell office:value-type="string" table:style-name="ce1">
              <text:p>5.1.1.4</text:p>
            </table:table-cell>
            <table:table-cell office:value-type="string" table:style-name="ce1">
              <text:p>NOM 202012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Diciembre 2020, - PAULA CASAL</text:p>
            </table:table-cell>
            <table:table-cell office:value-type="float" office:value="33.33" table:style-name="ce1">
              <text:p>33,33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12/2020</text:p>
            </table:table-cell>
            <table:table-cell office:value-type="string" table:style-name="ce1">
              <text:p>5.1.1.5</text:p>
            </table:table-cell>
            <table:table-cell office:value-type="string" table:style-name="ce1">
              <text:p>NOM 202012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Diciembre 2020, - PAULA CASAL</text:p>
            </table:table-cell>
            <table:table-cell office:value-type="float" office:value="138.88999999999999" table:style-name="ce1">
              <text:p>138,89</text:p>
            </table:table-cell>
            <table:table-cell table:number-columns-repeated="16376"/>
          </table:table-row>
          <table:table-row table:style-name="ro2" table:visibility="collapse">
            <table:table-cell office:value-type="string" table:style-name="ce1">
              <text:p>31/12/2020</text:p>
            </table:table-cell>
            <table:table-cell office:value-type="string" table:style-name="ce1">
              <text:p>5.1.1.6</text:p>
            </table:table-cell>
            <table:table-cell office:value-type="string" table:style-name="ce1">
              <text:p>NOM 202012000009</text:p>
            </table:table-cell>
            <table:table-cell office:value-type="string" table:style-name="ce1">
              <text:p>Asiento</text:p>
            </table:table-cell>
            <table:table-cell office:value-type="string" table:style-name="ce1">
              <text:p>NA</text:p>
            </table:table-cell>
            <table:table-cell office:value-type="string" table:style-name="ce1">
              <text:p><text:s/>PAULA CASAL</text:p>
            </table:table-cell>
            <table:table-cell office:value-type="string" table:style-name="ce1">
              <text:p>Registro de sueldos y provisión de beneficios sociales Diciembre 2020, - PAULA CASAL</text:p>
            </table:table-cell>
            <table:table-cell office:value-type="float" office:value="166.67" table:style-name="ce1">
              <text:p>166,67</text:p>
            </table:table-cell>
            <table:table-cell table:number-columns-repeated="16376"/>
          </table:table-row>
        </table:table-row-group>
        <table:table-row table:style-name="ro2">
          <table:table-cell table:number-columns-repeated="5" table:style-name="ce1"/>
          <table:table-cell table:style-name="ce27"/>
          <table:table-cell table:number-columns-repeated="16378" table:style-name="ce1"/>
        </table:table-row>
        <table:table-row table:style-name="ro2">
          <table:table-cell table:number-columns-repeated="5" table:style-name="ce1"/>
          <table:table-cell table:style-name="ce27"/>
          <table:table-cell table:style-name="ce1"/>
          <table:table-cell office:value-type="float" office:value="39045.329999999987" table:formula="of:=SUM([.H2:.H86])" table:style-name="ce1">
            <text:p>39045,33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13">
            <text:p>Resumen Nomina</text:p>
          </table:table-cell>
          <table:table-cell table:style-name="ce16"/>
          <table:table-cell table:number-columns-repeated="2" table:style-name="ce1"/>
          <table:table-cell office:value-type="string" table:style-name="ce17">
            <text:p>RESUMEN</text:p>
          </table:table-cell>
          <table:table-cell table:style-name="ce18"/>
          <table:table-cell table:number-columns-repeated="16376"/>
        </table:table-row>
        <table:table-row table:style-name="ro2">
          <table:table-cell table:number-columns-repeated="2" table:style-name="ce1"/>
          <table:table-cell office:value-type="string" table:style-name="ce17">
            <text:p>Enero</text:p>
          </table:table-cell>
          <table:table-cell office:value-type="float" office:value="3243.03" table:formula="of:=SUM([.H3:.H9])" table:style-name="ce18">
            <text:p>3243,03</text:p>
          </table:table-cell>
          <table:table-cell table:number-columns-repeated="2" table:style-name="ce1"/>
          <table:table-cell office:value-type="string" table:style-name="ce19">
            <text:p>Nomina</text:p>
          </table:table-cell>
          <table:table-cell office:value-type="float" office:value="39023.01" table:formula="of:=[.D104]" table:style-name="ce20">
            <text:p>39023,01</text:p>
          </table:table-cell>
          <table:table-cell table:number-columns-repeated="16376"/>
        </table:table-row>
        <table:table-row table:style-name="ro2">
          <table:table-cell table:number-columns-repeated="2" table:style-name="ce1"/>
          <table:table-cell office:value-type="string" table:style-name="ce19">
            <text:p>Febrero</text:p>
          </table:table-cell>
          <table:table-cell office:value-type="float" office:value="3243" table:formula="of:=SUM([.H10:.H16])" table:style-name="ce20">
            <text:p>3243</text:p>
          </table:table-cell>
          <table:table-cell table:number-columns-repeated="2" table:style-name="ce1"/>
          <table:table-cell office:value-type="string" table:style-name="ce19">
            <text:p>Facturas por honorarios profesionales</text:p>
          </table:table-cell>
          <table:table-cell office:value-type="float" office:value="0" table:style-name="ce21">
            <text:p>0,00</text:p>
          </table:table-cell>
          <table:table-cell table:number-columns-repeated="16376"/>
        </table:table-row>
        <table:table-row table:style-name="ro2">
          <table:table-cell table:number-columns-repeated="2" table:style-name="ce1"/>
          <table:table-cell office:value-type="string" table:style-name="ce19">
            <text:p>Marzo</text:p>
          </table:table-cell>
          <table:table-cell office:value-type="float" office:value="3243" table:formula="of:=SUM([.H17:.H23])" table:style-name="ce20">
            <text:p>3243</text:p>
          </table:table-cell>
          <table:table-cell table:number-columns-repeated="2" table:style-name="ce1"/>
          <table:table-cell office:value-type="string" table:style-name="ce19">
            <text:p>Otros conceptos</text:p>
          </table:table-cell>
          <table:table-cell office:value-type="float" office:value="22.32" table:formula="of:=[.H2]" table:style-name="ce22">
            <text:p>22,32</text:p>
          </table:table-cell>
          <table:table-cell table:number-columns-repeated="16376"/>
        </table:table-row>
        <table:table-row table:style-name="ro2">
          <table:table-cell table:number-columns-repeated="2" table:style-name="ce1"/>
          <table:table-cell office:value-type="string" table:style-name="ce19">
            <text:p>Abril</text:p>
          </table:table-cell>
          <table:table-cell office:value-type="float" office:value="3243" table:formula="of:=SUM([.H24:.H30])" table:style-name="ce20">
            <text:p>3243</text:p>
          </table:table-cell>
          <table:table-cell table:number-columns-repeated="2" table:style-name="ce1"/>
          <table:table-cell office:value-type="string" table:style-name="ce23">
            <text:p>TOTAL</text:p>
          </table:table-cell>
          <table:table-cell office:value-type="float" office:value="39045.33" table:formula="of:=[.H92]+[.H93]+[.H94]" table:style-name="ce24">
            <text:p>39.045,33</text:p>
          </table:table-cell>
          <table:table-cell table:number-columns-repeated="16376"/>
        </table:table-row>
        <table:table-row table:style-name="ro2">
          <table:table-cell table:number-columns-repeated="2" table:style-name="ce1"/>
          <table:table-cell office:value-type="string" table:style-name="ce19">
            <text:p>Mayo</text:p>
          </table:table-cell>
          <table:table-cell office:value-type="float" office:value="3248.56" table:formula="of:=SUM([.H31:.H37])" table:style-name="ce20">
            <text:p>3248,56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office:value-type="string" table:style-name="ce19">
            <text:p>Junio</text:p>
          </table:table-cell>
          <table:table-cell office:value-type="float" office:value="3311.06" table:formula="of:=SUM([.H38:.H44])" table:style-name="ce20">
            <text:p>3311,06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office:value-type="string" table:style-name="ce19">
            <text:p>Julio</text:p>
          </table:table-cell>
          <table:table-cell office:value-type="float" office:value="3248.56" table:formula="of:=SUM([.H45:.H51])" table:style-name="ce20">
            <text:p>3248,56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office:value-type="string" table:style-name="ce19">
            <text:p>Agosto</text:p>
          </table:table-cell>
          <table:table-cell office:value-type="float" office:value="3248.56" table:formula="of:=SUM([.H52:.H58])" table:style-name="ce20">
            <text:p>3248,56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office:value-type="string" table:style-name="ce19">
            <text:p>Septiembre</text:p>
          </table:table-cell>
          <table:table-cell office:value-type="float" office:value="3248.56" table:formula="of:=SUM([.H59:.H65])" table:style-name="ce20">
            <text:p>3248,56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office:value-type="string" table:style-name="ce19">
            <text:p>Octubre</text:p>
          </table:table-cell>
          <table:table-cell office:value-type="float" office:value="3248.56" table:formula="of:=SUM([.H66:.H72])" table:style-name="ce20">
            <text:p>3248,56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office:value-type="string" table:style-name="ce19">
            <text:p>Noviembre</text:p>
          </table:table-cell>
          <table:table-cell office:value-type="float" office:value="3248.56" table:formula="of:=SUM([.H73:.H79])" table:style-name="ce20">
            <text:p>3248,56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office:value-type="string" table:style-name="ce23">
            <text:p>Diciembre</text:p>
          </table:table-cell>
          <table:table-cell office:value-type="float" office:value="3248.56" table:formula="of:=SUM([.H80:.H80]:[.H86])" table:style-name="ce25">
            <text:p>3248,56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office:value-type="string" table:style-name="ce13">
            <text:p>Total</text:p>
          </table:table-cell>
          <table:table-cell office:value-type="float" office:value="39023.01" table:formula="of:=SUM([.D92:.D103])" table:style-name="ce26">
            <text:p>39023,01</text:p>
          </table:table-cell>
          <table:table-cell table:number-columns-repeated="16380" table:style-name="ce1"/>
        </table:table-row>
        <table:table-row table:number-rows-repeated="1048472" table:style-name="ro2">
          <table:table-cell table:number-columns-repeated="16384"/>
        </table:table-row>
      </table:table>
      <table:table table:name="EECW" table:style-name="ta3">
        <table:table-column table:style-name="co9" table:default-cell-style-name="ce1"/>
        <table:table-column table:style-name="co27" table:default-cell-style-name="ce1"/>
        <table:table-column table:style-name="co20" table:default-cell-style-name="ce1"/>
        <table:table-column table:style-name="co21" table:default-cell-style-name="ce1"/>
        <table:table-column table:style-name="co28" table:default-cell-style-name="ce1"/>
        <table:table-column table:style-name="co4" table:default-cell-style-name="ce1"/>
        <table:table-column table:style-name="co29" table:default-cell-style-name="ce1"/>
        <table:table-column table:style-name="co3" table:default-cell-style-name="ce1"/>
        <table:table-column table:style-name="co30" table:number-columns-repeated="16376" table:default-cell-style-name="ce1"/>
        <table:table-row table:style-name="ro1">
          <table:table-cell office:value-type="string" table:style-name="ce15">
            <text:p>Fecha</text:p>
          </table:table-cell>
          <table:table-cell office:value-type="string" table:style-name="ce15">
            <text:p>Código</text:p>
          </table:table-cell>
          <table:table-cell office:value-type="string" table:style-name="ce15">
            <text:p>Asiento</text:p>
          </table:table-cell>
          <table:table-cell office:value-type="string" table:style-name="ce15">
            <text:p>Documento</text:p>
          </table:table-cell>
          <table:table-cell office:value-type="string" table:style-name="ce15">
            <text:p>Identificación</text:p>
          </table:table-cell>
          <table:table-cell office:value-type="string" table:style-name="ce15">
            <text:p>Persona</text:p>
          </table:table-cell>
          <table:table-cell office:value-type="string" table:style-name="ce15">
            <text:p>Descripción</text:p>
          </table:table-cell>
          <table:table-cell office:value-type="string" table:style-name="ce15">
            <text:p>Debe</text:p>
          </table:table-cell>
          <table:table-cell table:number-columns-repeated="16376" table:style-name="ce15"/>
        </table:table-row>
        <table:table-row table:style-name="ro2">
          <table:table-cell office:value-type="string" table:style-name="ce1">
            <text:p>09/01/2020</text:p>
          </table:table-cell>
          <table:table-cell office:value-type="string" table:style-name="ce1">
            <text:p>5.2.1.2.33</text:p>
          </table:table-cell>
          <table:table-cell office:value-type="string" table:style-name="ce1">
            <text:p>COM 202001000088</text:p>
          </table:table-cell>
          <table:table-cell office:value-type="string" table:style-name="ce1">
            <text:p>FAC 001-001-000000253</text:p>
          </table:table-cell>
          <table:table-cell office:value-type="string" table:style-name="ce1">
            <text:p>0900773391001</text:p>
          </table:table-cell>
          <table:table-cell office:value-type="string" table:style-name="ce1">
            <text:p>CASAL WEISSON EDUARDO ENRIQUE</text:p>
          </table:table-cell>
          <table:table-cell office:value-type="string" table:style-name="ce1">
            <text:p>FC 253 EDUARDO CASAL</text:p>
          </table:table-cell>
          <table:table-cell office:value-type="float" office:value="12.17" table:style-name="ce1">
            <text:p>12,1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9/01/2020</text:p>
          </table:table-cell>
          <table:table-cell office:value-type="string" table:style-name="ce1">
            <text:p>5.2.1.2.33</text:p>
          </table:table-cell>
          <table:table-cell office:value-type="string" table:style-name="ce1">
            <text:p>COM 202001000104</text:p>
          </table:table-cell>
          <table:table-cell office:value-type="string" table:style-name="ce1">
            <text:p>FAC 001-001-000000254</text:p>
          </table:table-cell>
          <table:table-cell office:value-type="string" table:style-name="ce1">
            <text:p>0900773391001</text:p>
          </table:table-cell>
          <table:table-cell office:value-type="string" table:style-name="ce1">
            <text:p>CASAL WEISSON EDUARDO ENRIQUE</text:p>
          </table:table-cell>
          <table:table-cell office:value-type="string" table:style-name="ce1">
            <text:p>FC 254 EDUARDO CASAL</text:p>
          </table:table-cell>
          <table:table-cell office:value-type="float" office:value="220" table:style-name="ce1">
            <text:p>2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9/01/2020</text:p>
          </table:table-cell>
          <table:table-cell office:value-type="string" table:style-name="ce1">
            <text:p>5.2.1.2.33</text:p>
          </table:table-cell>
          <table:table-cell office:value-type="string" table:style-name="ce1">
            <text:p>COM 202001000087</text:p>
          </table:table-cell>
          <table:table-cell office:value-type="string" table:style-name="ce1">
            <text:p>FAC 001-001-000000252</text:p>
          </table:table-cell>
          <table:table-cell office:value-type="string" table:style-name="ce1">
            <text:p>0900773391001</text:p>
          </table:table-cell>
          <table:table-cell office:value-type="string" table:style-name="ce1">
            <text:p>CASAL WEISSON EDUARDO ENRIQUE</text:p>
          </table:table-cell>
          <table:table-cell office:value-type="string" table:style-name="ce1">
            <text:p>FC 252 EDUARDO CASAL</text:p>
          </table:table-cell>
          <table:table-cell office:value-type="float" office:value="420" table:style-name="ce1">
            <text:p>42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float" office:value="652.16999999999996" table:formula="of:=SUM([.H2:.H5])" table:style-name="ce1">
            <text:p>652,17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 table:style-name="ce1"/>
          <table:table-cell office:value-type="string" table:style-name="ce17">
            <text:p>RESUMEN</text:p>
          </table:table-cell>
          <table:table-cell table:style-name="ce18"/>
          <table:table-cell table:number-columns-repeated="16376"/>
        </table:table-row>
        <table:table-row table:style-name="ro2">
          <table:table-cell table:number-columns-repeated="6" table:style-name="ce1"/>
          <table:table-cell office:value-type="string" table:style-name="ce19">
            <text:p>Facturas por honorarios profesionales</text:p>
          </table:table-cell>
          <table:table-cell office:value-type="float" office:value="0" table:style-name="ce21">
            <text:p>0,00</text:p>
          </table:table-cell>
          <table:table-cell table:number-columns-repeated="16376"/>
        </table:table-row>
        <table:table-row table:style-name="ro2">
          <table:table-cell table:number-columns-repeated="6" table:style-name="ce1"/>
          <table:table-cell office:value-type="string" table:style-name="ce19">
            <text:p>Otros conceptos</text:p>
          </table:table-cell>
          <table:table-cell office:value-type="float" office:value="652.16999999999996" table:formula="of:=[.H6]" table:style-name="ce22">
            <text:p>652,17</text:p>
          </table:table-cell>
          <table:table-cell table:number-columns-repeated="16376"/>
        </table:table-row>
        <table:table-row table:style-name="ro2">
          <table:table-cell table:number-columns-repeated="6" table:style-name="ce1"/>
          <table:table-cell office:value-type="string" table:style-name="ce23">
            <text:p>TOTAL</text:p>
          </table:table-cell>
          <table:table-cell office:value-type="float" office:value="652.16999999999996" table:formula="of:=[.H9]+[.H10]" table:style-name="ce24">
            <text:p>652,17</text:p>
          </table:table-cell>
          <table:table-cell table:number-columns-repeated="16376"/>
        </table:table-row>
        <table:table-row table:number-rows-repeated="1048565" table:style-name="ro2">
          <table:table-cell table:number-columns-repeated="16384"/>
        </table:table-row>
      </table:table>
      <table:table table:name="Arriendo" table:style-name="ta4">
        <table:table-column table:style-name="co31" table:default-cell-style-name="ce1"/>
        <table:table-column table:style-name="co2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32" table:default-cell-style-name="ce1"/>
        <table:table-column table:style-name="co33" table:default-cell-style-name="ce1"/>
        <table:table-column table:style-name="co31" table:default-cell-style-name="ce1"/>
        <table:table-column table:style-name="co18" table:default-cell-style-name="ce1"/>
        <table:table-column table:style-name="co34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2">
            <text:p>VISACOM S.A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DETALLO DE PAGOS A RELACIONADAS POR ARRIENDO DE BODEG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Al 31 de diciembre del 2020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5">
            <text:p>Fecha</text:p>
          </table:table-cell>
          <table:table-cell office:value-type="string" table:style-name="ce15">
            <text:p>Código</text:p>
          </table:table-cell>
          <table:table-cell office:value-type="string" table:style-name="ce15">
            <text:p>Asiento</text:p>
          </table:table-cell>
          <table:table-cell office:value-type="string" table:style-name="ce15">
            <text:p>Documento</text:p>
          </table:table-cell>
          <table:table-cell office:value-type="string" table:style-name="ce15">
            <text:p>Identificación</text:p>
          </table:table-cell>
          <table:table-cell office:value-type="string" table:style-name="ce15">
            <text:p>Persona</text:p>
          </table:table-cell>
          <table:table-cell office:value-type="string" table:style-name="ce15">
            <text:p>Descripción</text:p>
          </table:table-cell>
          <table:table-cell office:value-type="string" table:style-name="ce15">
            <text:p>Debe</text:p>
          </table:table-cell>
          <table:table-cell table:number-columns-repeated="16376" table:style-name="ce15"/>
        </table:table-row>
        <table:table-row table:style-name="ro2">
          <table:table-cell office:value-type="string" table:style-name="ce1">
            <text:p>03/01/2020</text:p>
          </table:table-cell>
          <table:table-cell office:value-type="string" table:style-name="ce1">
            <text:p>5.2.1.2.33</text:p>
          </table:table-cell>
          <table:table-cell office:value-type="string" table:style-name="ce1">
            <text:p>COM 202001000009</text:p>
          </table:table-cell>
          <table:table-cell office:value-type="string" table:style-name="ce1">
            <text:p>FAC 001-001-000000232</text:p>
          </table:table-cell>
          <table:table-cell office:value-type="string" table:style-name="ce1">
            <text:p>0902972355001</text:p>
          </table:table-cell>
          <table:table-cell office:value-type="string" table:style-name="ce1">
            <text:p>OLGA VICTORIA RIZZO NUÑEZ</text:p>
          </table:table-cell>
          <table:table-cell office:value-type="string" table:style-name="ce1">
            <text:p>FC 232 OLGA RIZZO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/02/2020</text:p>
          </table:table-cell>
          <table:table-cell office:value-type="string" table:style-name="ce1">
            <text:p>5.2.1.2.33</text:p>
          </table:table-cell>
          <table:table-cell office:value-type="string" table:style-name="ce1">
            <text:p>COM 202002000010</text:p>
          </table:table-cell>
          <table:table-cell office:value-type="string" table:style-name="ce1">
            <text:p>FAC 001-001-000000233</text:p>
          </table:table-cell>
          <table:table-cell office:value-type="string" table:style-name="ce1">
            <text:p>0902972355001</text:p>
          </table:table-cell>
          <table:table-cell office:value-type="string" table:style-name="ce1">
            <text:p>OLGA VICTORIA RIZZO NUÑEZ</text:p>
          </table:table-cell>
          <table:table-cell office:value-type="string" table:style-name="ce1">
            <text:p>FC 233 OLGA RIZZO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/03/2020</text:p>
          </table:table-cell>
          <table:table-cell office:value-type="string" table:style-name="ce1">
            <text:p>5.2.1.2.33</text:p>
          </table:table-cell>
          <table:table-cell office:value-type="string" table:style-name="ce1">
            <text:p>COM 202003000004</text:p>
          </table:table-cell>
          <table:table-cell office:value-type="string" table:style-name="ce1">
            <text:p>FAC 001-001-000000234</text:p>
          </table:table-cell>
          <table:table-cell office:value-type="string" table:style-name="ce1">
            <text:p>0902972355001</text:p>
          </table:table-cell>
          <table:table-cell office:value-type="string" table:style-name="ce1">
            <text:p>OLGA VICTORIA RIZZO NUÑEZ</text:p>
          </table:table-cell>
          <table:table-cell office:value-type="string" table:style-name="ce1">
            <text:p>FC 234 OLGA RIZZO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/04/2020</text:p>
          </table:table-cell>
          <table:table-cell office:value-type="string" table:style-name="ce1">
            <text:p>5.2.1.2.33</text:p>
          </table:table-cell>
          <table:table-cell office:value-type="string" table:style-name="ce1">
            <text:p>COM 202004000021</text:p>
          </table:table-cell>
          <table:table-cell office:value-type="string" table:style-name="ce1">
            <text:p>FAC 001-001-000000236</text:p>
          </table:table-cell>
          <table:table-cell office:value-type="string" table:style-name="ce1">
            <text:p>0902972355001</text:p>
          </table:table-cell>
          <table:table-cell office:value-type="string" table:style-name="ce1">
            <text:p>OLGA VICTORIA RIZZO NUÑEZ</text:p>
          </table:table-cell>
          <table:table-cell office:value-type="string" table:style-name="ce1">
            <text:p>FC 236 OLGA RIZZO<text:s/>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/05/2020</text:p>
          </table:table-cell>
          <table:table-cell office:value-type="string" table:style-name="ce1">
            <text:p>5.2.1.2.33</text:p>
          </table:table-cell>
          <table:table-cell office:value-type="string" table:style-name="ce1">
            <text:p>COM 202005000001</text:p>
          </table:table-cell>
          <table:table-cell office:value-type="string" table:style-name="ce1">
            <text:p>FAC 001-001-000000237</text:p>
          </table:table-cell>
          <table:table-cell office:value-type="string" table:style-name="ce1">
            <text:p>0902972355001</text:p>
          </table:table-cell>
          <table:table-cell office:value-type="string" table:style-name="ce1">
            <text:p>OLGA VICTORIA RIZZO NUÑEZ</text:p>
          </table:table-cell>
          <table:table-cell office:value-type="string" table:style-name="ce1">
            <text:p>FC 237 OLGA RIZZO<text:s/>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/06/2020</text:p>
          </table:table-cell>
          <table:table-cell office:value-type="string" table:style-name="ce1">
            <text:p>5.2.1.2.33</text:p>
          </table:table-cell>
          <table:table-cell office:value-type="string" table:style-name="ce1">
            <text:p>COM 202006000003</text:p>
          </table:table-cell>
          <table:table-cell office:value-type="string" table:style-name="ce1">
            <text:p>FAC 001-001-000000238</text:p>
          </table:table-cell>
          <table:table-cell office:value-type="string" table:style-name="ce1">
            <text:p>0902972355001</text:p>
          </table:table-cell>
          <table:table-cell office:value-type="string" table:style-name="ce1">
            <text:p>OLGA VICTORIA RIZZO NUÑEZ</text:p>
          </table:table-cell>
          <table:table-cell office:value-type="string" table:style-name="ce1">
            <text:p>FC 238 OLGA RIZZO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/07/2020</text:p>
          </table:table-cell>
          <table:table-cell office:value-type="string" table:style-name="ce1">
            <text:p>5.2.1.2.33</text:p>
          </table:table-cell>
          <table:table-cell office:value-type="string" table:style-name="ce1">
            <text:p>COM 202007000003</text:p>
          </table:table-cell>
          <table:table-cell office:value-type="string" table:style-name="ce1">
            <text:p>FAC 001-001-000000239</text:p>
          </table:table-cell>
          <table:table-cell office:value-type="string" table:style-name="ce1">
            <text:p>0902972355001</text:p>
          </table:table-cell>
          <table:table-cell office:value-type="string" table:style-name="ce1">
            <text:p>OLGA VICTORIA RIZZO NUÑEZ</text:p>
          </table:table-cell>
          <table:table-cell office:value-type="string" table:style-name="ce1">
            <text:p>FC 239 OLGA RIZZO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/08/2020</text:p>
          </table:table-cell>
          <table:table-cell office:value-type="string" table:style-name="ce1">
            <text:p>5.2.1.2.33</text:p>
          </table:table-cell>
          <table:table-cell office:value-type="string" table:style-name="ce1">
            <text:p>COM 202008000011</text:p>
          </table:table-cell>
          <table:table-cell office:value-type="string" table:style-name="ce1">
            <text:p>FAC 001-001-000000276</text:p>
          </table:table-cell>
          <table:table-cell office:value-type="string" table:style-name="ce1">
            <text:p>0902972355001</text:p>
          </table:table-cell>
          <table:table-cell office:value-type="string" table:style-name="ce1">
            <text:p>OLGA VICTORIA RIZZO NUÑEZ</text:p>
          </table:table-cell>
          <table:table-cell office:value-type="string" table:style-name="ce1">
            <text:p>FC 276 OLGA RIZZO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/09/2020</text:p>
          </table:table-cell>
          <table:table-cell office:value-type="string" table:style-name="ce1">
            <text:p>5.2.1.2.33</text:p>
          </table:table-cell>
          <table:table-cell office:value-type="string" table:style-name="ce1">
            <text:p>COM 202009000016</text:p>
          </table:table-cell>
          <table:table-cell office:value-type="string" table:style-name="ce1">
            <text:p>FAC 001-001-000000277</text:p>
          </table:table-cell>
          <table:table-cell office:value-type="string" table:style-name="ce1">
            <text:p>0902972355001</text:p>
          </table:table-cell>
          <table:table-cell office:value-type="string" table:style-name="ce1">
            <text:p>OLGA VICTORIA RIZZO NUÑEZ</text:p>
          </table:table-cell>
          <table:table-cell office:value-type="string" table:style-name="ce1">
            <text:p>FC 277 OLGA RIZZO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/10/2020</text:p>
          </table:table-cell>
          <table:table-cell office:value-type="string" table:style-name="ce1">
            <text:p>5.2.1.2.33</text:p>
          </table:table-cell>
          <table:table-cell office:value-type="string" table:style-name="ce1">
            <text:p>COM 202010000003</text:p>
          </table:table-cell>
          <table:table-cell office:value-type="string" table:style-name="ce1">
            <text:p>FAC 001-001-000000278</text:p>
          </table:table-cell>
          <table:table-cell office:value-type="string" table:style-name="ce1">
            <text:p>0902972355001</text:p>
          </table:table-cell>
          <table:table-cell office:value-type="string" table:style-name="ce1">
            <text:p>OLGA VICTORIA RIZZO NUÑEZ</text:p>
          </table:table-cell>
          <table:table-cell office:value-type="string" table:style-name="ce1">
            <text:p>FC 278 OLGA RIZZO ARRIENDO BODEGA OCTUBRE 2020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/11/2020</text:p>
          </table:table-cell>
          <table:table-cell office:value-type="string" table:style-name="ce1">
            <text:p>5.2.1.2.33</text:p>
          </table:table-cell>
          <table:table-cell office:value-type="string" table:style-name="ce1">
            <text:p>COM 202011000007</text:p>
          </table:table-cell>
          <table:table-cell office:value-type="string" table:style-name="ce1">
            <text:p>FAC 001-001-000000279</text:p>
          </table:table-cell>
          <table:table-cell office:value-type="string" table:style-name="ce1">
            <text:p>0902972355001</text:p>
          </table:table-cell>
          <table:table-cell office:value-type="string" table:style-name="ce1">
            <text:p>OLGA VICTORIA RIZZO NUÑEZ</text:p>
          </table:table-cell>
          <table:table-cell office:value-type="string" table:style-name="ce1">
            <text:p>FC 279 OLGA RIZZO<text:s/>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/12/2020</text:p>
          </table:table-cell>
          <table:table-cell office:value-type="string" table:style-name="ce1">
            <text:p>5.2.1.2.33</text:p>
          </table:table-cell>
          <table:table-cell office:value-type="string" table:style-name="ce1">
            <text:p>COM 202012000005</text:p>
          </table:table-cell>
          <table:table-cell office:value-type="string" table:style-name="ce1">
            <text:p>FAC 001-001-000000280</text:p>
          </table:table-cell>
          <table:table-cell office:value-type="string" table:style-name="ce1">
            <text:p>0902972355001</text:p>
          </table:table-cell>
          <table:table-cell office:value-type="string" table:style-name="ce1">
            <text:p>OLGA VICTORIA RIZZO NUÑEZ</text:p>
          </table:table-cell>
          <table:table-cell office:value-type="string" table:style-name="ce1">
            <text:p>FC 280 OLGA RIZZO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float" office:value="12000" table:formula="of:=SUM([.H6:.H18])" table:style-name="ce1">
            <text:p>12000</text:p>
          </table:table-cell>
          <table:table-cell table:number-columns-repeated="16376"/>
        </table:table-row>
        <table:table-row table:number-rows-repeated="1048557" table:style-name="ro2">
          <table:table-cell table:number-columns-repeated="16384"/>
        </table:table-row>
      </table:table>
      <table:table table:name="MELACORP" table:style-name="ta3">
        <table:table-column table:style-name="co9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0" table:number-columns-repeated="16376" table:default-cell-style-name="ce1"/>
        <table:table-row table:style-name="ro1">
          <table:table-cell office:value-type="string" table:style-name="ce15">
            <text:p>Fecha</text:p>
          </table:table-cell>
          <table:table-cell office:value-type="string" table:style-name="ce15">
            <text:p>Código</text:p>
          </table:table-cell>
          <table:table-cell office:value-type="string" table:style-name="ce15">
            <text:p>Asiento</text:p>
          </table:table-cell>
          <table:table-cell office:value-type="string" table:style-name="ce15">
            <text:p>Documento</text:p>
          </table:table-cell>
          <table:table-cell office:value-type="string" table:style-name="ce15">
            <text:p>Identificación</text:p>
          </table:table-cell>
          <table:table-cell office:value-type="string" table:style-name="ce15">
            <text:p>Persona</text:p>
          </table:table-cell>
          <table:table-cell office:value-type="string" table:style-name="ce15">
            <text:p>Descripción</text:p>
          </table:table-cell>
          <table:table-cell office:value-type="string" table:style-name="ce15">
            <text:p>Debe</text:p>
          </table:table-cell>
          <table:table-cell table:number-columns-repeated="16376" table:style-name="ce15"/>
        </table:table-row>
        <table:table-row table:style-name="ro2">
          <table:table-cell office:value-type="string" table:style-name="ce1">
            <text:p>07/12/2020</text:p>
          </table:table-cell>
          <table:table-cell office:value-type="string" table:style-name="ce1">
            <text:p>5.1.7.20</text:p>
          </table:table-cell>
          <table:table-cell office:value-type="string" table:style-name="ce1">
            <text:p>COM 202012000020</text:p>
          </table:table-cell>
          <table:table-cell office:value-type="string" table:style-name="ce1">
            <text:p>FAC 001-001-000010310</text:p>
          </table:table-cell>
          <table:table-cell office:value-type="string" table:style-name="ce1">
            <text:p>0991295240001</text:p>
          </table:table-cell>
          <table:table-cell office:value-type="string" table:style-name="ce1">
            <text:p>MELACORP S.A.</text:p>
          </table:table-cell>
          <table:table-cell office:value-type="string" table:style-name="ce1">
            <text:p>FC 10310 MELACORP S.A.</text:p>
          </table:table-cell>
          <table:table-cell office:value-type="float" office:value="13000" table:style-name="ce1">
            <text:p>13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float" office:value="13000" table:formula="of:=SUM([.H2:.H3])" table:style-name="ce1">
            <text:p>13000</text:p>
          </table:table-cell>
          <table:table-cell table:number-columns-repeated="16376"/>
        </table:table-row>
        <table:table-row table:number-rows-repeated="1048572" table:style-name="ro2">
          <table:table-cell table:number-columns-repeated="16384"/>
        </table:table-row>
      </table:table>
      <table:table table:name="MGrelacionadas" table:style-name="ta4">
        <table:table-column table:style-name="co9" table:default-cell-style-name="ce1"/>
        <table:table-column table:style-name="co2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30" table:number-columns-repeated="16376" table:default-cell-style-name="ce1"/>
        <table:table-row table:style-name="ro1">
          <table:table-cell office:value-type="string" table:style-name="ce15">
            <text:p>Fecha</text:p>
          </table:table-cell>
          <table:table-cell office:value-type="string" table:style-name="ce15">
            <text:p>Código</text:p>
          </table:table-cell>
          <table:table-cell office:value-type="string" table:style-name="ce15">
            <text:p>Asiento</text:p>
          </table:table-cell>
          <table:table-cell office:value-type="string" table:style-name="ce15">
            <text:p>Documento</text:p>
          </table:table-cell>
          <table:table-cell office:value-type="string" table:style-name="ce15">
            <text:p>Identificación</text:p>
          </table:table-cell>
          <table:table-cell office:value-type="string" table:style-name="ce15">
            <text:p>Persona</text:p>
          </table:table-cell>
          <table:table-cell office:value-type="string" table:style-name="ce15">
            <text:p>Descripción</text:p>
          </table:table-cell>
          <table:table-cell office:value-type="string" table:style-name="ce15">
            <text:p>Debe</text:p>
          </table:table-cell>
          <table:table-cell table:number-columns-repeated="16376" table:style-name="ce15"/>
        </table:table-row>
        <table:table-row table:style-name="ro2">
          <table:table-cell office:value-type="string" table:style-name="ce1">
            <text:p>31/01/2020</text:p>
          </table:table-cell>
          <table:table-cell office:value-type="string" table:style-name="ce1">
            <text:p>5.2.1.2.1</text:p>
          </table:table-cell>
          <table:table-cell office:value-type="string" table:style-name="ce1">
            <text:p>NOM 202001000002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Enero 2020, - CASAL RIZZO MARIA DOLORES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29/02/2020</text:p>
          </table:table-cell>
          <table:table-cell office:value-type="string" table:style-name="ce1">
            <text:p>5.2.1.2.1</text:p>
          </table:table-cell>
          <table:table-cell office:value-type="string" table:style-name="ce1">
            <text:p>NOM 202002000002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Febrero 2020, - CASAL RIZZO MARIA DOLORES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3/2020</text:p>
          </table:table-cell>
          <table:table-cell office:value-type="string" table:style-name="ce1">
            <text:p>5.2.1.2.1</text:p>
          </table:table-cell>
          <table:table-cell office:value-type="string" table:style-name="ce1">
            <text:p>NOM 202003000002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Marzo 2020, - CASAL RIZZO MARIA DOLORES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4/2020</text:p>
          </table:table-cell>
          <table:table-cell office:value-type="string" table:style-name="ce1">
            <text:p>5.2.1.2.1</text:p>
          </table:table-cell>
          <table:table-cell office:value-type="string" table:style-name="ce1">
            <text:p>NOM 202004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Abril 2020, - CASAL RIZZO MARIA DOLORES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5/2020</text:p>
          </table:table-cell>
          <table:table-cell office:value-type="string" table:style-name="ce1">
            <text:p>5.2.1.2.1</text:p>
          </table:table-cell>
          <table:table-cell office:value-type="string" table:style-name="ce1">
            <text:p>NOM 202005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Mayo 2020, - CASAL RIZZO MARIA DOLORES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6/2020</text:p>
          </table:table-cell>
          <table:table-cell office:value-type="string" table:style-name="ce1">
            <text:p>5.2.1.2.1</text:p>
          </table:table-cell>
          <table:table-cell office:value-type="string" table:style-name="ce1">
            <text:p>NOM 202006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Junio 2020, - CASAL RIZZO MARIA DOLORES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7/2020</text:p>
          </table:table-cell>
          <table:table-cell office:value-type="string" table:style-name="ce1">
            <text:p>5.2.1.2.1</text:p>
          </table:table-cell>
          <table:table-cell office:value-type="string" table:style-name="ce1">
            <text:p>NOM 202007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Julio 2020, - CASAL RIZZO MARIA DOLORES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8/2020</text:p>
          </table:table-cell>
          <table:table-cell office:value-type="string" table:style-name="ce1">
            <text:p>5.2.1.2.1</text:p>
          </table:table-cell>
          <table:table-cell office:value-type="string" table:style-name="ce1">
            <text:p>NOM 202008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Agosto 2020, - CASAL RIZZO MARIA DOLORES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1/2020</text:p>
          </table:table-cell>
          <table:table-cell office:value-type="string" table:style-name="ce1">
            <text:p>5.2.1.2.2</text:p>
          </table:table-cell>
          <table:table-cell office:value-type="string" table:style-name="ce1">
            <text:p>NOM 202001000002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Enero 2020, - CASAL RIZZO MARIA DOLORES</text:p>
          </table:table-cell>
          <table:table-cell office:value-type="float" office:value="243.01" table:style-name="ce1">
            <text:p>243,0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29/02/2020</text:p>
          </table:table-cell>
          <table:table-cell office:value-type="string" table:style-name="ce1">
            <text:p>5.2.1.2.2</text:p>
          </table:table-cell>
          <table:table-cell office:value-type="string" table:style-name="ce1">
            <text:p>NOM 202002000002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Febrero 2020, - CASAL RIZZO MARIA DOLORES</text:p>
          </table:table-cell>
          <table:table-cell office:value-type="float" office:value="243" table:style-name="ce1">
            <text:p>24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3/2020</text:p>
          </table:table-cell>
          <table:table-cell office:value-type="string" table:style-name="ce1">
            <text:p>5.2.1.2.2</text:p>
          </table:table-cell>
          <table:table-cell office:value-type="string" table:style-name="ce1">
            <text:p>NOM 202003000002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Marzo 2020, - CASAL RIZZO MARIA DOLORES</text:p>
          </table:table-cell>
          <table:table-cell office:value-type="float" office:value="243" table:style-name="ce1">
            <text:p>24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4/2020</text:p>
          </table:table-cell>
          <table:table-cell office:value-type="string" table:style-name="ce1">
            <text:p>5.2.1.2.2</text:p>
          </table:table-cell>
          <table:table-cell office:value-type="string" table:style-name="ce1">
            <text:p>NOM 202004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Abril 2020, - CASAL RIZZO MARIA DOLORES</text:p>
          </table:table-cell>
          <table:table-cell office:value-type="float" office:value="243" table:style-name="ce1">
            <text:p>24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5/2020</text:p>
          </table:table-cell>
          <table:table-cell office:value-type="string" table:style-name="ce1">
            <text:p>5.2.1.2.2</text:p>
          </table:table-cell>
          <table:table-cell office:value-type="string" table:style-name="ce1">
            <text:p>NOM 202005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Mayo 2020, - CASAL RIZZO MARIA DOLORES</text:p>
          </table:table-cell>
          <table:table-cell office:value-type="float" office:value="243" table:style-name="ce1">
            <text:p>24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6/2020</text:p>
          </table:table-cell>
          <table:table-cell office:value-type="string" table:style-name="ce1">
            <text:p>5.2.1.2.2</text:p>
          </table:table-cell>
          <table:table-cell office:value-type="string" table:style-name="ce1">
            <text:p>NOM 202006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Junio 2020, - CASAL RIZZO MARIA DOLORES</text:p>
          </table:table-cell>
          <table:table-cell office:value-type="float" office:value="243" table:style-name="ce1">
            <text:p>24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7/2020</text:p>
          </table:table-cell>
          <table:table-cell office:value-type="string" table:style-name="ce1">
            <text:p>5.2.1.2.2</text:p>
          </table:table-cell>
          <table:table-cell office:value-type="string" table:style-name="ce1">
            <text:p>NOM 202007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Julio 2020, - CASAL RIZZO MARIA DOLORES</text:p>
          </table:table-cell>
          <table:table-cell office:value-type="float" office:value="243" table:style-name="ce1">
            <text:p>24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8/2020</text:p>
          </table:table-cell>
          <table:table-cell office:value-type="string" table:style-name="ce1">
            <text:p>5.2.1.2.2</text:p>
          </table:table-cell>
          <table:table-cell office:value-type="string" table:style-name="ce1">
            <text:p>NOM 202008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Agosto 2020, - CASAL RIZZO MARIA DOLORES</text:p>
          </table:table-cell>
          <table:table-cell office:value-type="float" office:value="243" table:style-name="ce1">
            <text:p>24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1/2020</text:p>
          </table:table-cell>
          <table:table-cell office:value-type="string" table:style-name="ce1">
            <text:p>5.2.1.2.3</text:p>
          </table:table-cell>
          <table:table-cell office:value-type="string" table:style-name="ce1">
            <text:p>NOM 202001000002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Enero 2020, - CASAL RIZZO MARIA DOLORES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29/02/2020</text:p>
          </table:table-cell>
          <table:table-cell office:value-type="string" table:style-name="ce1">
            <text:p>5.2.1.2.3</text:p>
          </table:table-cell>
          <table:table-cell office:value-type="string" table:style-name="ce1">
            <text:p>NOM 202002000002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Febrero 2020, - CASAL RIZZO MARIA DOLORES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3/2020</text:p>
          </table:table-cell>
          <table:table-cell office:value-type="string" table:style-name="ce1">
            <text:p>5.2.1.2.3</text:p>
          </table:table-cell>
          <table:table-cell office:value-type="string" table:style-name="ce1">
            <text:p>NOM 202003000002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Marzo 2020, - CASAL RIZZO MARIA DOLORES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4/2020</text:p>
          </table:table-cell>
          <table:table-cell office:value-type="string" table:style-name="ce1">
            <text:p>5.2.1.2.3</text:p>
          </table:table-cell>
          <table:table-cell office:value-type="string" table:style-name="ce1">
            <text:p>NOM 202004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Abril 2020, - CASAL RIZZO MARIA DOLORES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5/2020</text:p>
          </table:table-cell>
          <table:table-cell office:value-type="string" table:style-name="ce1">
            <text:p>5.2.1.2.3</text:p>
          </table:table-cell>
          <table:table-cell office:value-type="string" table:style-name="ce1">
            <text:p>NOM 202005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Mayo 2020, - CASAL RIZZO MARIA DOLORES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6/2020</text:p>
          </table:table-cell>
          <table:table-cell office:value-type="string" table:style-name="ce1">
            <text:p>5.2.1.2.3</text:p>
          </table:table-cell>
          <table:table-cell office:value-type="string" table:style-name="ce1">
            <text:p>NOM 202006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Junio 2020, - CASAL RIZZO MARIA DOLORES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7/2020</text:p>
          </table:table-cell>
          <table:table-cell office:value-type="string" table:style-name="ce1">
            <text:p>5.2.1.2.3</text:p>
          </table:table-cell>
          <table:table-cell office:value-type="string" table:style-name="ce1">
            <text:p>NOM 202007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Julio 2020, - CASAL RIZZO MARIA DOLORES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8/2020</text:p>
          </table:table-cell>
          <table:table-cell office:value-type="string" table:style-name="ce1">
            <text:p>5.2.1.2.3</text:p>
          </table:table-cell>
          <table:table-cell office:value-type="string" table:style-name="ce1">
            <text:p>NOM 202008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Agosto 2020, - CASAL RIZZO MARIA DOLORES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1/2020</text:p>
          </table:table-cell>
          <table:table-cell office:value-type="string" table:style-name="ce1">
            <text:p>5.2.1.2.4</text:p>
          </table:table-cell>
          <table:table-cell office:value-type="string" table:style-name="ce1">
            <text:p>NOM 202001000002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Enero 2020, - CASAL RIZZO MARIA DOLORES</text:p>
          </table:table-cell>
          <table:table-cell office:value-type="float" office:value="33.33" table:style-name="ce1">
            <text:p>33,3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29/02/2020</text:p>
          </table:table-cell>
          <table:table-cell office:value-type="string" table:style-name="ce1">
            <text:p>5.2.1.2.4</text:p>
          </table:table-cell>
          <table:table-cell office:value-type="string" table:style-name="ce1">
            <text:p>NOM 202002000002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Febrero 2020, - CASAL RIZZO MARIA DOLORES</text:p>
          </table:table-cell>
          <table:table-cell office:value-type="float" office:value="33.33" table:style-name="ce1">
            <text:p>33,3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3/2020</text:p>
          </table:table-cell>
          <table:table-cell office:value-type="string" table:style-name="ce1">
            <text:p>5.2.1.2.4</text:p>
          </table:table-cell>
          <table:table-cell office:value-type="string" table:style-name="ce1">
            <text:p>NOM 202003000002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Marzo 2020, - CASAL RIZZO MARIA DOLORES</text:p>
          </table:table-cell>
          <table:table-cell office:value-type="float" office:value="33.33" table:style-name="ce1">
            <text:p>33,3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4/2020</text:p>
          </table:table-cell>
          <table:table-cell office:value-type="string" table:style-name="ce1">
            <text:p>5.2.1.2.4</text:p>
          </table:table-cell>
          <table:table-cell office:value-type="string" table:style-name="ce1">
            <text:p>NOM 202004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Abril 2020, - CASAL RIZZO MARIA DOLORES</text:p>
          </table:table-cell>
          <table:table-cell office:value-type="float" office:value="33.33" table:style-name="ce1">
            <text:p>33,3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5/2020</text:p>
          </table:table-cell>
          <table:table-cell office:value-type="string" table:style-name="ce1">
            <text:p>5.2.1.2.4</text:p>
          </table:table-cell>
          <table:table-cell office:value-type="string" table:style-name="ce1">
            <text:p>NOM 202005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Mayo 2020, - CASAL RIZZO MARIA DOLORES</text:p>
          </table:table-cell>
          <table:table-cell office:value-type="float" office:value="33.33" table:style-name="ce1">
            <text:p>33,3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6/2020</text:p>
          </table:table-cell>
          <table:table-cell office:value-type="string" table:style-name="ce1">
            <text:p>5.2.1.2.4</text:p>
          </table:table-cell>
          <table:table-cell office:value-type="string" table:style-name="ce1">
            <text:p>NOM 202006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Junio 2020, - CASAL RIZZO MARIA DOLORES</text:p>
          </table:table-cell>
          <table:table-cell office:value-type="float" office:value="33.33" table:style-name="ce1">
            <text:p>33,3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7/2020</text:p>
          </table:table-cell>
          <table:table-cell office:value-type="string" table:style-name="ce1">
            <text:p>5.2.1.2.4</text:p>
          </table:table-cell>
          <table:table-cell office:value-type="string" table:style-name="ce1">
            <text:p>NOM 202007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Julio 2020, - CASAL RIZZO MARIA DOLORES</text:p>
          </table:table-cell>
          <table:table-cell office:value-type="float" office:value="33.33" table:style-name="ce1">
            <text:p>33,3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8/2020</text:p>
          </table:table-cell>
          <table:table-cell office:value-type="string" table:style-name="ce1">
            <text:p>5.2.1.2.4</text:p>
          </table:table-cell>
          <table:table-cell office:value-type="string" table:style-name="ce1">
            <text:p>NOM 202008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Agosto 2020, - CASAL RIZZO MARIA DOLORES</text:p>
          </table:table-cell>
          <table:table-cell office:value-type="float" office:value="33.33" table:style-name="ce1">
            <text:p>33,3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1/2020</text:p>
          </table:table-cell>
          <table:table-cell office:value-type="string" table:style-name="ce1">
            <text:p>5.2.1.2.5</text:p>
          </table:table-cell>
          <table:table-cell office:value-type="string" table:style-name="ce1">
            <text:p>NOM 202001000002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Enero 2020, - CASAL RIZZO MARIA DOLORES</text:p>
          </table:table-cell>
          <table:table-cell office:value-type="float" office:value="138.88999999999999" table:style-name="ce1">
            <text:p>138,8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29/02/2020</text:p>
          </table:table-cell>
          <table:table-cell office:value-type="string" table:style-name="ce1">
            <text:p>5.2.1.2.5</text:p>
          </table:table-cell>
          <table:table-cell office:value-type="string" table:style-name="ce1">
            <text:p>NOM 202002000002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Febrero 2020, - CASAL RIZZO MARIA DOLORES</text:p>
          </table:table-cell>
          <table:table-cell office:value-type="float" office:value="138.88999999999999" table:style-name="ce1">
            <text:p>138,8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3/2020</text:p>
          </table:table-cell>
          <table:table-cell office:value-type="string" table:style-name="ce1">
            <text:p>5.2.1.2.5</text:p>
          </table:table-cell>
          <table:table-cell office:value-type="string" table:style-name="ce1">
            <text:p>NOM 202003000002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Marzo 2020, - CASAL RIZZO MARIA DOLORES</text:p>
          </table:table-cell>
          <table:table-cell office:value-type="float" office:value="138.88999999999999" table:style-name="ce1">
            <text:p>138,8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4/2020</text:p>
          </table:table-cell>
          <table:table-cell office:value-type="string" table:style-name="ce1">
            <text:p>5.2.1.2.5</text:p>
          </table:table-cell>
          <table:table-cell office:value-type="string" table:style-name="ce1">
            <text:p>NOM 202004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Abril 2020, - CASAL RIZZO MARIA DOLORES</text:p>
          </table:table-cell>
          <table:table-cell office:value-type="float" office:value="138.88999999999999" table:style-name="ce1">
            <text:p>138,8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5/2020</text:p>
          </table:table-cell>
          <table:table-cell office:value-type="string" table:style-name="ce1">
            <text:p>5.2.1.2.5</text:p>
          </table:table-cell>
          <table:table-cell office:value-type="string" table:style-name="ce1">
            <text:p>NOM 202005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Mayo 2020, - CASAL RIZZO MARIA DOLORES</text:p>
          </table:table-cell>
          <table:table-cell office:value-type="float" office:value="138.88999999999999" table:style-name="ce1">
            <text:p>138,8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6/2020</text:p>
          </table:table-cell>
          <table:table-cell office:value-type="string" table:style-name="ce1">
            <text:p>5.2.1.2.5</text:p>
          </table:table-cell>
          <table:table-cell office:value-type="string" table:style-name="ce1">
            <text:p>NOM 202006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Junio 2020, - CASAL RIZZO MARIA DOLORES</text:p>
          </table:table-cell>
          <table:table-cell office:value-type="float" office:value="138.88999999999999" table:style-name="ce1">
            <text:p>138,8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7/2020</text:p>
          </table:table-cell>
          <table:table-cell office:value-type="string" table:style-name="ce1">
            <text:p>5.2.1.2.5</text:p>
          </table:table-cell>
          <table:table-cell office:value-type="string" table:style-name="ce1">
            <text:p>NOM 202007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Julio 2020, - CASAL RIZZO MARIA DOLORES</text:p>
          </table:table-cell>
          <table:table-cell office:value-type="float" office:value="138.88999999999999" table:style-name="ce1">
            <text:p>138,8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8/2020</text:p>
          </table:table-cell>
          <table:table-cell office:value-type="string" table:style-name="ce1">
            <text:p>5.2.1.2.5</text:p>
          </table:table-cell>
          <table:table-cell office:value-type="string" table:style-name="ce1">
            <text:p>NOM 202008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Agosto 2020, - CASAL RIZZO MARIA DOLORES</text:p>
          </table:table-cell>
          <table:table-cell office:value-type="float" office:value="138.88999999999999" table:style-name="ce1">
            <text:p>138,8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1/2020</text:p>
          </table:table-cell>
          <table:table-cell office:value-type="string" table:style-name="ce1">
            <text:p>5.2.1.2.6</text:p>
          </table:table-cell>
          <table:table-cell office:value-type="string" table:style-name="ce1">
            <text:p>NOM 202001000002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Enero 2020, - CASAL RIZZO MARIA DOLORES</text:p>
          </table:table-cell>
          <table:table-cell office:value-type="float" office:value="166.68" table:style-name="ce1">
            <text:p>166,6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29/02/2020</text:p>
          </table:table-cell>
          <table:table-cell office:value-type="string" table:style-name="ce1">
            <text:p>5.2.1.2.6</text:p>
          </table:table-cell>
          <table:table-cell office:value-type="string" table:style-name="ce1">
            <text:p>NOM 202002000002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Febrero 2020, - CASAL RIZZO MARIA DOLORES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3/2020</text:p>
          </table:table-cell>
          <table:table-cell office:value-type="string" table:style-name="ce1">
            <text:p>5.2.1.2.6</text:p>
          </table:table-cell>
          <table:table-cell office:value-type="string" table:style-name="ce1">
            <text:p>NOM 202003000002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Marzo 2020, - CASAL RIZZO MARIA DOLORES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4/2020</text:p>
          </table:table-cell>
          <table:table-cell office:value-type="string" table:style-name="ce1">
            <text:p>5.2.1.2.6</text:p>
          </table:table-cell>
          <table:table-cell office:value-type="string" table:style-name="ce1">
            <text:p>NOM 202004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Abril 2020, - CASAL RIZZO MARIA DOLORES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5/2020</text:p>
          </table:table-cell>
          <table:table-cell office:value-type="string" table:style-name="ce1">
            <text:p>5.2.1.2.6</text:p>
          </table:table-cell>
          <table:table-cell office:value-type="string" table:style-name="ce1">
            <text:p>NOM 202005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Mayo 2020, - CASAL RIZZO MARIA DOLORES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6/2020</text:p>
          </table:table-cell>
          <table:table-cell office:value-type="string" table:style-name="ce1">
            <text:p>5.2.1.2.6</text:p>
          </table:table-cell>
          <table:table-cell office:value-type="string" table:style-name="ce1">
            <text:p>NOM 202006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Junio 2020, - CASAL RIZZO MARIA DOLORES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7/2020</text:p>
          </table:table-cell>
          <table:table-cell office:value-type="string" table:style-name="ce1">
            <text:p>5.2.1.2.6</text:p>
          </table:table-cell>
          <table:table-cell office:value-type="string" table:style-name="ce1">
            <text:p>NOM 202007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Julio 2020, - CASAL RIZZO MARIA DOLORES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8/2020</text:p>
          </table:table-cell>
          <table:table-cell office:value-type="string" table:style-name="ce1">
            <text:p>5.2.1.2.6</text:p>
          </table:table-cell>
          <table:table-cell office:value-type="string" table:style-name="ce1">
            <text:p>NOM 202008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Agosto 2020, - CASAL RIZZO MARIA DOLORES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1/2020</text:p>
          </table:table-cell>
          <table:table-cell office:value-type="string" table:style-name="ce1">
            <text:p>5.2.1.2.9</text:p>
          </table:table-cell>
          <table:table-cell office:value-type="string" table:style-name="ce1">
            <text:p>NOM 202001000002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Enero 2020, - CASAL RIZZO MARIA DOLORES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29/02/2020</text:p>
          </table:table-cell>
          <table:table-cell office:value-type="string" table:style-name="ce1">
            <text:p>5.2.1.2.9</text:p>
          </table:table-cell>
          <table:table-cell office:value-type="string" table:style-name="ce1">
            <text:p>NOM 202002000002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Febrero 2020, - CASAL RIZZO MARIA DOLORES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3/2020</text:p>
          </table:table-cell>
          <table:table-cell office:value-type="string" table:style-name="ce1">
            <text:p>5.2.1.2.9</text:p>
          </table:table-cell>
          <table:table-cell office:value-type="string" table:style-name="ce1">
            <text:p>NOM 202003000002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Marzo 2020, - CASAL RIZZO MARIA DOLORES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4/2020</text:p>
          </table:table-cell>
          <table:table-cell office:value-type="string" table:style-name="ce1">
            <text:p>5.2.1.2.9</text:p>
          </table:table-cell>
          <table:table-cell office:value-type="string" table:style-name="ce1">
            <text:p>NOM 202004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Abril 2020, - CASAL RIZZO MARIA DOLORES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5/2020</text:p>
          </table:table-cell>
          <table:table-cell office:value-type="string" table:style-name="ce1">
            <text:p>5.2.1.2.9</text:p>
          </table:table-cell>
          <table:table-cell office:value-type="string" table:style-name="ce1">
            <text:p>NOM 202005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Mayo 2020, - CASAL RIZZO MARIA DOLORES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6/2020</text:p>
          </table:table-cell>
          <table:table-cell office:value-type="string" table:style-name="ce1">
            <text:p>5.2.1.2.9</text:p>
          </table:table-cell>
          <table:table-cell office:value-type="string" table:style-name="ce1">
            <text:p>NOM 202006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Junio 2020, - CASAL RIZZO MARIA DOLORES</text:p>
          </table:table-cell>
          <table:table-cell office:value-type="float" office:value="562.5" table:style-name="ce1">
            <text:p>562,5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7/2020</text:p>
          </table:table-cell>
          <table:table-cell office:value-type="string" table:style-name="ce1">
            <text:p>5.2.1.2.9</text:p>
          </table:table-cell>
          <table:table-cell office:value-type="string" table:style-name="ce1">
            <text:p>NOM 202007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Julio 2020, - CASAL RIZZO MARIA DOLORES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8/2020</text:p>
          </table:table-cell>
          <table:table-cell office:value-type="string" table:style-name="ce1">
            <text:p>5.2.1.2.9</text:p>
          </table:table-cell>
          <table:table-cell office:value-type="string" table:style-name="ce1">
            <text:p>NOM 202008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Agosto 2020, - CASAL RIZZO MARIA DOLORES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10/2020</text:p>
          </table:table-cell>
          <table:table-cell office:value-type="string" table:style-name="ce1">
            <text:p>5.1.1.1</text:p>
          </table:table-cell>
          <table:table-cell office:value-type="string" table:style-name="ce1">
            <text:p>NOM 202010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Octubre 2020, - CASAL RIZZO MARIA DOLORES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11/2020</text:p>
          </table:table-cell>
          <table:table-cell office:value-type="string" table:style-name="ce1">
            <text:p>5.1.1.1</text:p>
          </table:table-cell>
          <table:table-cell office:value-type="string" table:style-name="ce1">
            <text:p>NOM 202011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Noviembre 2020, - CASAL RIZZO MARIA DOLORES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12/2020</text:p>
          </table:table-cell>
          <table:table-cell office:value-type="string" table:style-name="ce1">
            <text:p>5.1.1.1</text:p>
          </table:table-cell>
          <table:table-cell office:value-type="string" table:style-name="ce1">
            <text:p>NOM 202012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Diciembre 2020, - CASAL RIZZO MARIA DOLORES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10/2020</text:p>
          </table:table-cell>
          <table:table-cell office:value-type="string" table:style-name="ce1">
            <text:p>5.1.5.5</text:p>
          </table:table-cell>
          <table:table-cell office:value-type="string" table:style-name="ce1">
            <text:p>NOM 202010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Octubre 2020, - CASAL RIZZO MARIA DOLORES</text:p>
          </table:table-cell>
          <table:table-cell office:value-type="float" office:value="250" table:style-name="ce1">
            <text:p>25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11/2020</text:p>
          </table:table-cell>
          <table:table-cell office:value-type="string" table:style-name="ce1">
            <text:p>5.1.5.5</text:p>
          </table:table-cell>
          <table:table-cell office:value-type="string" table:style-name="ce1">
            <text:p>NOM 202011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Noviembre 2020, - CASAL RIZZO MARIA DOLORES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12/2020</text:p>
          </table:table-cell>
          <table:table-cell office:value-type="string" table:style-name="ce1">
            <text:p>5.1.5.5</text:p>
          </table:table-cell>
          <table:table-cell office:value-type="string" table:style-name="ce1">
            <text:p>NOM 202012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Diciembre 2020, - CASAL RIZZO MARIA DOLORES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9/2020</text:p>
          </table:table-cell>
          <table:table-cell office:value-type="string" table:style-name="ce1">
            <text:p>5.2.1.2.1</text:p>
          </table:table-cell>
          <table:table-cell office:value-type="string" table:style-name="ce1">
            <text:p>NOM 202009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Septiembre 2020, - CASAL RIZZO MARIA DOLORES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10/2020</text:p>
          </table:table-cell>
          <table:table-cell office:value-type="string" table:style-name="ce1">
            <text:p>5.2.1.2.1</text:p>
          </table:table-cell>
          <table:table-cell office:value-type="string" table:style-name="ce1">
            <text:p>NOM 202010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Octubre 2020, - CASAL RIZZO MARIA DOLORES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9/2020</text:p>
          </table:table-cell>
          <table:table-cell office:value-type="string" table:style-name="ce1">
            <text:p>5.2.1.2.2</text:p>
          </table:table-cell>
          <table:table-cell office:value-type="string" table:style-name="ce1">
            <text:p>NOM 202009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Septiembre 2020, - CASAL RIZZO MARIA DOLORES</text:p>
          </table:table-cell>
          <table:table-cell office:value-type="float" office:value="243" table:style-name="ce1">
            <text:p>24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10/2020</text:p>
          </table:table-cell>
          <table:table-cell office:value-type="string" table:style-name="ce1">
            <text:p>5.2.1.2.2</text:p>
          </table:table-cell>
          <table:table-cell office:value-type="string" table:style-name="ce1">
            <text:p>NOM 202010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Octubre 2020, - CASAL RIZZO MARIA DOLORES</text:p>
          </table:table-cell>
          <table:table-cell office:value-type="float" office:value="243" table:style-name="ce1">
            <text:p>24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11/2020</text:p>
          </table:table-cell>
          <table:table-cell office:value-type="string" table:style-name="ce1">
            <text:p>5.2.1.2.2</text:p>
          </table:table-cell>
          <table:table-cell office:value-type="string" table:style-name="ce1">
            <text:p>NOM 202011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Noviembre 2020, - CASAL RIZZO MARIA DOLORES</text:p>
          </table:table-cell>
          <table:table-cell office:value-type="float" office:value="243" table:style-name="ce1">
            <text:p>24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12/2020</text:p>
          </table:table-cell>
          <table:table-cell office:value-type="string" table:style-name="ce1">
            <text:p>5.2.1.2.2</text:p>
          </table:table-cell>
          <table:table-cell office:value-type="string" table:style-name="ce1">
            <text:p>NOM 202012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Diciembre 2020, - CASAL RIZZO MARIA DOLORES</text:p>
          </table:table-cell>
          <table:table-cell office:value-type="float" office:value="243" table:style-name="ce1">
            <text:p>24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9/2020</text:p>
          </table:table-cell>
          <table:table-cell office:value-type="string" table:style-name="ce1">
            <text:p>5.2.1.2.3</text:p>
          </table:table-cell>
          <table:table-cell office:value-type="string" table:style-name="ce1">
            <text:p>NOM 202009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Septiembre 2020, - CASAL RIZZO MARIA DOLORES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10/2020</text:p>
          </table:table-cell>
          <table:table-cell office:value-type="string" table:style-name="ce1">
            <text:p>5.2.1.2.3</text:p>
          </table:table-cell>
          <table:table-cell office:value-type="string" table:style-name="ce1">
            <text:p>NOM 202010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Octubre 2020, - CASAL RIZZO MARIA DOLORES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11/2020</text:p>
          </table:table-cell>
          <table:table-cell office:value-type="string" table:style-name="ce1">
            <text:p>5.2.1.2.3</text:p>
          </table:table-cell>
          <table:table-cell office:value-type="string" table:style-name="ce1">
            <text:p>NOM 202011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Noviembre 2020, - CASAL RIZZO MARIA DOLORES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12/2020</text:p>
          </table:table-cell>
          <table:table-cell office:value-type="string" table:style-name="ce1">
            <text:p>5.2.1.2.3</text:p>
          </table:table-cell>
          <table:table-cell office:value-type="string" table:style-name="ce1">
            <text:p>NOM 202012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Diciembre 2020, - CASAL RIZZO MARIA DOLORES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9/2020</text:p>
          </table:table-cell>
          <table:table-cell office:value-type="string" table:style-name="ce1">
            <text:p>5.2.1.2.4</text:p>
          </table:table-cell>
          <table:table-cell office:value-type="string" table:style-name="ce1">
            <text:p>NOM 202009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Septiembre 2020, - CASAL RIZZO MARIA DOLORES</text:p>
          </table:table-cell>
          <table:table-cell office:value-type="float" office:value="33.33" table:style-name="ce1">
            <text:p>33,3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10/2020</text:p>
          </table:table-cell>
          <table:table-cell office:value-type="string" table:style-name="ce1">
            <text:p>5.2.1.2.4</text:p>
          </table:table-cell>
          <table:table-cell office:value-type="string" table:style-name="ce1">
            <text:p>NOM 202010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Octubre 2020, - CASAL RIZZO MARIA DOLORES</text:p>
          </table:table-cell>
          <table:table-cell office:value-type="float" office:value="33.33" table:style-name="ce1">
            <text:p>33,3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11/2020</text:p>
          </table:table-cell>
          <table:table-cell office:value-type="string" table:style-name="ce1">
            <text:p>5.2.1.2.4</text:p>
          </table:table-cell>
          <table:table-cell office:value-type="string" table:style-name="ce1">
            <text:p>NOM 202011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Noviembre 2020, - CASAL RIZZO MARIA DOLORES</text:p>
          </table:table-cell>
          <table:table-cell office:value-type="float" office:value="33.33" table:style-name="ce1">
            <text:p>33,3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12/2020</text:p>
          </table:table-cell>
          <table:table-cell office:value-type="string" table:style-name="ce1">
            <text:p>5.2.1.2.4</text:p>
          </table:table-cell>
          <table:table-cell office:value-type="string" table:style-name="ce1">
            <text:p>NOM 202012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Diciembre 2020, - CASAL RIZZO MARIA DOLORES</text:p>
          </table:table-cell>
          <table:table-cell office:value-type="float" office:value="33.33" table:style-name="ce1">
            <text:p>33,3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9/2020</text:p>
          </table:table-cell>
          <table:table-cell office:value-type="string" table:style-name="ce1">
            <text:p>5.2.1.2.5</text:p>
          </table:table-cell>
          <table:table-cell office:value-type="string" table:style-name="ce1">
            <text:p>NOM 202009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Septiembre 2020, - CASAL RIZZO MARIA DOLORES</text:p>
          </table:table-cell>
          <table:table-cell office:value-type="float" office:value="138.88999999999999" table:style-name="ce1">
            <text:p>138,8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10/2020</text:p>
          </table:table-cell>
          <table:table-cell office:value-type="string" table:style-name="ce1">
            <text:p>5.2.1.2.5</text:p>
          </table:table-cell>
          <table:table-cell office:value-type="string" table:style-name="ce1">
            <text:p>NOM 202010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Octubre 2020, - CASAL RIZZO MARIA DOLORES</text:p>
          </table:table-cell>
          <table:table-cell office:value-type="float" office:value="138.88999999999999" table:style-name="ce1">
            <text:p>138,8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11/2020</text:p>
          </table:table-cell>
          <table:table-cell office:value-type="string" table:style-name="ce1">
            <text:p>5.2.1.2.5</text:p>
          </table:table-cell>
          <table:table-cell office:value-type="string" table:style-name="ce1">
            <text:p>NOM 202011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Noviembre 2020, - CASAL RIZZO MARIA DOLORES</text:p>
          </table:table-cell>
          <table:table-cell office:value-type="float" office:value="138.88999999999999" table:style-name="ce1">
            <text:p>138,8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12/2020</text:p>
          </table:table-cell>
          <table:table-cell office:value-type="string" table:style-name="ce1">
            <text:p>5.2.1.2.5</text:p>
          </table:table-cell>
          <table:table-cell office:value-type="string" table:style-name="ce1">
            <text:p>NOM 202012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Diciembre 2020, - CASAL RIZZO MARIA DOLORES</text:p>
          </table:table-cell>
          <table:table-cell office:value-type="float" office:value="144.44" table:style-name="ce1">
            <text:p>144,44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9/2020</text:p>
          </table:table-cell>
          <table:table-cell office:value-type="string" table:style-name="ce1">
            <text:p>5.2.1.2.6</text:p>
          </table:table-cell>
          <table:table-cell office:value-type="string" table:style-name="ce1">
            <text:p>NOM 202009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Septiembre 2020, - CASAL RIZZO MARIA DOLORES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10/2020</text:p>
          </table:table-cell>
          <table:table-cell office:value-type="string" table:style-name="ce1">
            <text:p>5.2.1.2.6</text:p>
          </table:table-cell>
          <table:table-cell office:value-type="string" table:style-name="ce1">
            <text:p>NOM 202010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Octubre 2020, - CASAL RIZZO MARIA DOLORES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11/2020</text:p>
          </table:table-cell>
          <table:table-cell office:value-type="string" table:style-name="ce1">
            <text:p>5.2.1.2.6</text:p>
          </table:table-cell>
          <table:table-cell office:value-type="string" table:style-name="ce1">
            <text:p>NOM 202011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Noviembre 2020, - CASAL RIZZO MARIA DOLORES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12/2020</text:p>
          </table:table-cell>
          <table:table-cell office:value-type="string" table:style-name="ce1">
            <text:p>5.2.1.2.6</text:p>
          </table:table-cell>
          <table:table-cell office:value-type="string" table:style-name="ce1">
            <text:p>NOM 202012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Diciembre 2020, - CASAL RIZZO MARIA DOLORES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9/2020</text:p>
          </table:table-cell>
          <table:table-cell office:value-type="string" table:style-name="ce1">
            <text:p>5.2.1.2.9</text:p>
          </table:table-cell>
          <table:table-cell office:value-type="string" table:style-name="ce1">
            <text:p>NOM 202009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Septiembre 2020, - CASAL RIZZO MARIA DOLORES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10/2020</text:p>
          </table:table-cell>
          <table:table-cell office:value-type="string" table:style-name="ce1">
            <text:p>5.2.1.2.9</text:p>
          </table:table-cell>
          <table:table-cell office:value-type="string" table:style-name="ce1">
            <text:p>NOM 202010000001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CASAL RIZZO MARIA DOLORES</text:p>
          </table:table-cell>
          <table:table-cell office:value-type="string" table:style-name="ce1">
            <text:p>Registro de sueldos y provisión de beneficios sociales Octubre 2020, - CASAL RIZZO MARIA DOLORES</text:p>
          </table:table-cell>
          <table:table-cell office:value-type="float" office:value="250" table:style-name="ce1">
            <text:p>25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1/2020</text:p>
          </table:table-cell>
          <table:table-cell office:value-type="string" table:style-name="ce1">
            <text:p>5.1.1.1</text:p>
          </table:table-cell>
          <table:table-cell office:value-type="string" table:style-name="ce1">
            <text:p>NOM 202001000014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Enero 2020, - PAULA CASAL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29/02/2020</text:p>
          </table:table-cell>
          <table:table-cell office:value-type="string" table:style-name="ce1">
            <text:p>5.1.1.1</text:p>
          </table:table-cell>
          <table:table-cell office:value-type="string" table:style-name="ce1">
            <text:p>NOM 202002000014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Febrero 2020, - PAULA CASAL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3/2020</text:p>
          </table:table-cell>
          <table:table-cell office:value-type="string" table:style-name="ce1">
            <text:p>5.1.1.1</text:p>
          </table:table-cell>
          <table:table-cell office:value-type="string" table:style-name="ce1">
            <text:p>NOM 202003000013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Marzo 2020, - PAULA CASAL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4/2020</text:p>
          </table:table-cell>
          <table:table-cell office:value-type="string" table:style-name="ce1">
            <text:p>5.1.1.1</text:p>
          </table:table-cell>
          <table:table-cell office:value-type="string" table:style-name="ce1">
            <text:p>NOM 202004000013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Abril 2020, - PAULA CASAL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5/2020</text:p>
          </table:table-cell>
          <table:table-cell office:value-type="string" table:style-name="ce1">
            <text:p>5.1.1.1</text:p>
          </table:table-cell>
          <table:table-cell office:value-type="string" table:style-name="ce1">
            <text:p>NOM 202005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Mayo 2020, - PAULA CASAL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6/2020</text:p>
          </table:table-cell>
          <table:table-cell office:value-type="string" table:style-name="ce1">
            <text:p>5.1.1.1</text:p>
          </table:table-cell>
          <table:table-cell office:value-type="string" table:style-name="ce1">
            <text:p>NOM 202006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Junio 2020, - PAULA CASAL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7/2020</text:p>
          </table:table-cell>
          <table:table-cell office:value-type="string" table:style-name="ce1">
            <text:p>5.1.1.1</text:p>
          </table:table-cell>
          <table:table-cell office:value-type="string" table:style-name="ce1">
            <text:p>NOM 202007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Julio 2020, - PAULA CASAL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8/2020</text:p>
          </table:table-cell>
          <table:table-cell office:value-type="string" table:style-name="ce1">
            <text:p>5.1.1.1</text:p>
          </table:table-cell>
          <table:table-cell office:value-type="string" table:style-name="ce1">
            <text:p>NOM 202008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Agosto 2020, - PAULA CASAL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1/2020</text:p>
          </table:table-cell>
          <table:table-cell office:value-type="string" table:style-name="ce1">
            <text:p>5.1.1.12</text:p>
          </table:table-cell>
          <table:table-cell office:value-type="string" table:style-name="ce1">
            <text:p>NOM 202001000014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Enero 2020, - PAULA CASAL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29/02/2020</text:p>
          </table:table-cell>
          <table:table-cell office:value-type="string" table:style-name="ce1">
            <text:p>5.1.1.12</text:p>
          </table:table-cell>
          <table:table-cell office:value-type="string" table:style-name="ce1">
            <text:p>NOM 202002000014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Febrero 2020, - PAULA CASAL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3/2020</text:p>
          </table:table-cell>
          <table:table-cell office:value-type="string" table:style-name="ce1">
            <text:p>5.1.1.12</text:p>
          </table:table-cell>
          <table:table-cell office:value-type="string" table:style-name="ce1">
            <text:p>NOM 202003000013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Marzo 2020, - PAULA CASAL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4/2020</text:p>
          </table:table-cell>
          <table:table-cell office:value-type="string" table:style-name="ce1">
            <text:p>5.1.1.12</text:p>
          </table:table-cell>
          <table:table-cell office:value-type="string" table:style-name="ce1">
            <text:p>NOM 202004000013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Abril 2020, - PAULA CASAL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5/2020</text:p>
          </table:table-cell>
          <table:table-cell office:value-type="string" table:style-name="ce1">
            <text:p>5.1.1.12</text:p>
          </table:table-cell>
          <table:table-cell office:value-type="string" table:style-name="ce1">
            <text:p>NOM 202005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Mayo 2020, - PAULA CASAL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6/2020</text:p>
          </table:table-cell>
          <table:table-cell office:value-type="string" table:style-name="ce1">
            <text:p>5.1.1.12</text:p>
          </table:table-cell>
          <table:table-cell office:value-type="string" table:style-name="ce1">
            <text:p>NOM 202006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Junio 2020, - PAULA CASAL</text:p>
          </table:table-cell>
          <table:table-cell office:value-type="float" office:value="562.5" table:style-name="ce1">
            <text:p>562,5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7/2020</text:p>
          </table:table-cell>
          <table:table-cell office:value-type="string" table:style-name="ce1">
            <text:p>5.1.1.12</text:p>
          </table:table-cell>
          <table:table-cell office:value-type="string" table:style-name="ce1">
            <text:p>NOM 202007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Julio 2020, - PAULA CASAL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8/2020</text:p>
          </table:table-cell>
          <table:table-cell office:value-type="string" table:style-name="ce1">
            <text:p>5.1.1.12</text:p>
          </table:table-cell>
          <table:table-cell office:value-type="string" table:style-name="ce1">
            <text:p>NOM 202008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Agosto 2020, - PAULA CASAL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1/2020</text:p>
          </table:table-cell>
          <table:table-cell office:value-type="string" table:style-name="ce1">
            <text:p>5.1.1.2</text:p>
          </table:table-cell>
          <table:table-cell office:value-type="string" table:style-name="ce1">
            <text:p>NOM 202001000014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Enero 2020, - PAULA CASAL</text:p>
          </table:table-cell>
          <table:table-cell office:value-type="float" office:value="243.01" table:style-name="ce1">
            <text:p>243,0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29/02/2020</text:p>
          </table:table-cell>
          <table:table-cell office:value-type="string" table:style-name="ce1">
            <text:p>5.1.1.2</text:p>
          </table:table-cell>
          <table:table-cell office:value-type="string" table:style-name="ce1">
            <text:p>NOM 202002000014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Febrero 2020, - PAULA CASAL</text:p>
          </table:table-cell>
          <table:table-cell office:value-type="float" office:value="243" table:style-name="ce1">
            <text:p>24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3/2020</text:p>
          </table:table-cell>
          <table:table-cell office:value-type="string" table:style-name="ce1">
            <text:p>5.1.1.2</text:p>
          </table:table-cell>
          <table:table-cell office:value-type="string" table:style-name="ce1">
            <text:p>NOM 202003000013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Marzo 2020, - PAULA CASAL</text:p>
          </table:table-cell>
          <table:table-cell office:value-type="float" office:value="243" table:style-name="ce1">
            <text:p>24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4/2020</text:p>
          </table:table-cell>
          <table:table-cell office:value-type="string" table:style-name="ce1">
            <text:p>5.1.1.2</text:p>
          </table:table-cell>
          <table:table-cell office:value-type="string" table:style-name="ce1">
            <text:p>NOM 202004000013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Abril 2020, - PAULA CASAL</text:p>
          </table:table-cell>
          <table:table-cell office:value-type="float" office:value="243" table:style-name="ce1">
            <text:p>24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5/2020</text:p>
          </table:table-cell>
          <table:table-cell office:value-type="string" table:style-name="ce1">
            <text:p>5.1.1.2</text:p>
          </table:table-cell>
          <table:table-cell office:value-type="string" table:style-name="ce1">
            <text:p>NOM 202005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Mayo 2020, - PAULA CASAL</text:p>
          </table:table-cell>
          <table:table-cell office:value-type="float" office:value="243" table:style-name="ce1">
            <text:p>24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6/2020</text:p>
          </table:table-cell>
          <table:table-cell office:value-type="string" table:style-name="ce1">
            <text:p>5.1.1.2</text:p>
          </table:table-cell>
          <table:table-cell office:value-type="string" table:style-name="ce1">
            <text:p>NOM 202006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Junio 2020, - PAULA CASAL</text:p>
          </table:table-cell>
          <table:table-cell office:value-type="float" office:value="243" table:style-name="ce1">
            <text:p>24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7/2020</text:p>
          </table:table-cell>
          <table:table-cell office:value-type="string" table:style-name="ce1">
            <text:p>5.1.1.2</text:p>
          </table:table-cell>
          <table:table-cell office:value-type="string" table:style-name="ce1">
            <text:p>NOM 202007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Julio 2020, - PAULA CASAL</text:p>
          </table:table-cell>
          <table:table-cell office:value-type="float" office:value="243" table:style-name="ce1">
            <text:p>24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8/2020</text:p>
          </table:table-cell>
          <table:table-cell office:value-type="string" table:style-name="ce1">
            <text:p>5.1.1.2</text:p>
          </table:table-cell>
          <table:table-cell office:value-type="string" table:style-name="ce1">
            <text:p>NOM 202008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Agosto 2020, - PAULA CASAL</text:p>
          </table:table-cell>
          <table:table-cell office:value-type="float" office:value="243" table:style-name="ce1">
            <text:p>24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1/2020</text:p>
          </table:table-cell>
          <table:table-cell office:value-type="string" table:style-name="ce1">
            <text:p>5.1.1.3</text:p>
          </table:table-cell>
          <table:table-cell office:value-type="string" table:style-name="ce1">
            <text:p>NOM 202001000014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Enero 2020, - PAULA CASAL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29/02/2020</text:p>
          </table:table-cell>
          <table:table-cell office:value-type="string" table:style-name="ce1">
            <text:p>5.1.1.3</text:p>
          </table:table-cell>
          <table:table-cell office:value-type="string" table:style-name="ce1">
            <text:p>NOM 202002000014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Febrero 2020, - PAULA CASAL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3/2020</text:p>
          </table:table-cell>
          <table:table-cell office:value-type="string" table:style-name="ce1">
            <text:p>5.1.1.3</text:p>
          </table:table-cell>
          <table:table-cell office:value-type="string" table:style-name="ce1">
            <text:p>NOM 202003000013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Marzo 2020, - PAULA CASAL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4/2020</text:p>
          </table:table-cell>
          <table:table-cell office:value-type="string" table:style-name="ce1">
            <text:p>5.1.1.3</text:p>
          </table:table-cell>
          <table:table-cell office:value-type="string" table:style-name="ce1">
            <text:p>NOM 202004000013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Abril 2020, - PAULA CASAL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5/2020</text:p>
          </table:table-cell>
          <table:table-cell office:value-type="string" table:style-name="ce1">
            <text:p>5.1.1.3</text:p>
          </table:table-cell>
          <table:table-cell office:value-type="string" table:style-name="ce1">
            <text:p>NOM 202005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Mayo 2020, - PAULA CASAL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6/2020</text:p>
          </table:table-cell>
          <table:table-cell office:value-type="string" table:style-name="ce1">
            <text:p>5.1.1.3</text:p>
          </table:table-cell>
          <table:table-cell office:value-type="string" table:style-name="ce1">
            <text:p>NOM 202006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Junio 2020, - PAULA CASAL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7/2020</text:p>
          </table:table-cell>
          <table:table-cell office:value-type="string" table:style-name="ce1">
            <text:p>5.1.1.3</text:p>
          </table:table-cell>
          <table:table-cell office:value-type="string" table:style-name="ce1">
            <text:p>NOM 202007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Julio 2020, - PAULA CASAL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8/2020</text:p>
          </table:table-cell>
          <table:table-cell office:value-type="string" table:style-name="ce1">
            <text:p>5.1.1.3</text:p>
          </table:table-cell>
          <table:table-cell office:value-type="string" table:style-name="ce1">
            <text:p>NOM 202008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Agosto 2020, - PAULA CASAL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1/2020</text:p>
          </table:table-cell>
          <table:table-cell office:value-type="string" table:style-name="ce1">
            <text:p>5.1.1.4</text:p>
          </table:table-cell>
          <table:table-cell office:value-type="string" table:style-name="ce1">
            <text:p>NOM 202001000014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Enero 2020, - PAULA CASAL</text:p>
          </table:table-cell>
          <table:table-cell office:value-type="float" office:value="33.33" table:style-name="ce1">
            <text:p>33,3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29/02/2020</text:p>
          </table:table-cell>
          <table:table-cell office:value-type="string" table:style-name="ce1">
            <text:p>5.1.1.4</text:p>
          </table:table-cell>
          <table:table-cell office:value-type="string" table:style-name="ce1">
            <text:p>NOM 202002000014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Febrero 2020, - PAULA CASAL</text:p>
          </table:table-cell>
          <table:table-cell office:value-type="float" office:value="33.33" table:style-name="ce1">
            <text:p>33,3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3/2020</text:p>
          </table:table-cell>
          <table:table-cell office:value-type="string" table:style-name="ce1">
            <text:p>5.1.1.4</text:p>
          </table:table-cell>
          <table:table-cell office:value-type="string" table:style-name="ce1">
            <text:p>NOM 202003000013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Marzo 2020, - PAULA CASAL</text:p>
          </table:table-cell>
          <table:table-cell office:value-type="float" office:value="33.33" table:style-name="ce1">
            <text:p>33,3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4/2020</text:p>
          </table:table-cell>
          <table:table-cell office:value-type="string" table:style-name="ce1">
            <text:p>5.1.1.4</text:p>
          </table:table-cell>
          <table:table-cell office:value-type="string" table:style-name="ce1">
            <text:p>NOM 202004000013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Abril 2020, - PAULA CASAL</text:p>
          </table:table-cell>
          <table:table-cell office:value-type="float" office:value="33.33" table:style-name="ce1">
            <text:p>33,3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5/2020</text:p>
          </table:table-cell>
          <table:table-cell office:value-type="string" table:style-name="ce1">
            <text:p>5.1.1.4</text:p>
          </table:table-cell>
          <table:table-cell office:value-type="string" table:style-name="ce1">
            <text:p>NOM 202005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Mayo 2020, - PAULA CASAL</text:p>
          </table:table-cell>
          <table:table-cell office:value-type="float" office:value="33.33" table:style-name="ce1">
            <text:p>33,3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6/2020</text:p>
          </table:table-cell>
          <table:table-cell office:value-type="string" table:style-name="ce1">
            <text:p>5.1.1.4</text:p>
          </table:table-cell>
          <table:table-cell office:value-type="string" table:style-name="ce1">
            <text:p>NOM 202006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Junio 2020, - PAULA CASAL</text:p>
          </table:table-cell>
          <table:table-cell office:value-type="float" office:value="33.33" table:style-name="ce1">
            <text:p>33,3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7/2020</text:p>
          </table:table-cell>
          <table:table-cell office:value-type="string" table:style-name="ce1">
            <text:p>5.1.1.4</text:p>
          </table:table-cell>
          <table:table-cell office:value-type="string" table:style-name="ce1">
            <text:p>NOM 202007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Julio 2020, - PAULA CASAL</text:p>
          </table:table-cell>
          <table:table-cell office:value-type="float" office:value="33.33" table:style-name="ce1">
            <text:p>33,3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8/2020</text:p>
          </table:table-cell>
          <table:table-cell office:value-type="string" table:style-name="ce1">
            <text:p>5.1.1.4</text:p>
          </table:table-cell>
          <table:table-cell office:value-type="string" table:style-name="ce1">
            <text:p>NOM 202008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Agosto 2020, - PAULA CASAL</text:p>
          </table:table-cell>
          <table:table-cell office:value-type="float" office:value="33.33" table:style-name="ce1">
            <text:p>33,3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1/2020</text:p>
          </table:table-cell>
          <table:table-cell office:value-type="string" table:style-name="ce1">
            <text:p>5.1.1.5</text:p>
          </table:table-cell>
          <table:table-cell office:value-type="string" table:style-name="ce1">
            <text:p>NOM 202001000014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Enero 2020, - PAULA CASAL</text:p>
          </table:table-cell>
          <table:table-cell office:value-type="float" office:value="133.34" table:style-name="ce1">
            <text:p>133,34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29/02/2020</text:p>
          </table:table-cell>
          <table:table-cell office:value-type="string" table:style-name="ce1">
            <text:p>5.1.1.5</text:p>
          </table:table-cell>
          <table:table-cell office:value-type="string" table:style-name="ce1">
            <text:p>NOM 202002000014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Febrero 2020, - PAULA CASAL</text:p>
          </table:table-cell>
          <table:table-cell office:value-type="float" office:value="133.33000000000001" table:style-name="ce1">
            <text:p>133,3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3/2020</text:p>
          </table:table-cell>
          <table:table-cell office:value-type="string" table:style-name="ce1">
            <text:p>5.1.1.5</text:p>
          </table:table-cell>
          <table:table-cell office:value-type="string" table:style-name="ce1">
            <text:p>NOM 202003000013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Marzo 2020, - PAULA CASAL</text:p>
          </table:table-cell>
          <table:table-cell office:value-type="float" office:value="133.33000000000001" table:style-name="ce1">
            <text:p>133,3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4/2020</text:p>
          </table:table-cell>
          <table:table-cell office:value-type="string" table:style-name="ce1">
            <text:p>5.1.1.5</text:p>
          </table:table-cell>
          <table:table-cell office:value-type="string" table:style-name="ce1">
            <text:p>NOM 202004000013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Abril 2020, - PAULA CASAL</text:p>
          </table:table-cell>
          <table:table-cell office:value-type="float" office:value="133.33000000000001" table:style-name="ce1">
            <text:p>133,3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5/2020</text:p>
          </table:table-cell>
          <table:table-cell office:value-type="string" table:style-name="ce1">
            <text:p>5.1.1.5</text:p>
          </table:table-cell>
          <table:table-cell office:value-type="string" table:style-name="ce1">
            <text:p>NOM 202005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Mayo 2020, - PAULA CASAL</text:p>
          </table:table-cell>
          <table:table-cell office:value-type="float" office:value="138.88999999999999" table:style-name="ce1">
            <text:p>138,8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6/2020</text:p>
          </table:table-cell>
          <table:table-cell office:value-type="string" table:style-name="ce1">
            <text:p>5.1.1.5</text:p>
          </table:table-cell>
          <table:table-cell office:value-type="string" table:style-name="ce1">
            <text:p>NOM 202006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Junio 2020, - PAULA CASAL</text:p>
          </table:table-cell>
          <table:table-cell office:value-type="float" office:value="138.88999999999999" table:style-name="ce1">
            <text:p>138,8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7/2020</text:p>
          </table:table-cell>
          <table:table-cell office:value-type="string" table:style-name="ce1">
            <text:p>5.1.1.5</text:p>
          </table:table-cell>
          <table:table-cell office:value-type="string" table:style-name="ce1">
            <text:p>NOM 202007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Julio 2020, - PAULA CASAL</text:p>
          </table:table-cell>
          <table:table-cell office:value-type="float" office:value="138.88999999999999" table:style-name="ce1">
            <text:p>138,8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8/2020</text:p>
          </table:table-cell>
          <table:table-cell office:value-type="string" table:style-name="ce1">
            <text:p>5.1.1.5</text:p>
          </table:table-cell>
          <table:table-cell office:value-type="string" table:style-name="ce1">
            <text:p>NOM 202008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Agosto 2020, - PAULA CASAL</text:p>
          </table:table-cell>
          <table:table-cell office:value-type="float" office:value="138.88999999999999" table:style-name="ce1">
            <text:p>138,8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1/2020</text:p>
          </table:table-cell>
          <table:table-cell office:value-type="string" table:style-name="ce1">
            <text:p>5.1.1.6</text:p>
          </table:table-cell>
          <table:table-cell office:value-type="string" table:style-name="ce1">
            <text:p>NOM 202001000014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Enero 2020, - PAULA CASAL</text:p>
          </table:table-cell>
          <table:table-cell office:value-type="float" office:value="166.68" table:style-name="ce1">
            <text:p>166,6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29/02/2020</text:p>
          </table:table-cell>
          <table:table-cell office:value-type="string" table:style-name="ce1">
            <text:p>5.1.1.6</text:p>
          </table:table-cell>
          <table:table-cell office:value-type="string" table:style-name="ce1">
            <text:p>NOM 202002000014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Febrero 2020, - PAULA CASAL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3/2020</text:p>
          </table:table-cell>
          <table:table-cell office:value-type="string" table:style-name="ce1">
            <text:p>5.1.1.6</text:p>
          </table:table-cell>
          <table:table-cell office:value-type="string" table:style-name="ce1">
            <text:p>NOM 202003000013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Marzo 2020, - PAULA CASAL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4/2020</text:p>
          </table:table-cell>
          <table:table-cell office:value-type="string" table:style-name="ce1">
            <text:p>5.1.1.6</text:p>
          </table:table-cell>
          <table:table-cell office:value-type="string" table:style-name="ce1">
            <text:p>NOM 202004000013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Abril 2020, - PAULA CASAL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5/2020</text:p>
          </table:table-cell>
          <table:table-cell office:value-type="string" table:style-name="ce1">
            <text:p>5.1.1.6</text:p>
          </table:table-cell>
          <table:table-cell office:value-type="string" table:style-name="ce1">
            <text:p>NOM 202005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Mayo 2020, - PAULA CASAL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6/2020</text:p>
          </table:table-cell>
          <table:table-cell office:value-type="string" table:style-name="ce1">
            <text:p>5.1.1.6</text:p>
          </table:table-cell>
          <table:table-cell office:value-type="string" table:style-name="ce1">
            <text:p>NOM 202006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Junio 2020, - PAULA CASAL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7/2020</text:p>
          </table:table-cell>
          <table:table-cell office:value-type="string" table:style-name="ce1">
            <text:p>5.1.1.6</text:p>
          </table:table-cell>
          <table:table-cell office:value-type="string" table:style-name="ce1">
            <text:p>NOM 202007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Julio 2020, - PAULA CASAL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08/2020</text:p>
          </table:table-cell>
          <table:table-cell office:value-type="string" table:style-name="ce1">
            <text:p>5.1.1.6</text:p>
          </table:table-cell>
          <table:table-cell office:value-type="string" table:style-name="ce1">
            <text:p>NOM 202008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Agosto 2020, - PAULA CASAL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9/2020</text:p>
          </table:table-cell>
          <table:table-cell office:value-type="string" table:style-name="ce1">
            <text:p>5.1.1.1</text:p>
          </table:table-cell>
          <table:table-cell office:value-type="string" table:style-name="ce1">
            <text:p>NOM 202009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Septiembre 2020, - PAULA CASAL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10/2020</text:p>
          </table:table-cell>
          <table:table-cell office:value-type="string" table:style-name="ce1">
            <text:p>5.1.1.1</text:p>
          </table:table-cell>
          <table:table-cell office:value-type="string" table:style-name="ce1">
            <text:p>NOM 202010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Octubre 2020, - PAULA CASAL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11/2020</text:p>
          </table:table-cell>
          <table:table-cell office:value-type="string" table:style-name="ce1">
            <text:p>5.1.1.1</text:p>
          </table:table-cell>
          <table:table-cell office:value-type="string" table:style-name="ce1">
            <text:p>NOM 202011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Noviembre 2020, - PAULA CASAL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12/2020</text:p>
          </table:table-cell>
          <table:table-cell office:value-type="string" table:style-name="ce1">
            <text:p>5.1.1.1</text:p>
          </table:table-cell>
          <table:table-cell office:value-type="string" table:style-name="ce1">
            <text:p>NOM 202012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Diciembre 2020, - PAULA CASAL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9/2020</text:p>
          </table:table-cell>
          <table:table-cell office:value-type="string" table:style-name="ce1">
            <text:p>5.1.1.12</text:p>
          </table:table-cell>
          <table:table-cell office:value-type="string" table:style-name="ce1">
            <text:p>NOM 202009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Septiembre 2020, - PAULA CASAL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10/2020</text:p>
          </table:table-cell>
          <table:table-cell office:value-type="string" table:style-name="ce1">
            <text:p>5.1.1.12</text:p>
          </table:table-cell>
          <table:table-cell office:value-type="string" table:style-name="ce1">
            <text:p>NOM 202010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Octubre 2020, - PAULA CASAL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11/2020</text:p>
          </table:table-cell>
          <table:table-cell office:value-type="string" table:style-name="ce1">
            <text:p>5.1.1.12</text:p>
          </table:table-cell>
          <table:table-cell office:value-type="string" table:style-name="ce1">
            <text:p>NOM 202011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Noviembre 2020, - PAULA CASAL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12/2020</text:p>
          </table:table-cell>
          <table:table-cell office:value-type="string" table:style-name="ce1">
            <text:p>5.1.1.12</text:p>
          </table:table-cell>
          <table:table-cell office:value-type="string" table:style-name="ce1">
            <text:p>NOM 202012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Diciembre 2020, - PAULA CASAL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9/2020</text:p>
          </table:table-cell>
          <table:table-cell office:value-type="string" table:style-name="ce1">
            <text:p>5.1.1.2</text:p>
          </table:table-cell>
          <table:table-cell office:value-type="string" table:style-name="ce1">
            <text:p>NOM 202009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Septiembre 2020, - PAULA CASAL</text:p>
          </table:table-cell>
          <table:table-cell office:value-type="float" office:value="243" table:style-name="ce1">
            <text:p>24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10/2020</text:p>
          </table:table-cell>
          <table:table-cell office:value-type="string" table:style-name="ce1">
            <text:p>5.1.1.2</text:p>
          </table:table-cell>
          <table:table-cell office:value-type="string" table:style-name="ce1">
            <text:p>NOM 202010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Octubre 2020, - PAULA CASAL</text:p>
          </table:table-cell>
          <table:table-cell office:value-type="float" office:value="243" table:style-name="ce1">
            <text:p>24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11/2020</text:p>
          </table:table-cell>
          <table:table-cell office:value-type="string" table:style-name="ce1">
            <text:p>5.1.1.2</text:p>
          </table:table-cell>
          <table:table-cell office:value-type="string" table:style-name="ce1">
            <text:p>NOM 202011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Noviembre 2020, - PAULA CASAL</text:p>
          </table:table-cell>
          <table:table-cell office:value-type="float" office:value="243" table:style-name="ce1">
            <text:p>24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12/2020</text:p>
          </table:table-cell>
          <table:table-cell office:value-type="string" table:style-name="ce1">
            <text:p>5.1.1.2</text:p>
          </table:table-cell>
          <table:table-cell office:value-type="string" table:style-name="ce1">
            <text:p>NOM 202012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Diciembre 2020, - PAULA CASAL</text:p>
          </table:table-cell>
          <table:table-cell office:value-type="float" office:value="243" table:style-name="ce1">
            <text:p>24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9/2020</text:p>
          </table:table-cell>
          <table:table-cell office:value-type="string" table:style-name="ce1">
            <text:p>5.1.1.3</text:p>
          </table:table-cell>
          <table:table-cell office:value-type="string" table:style-name="ce1">
            <text:p>NOM 202009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Septiembre 2020, - PAULA CASAL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10/2020</text:p>
          </table:table-cell>
          <table:table-cell office:value-type="string" table:style-name="ce1">
            <text:p>5.1.1.3</text:p>
          </table:table-cell>
          <table:table-cell office:value-type="string" table:style-name="ce1">
            <text:p>NOM 202010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Octubre 2020, - PAULA CASAL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11/2020</text:p>
          </table:table-cell>
          <table:table-cell office:value-type="string" table:style-name="ce1">
            <text:p>5.1.1.3</text:p>
          </table:table-cell>
          <table:table-cell office:value-type="string" table:style-name="ce1">
            <text:p>NOM 202011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Noviembre 2020, - PAULA CASAL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12/2020</text:p>
          </table:table-cell>
          <table:table-cell office:value-type="string" table:style-name="ce1">
            <text:p>5.1.1.3</text:p>
          </table:table-cell>
          <table:table-cell office:value-type="string" table:style-name="ce1">
            <text:p>NOM 202012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Diciembre 2020, - PAULA CASAL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9/2020</text:p>
          </table:table-cell>
          <table:table-cell office:value-type="string" table:style-name="ce1">
            <text:p>5.1.1.4</text:p>
          </table:table-cell>
          <table:table-cell office:value-type="string" table:style-name="ce1">
            <text:p>NOM 202009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Septiembre 2020, - PAULA CASAL</text:p>
          </table:table-cell>
          <table:table-cell office:value-type="float" office:value="33.33" table:style-name="ce1">
            <text:p>33,3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10/2020</text:p>
          </table:table-cell>
          <table:table-cell office:value-type="string" table:style-name="ce1">
            <text:p>5.1.1.4</text:p>
          </table:table-cell>
          <table:table-cell office:value-type="string" table:style-name="ce1">
            <text:p>NOM 202010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Octubre 2020, - PAULA CASAL</text:p>
          </table:table-cell>
          <table:table-cell office:value-type="float" office:value="33.33" table:style-name="ce1">
            <text:p>33,3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11/2020</text:p>
          </table:table-cell>
          <table:table-cell office:value-type="string" table:style-name="ce1">
            <text:p>5.1.1.4</text:p>
          </table:table-cell>
          <table:table-cell office:value-type="string" table:style-name="ce1">
            <text:p>NOM 202011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Noviembre 2020, - PAULA CASAL</text:p>
          </table:table-cell>
          <table:table-cell office:value-type="float" office:value="33.33" table:style-name="ce1">
            <text:p>33,3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12/2020</text:p>
          </table:table-cell>
          <table:table-cell office:value-type="string" table:style-name="ce1">
            <text:p>5.1.1.4</text:p>
          </table:table-cell>
          <table:table-cell office:value-type="string" table:style-name="ce1">
            <text:p>NOM 202012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Diciembre 2020, - PAULA CASAL</text:p>
          </table:table-cell>
          <table:table-cell office:value-type="float" office:value="33.33" table:style-name="ce1">
            <text:p>33,33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9/2020</text:p>
          </table:table-cell>
          <table:table-cell office:value-type="string" table:style-name="ce1">
            <text:p>5.1.1.5</text:p>
          </table:table-cell>
          <table:table-cell office:value-type="string" table:style-name="ce1">
            <text:p>NOM 202009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Septiembre 2020, - PAULA CASAL</text:p>
          </table:table-cell>
          <table:table-cell office:value-type="float" office:value="138.88999999999999" table:style-name="ce1">
            <text:p>138,8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10/2020</text:p>
          </table:table-cell>
          <table:table-cell office:value-type="string" table:style-name="ce1">
            <text:p>5.1.1.5</text:p>
          </table:table-cell>
          <table:table-cell office:value-type="string" table:style-name="ce1">
            <text:p>NOM 202010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Octubre 2020, - PAULA CASAL</text:p>
          </table:table-cell>
          <table:table-cell office:value-type="float" office:value="138.88999999999999" table:style-name="ce1">
            <text:p>138,8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11/2020</text:p>
          </table:table-cell>
          <table:table-cell office:value-type="string" table:style-name="ce1">
            <text:p>5.1.1.5</text:p>
          </table:table-cell>
          <table:table-cell office:value-type="string" table:style-name="ce1">
            <text:p>NOM 202011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Noviembre 2020, - PAULA CASAL</text:p>
          </table:table-cell>
          <table:table-cell office:value-type="float" office:value="138.88999999999999" table:style-name="ce1">
            <text:p>138,8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12/2020</text:p>
          </table:table-cell>
          <table:table-cell office:value-type="string" table:style-name="ce1">
            <text:p>5.1.1.5</text:p>
          </table:table-cell>
          <table:table-cell office:value-type="string" table:style-name="ce1">
            <text:p>NOM 202012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Diciembre 2020, - PAULA CASAL</text:p>
          </table:table-cell>
          <table:table-cell office:value-type="float" office:value="138.88999999999999" table:style-name="ce1">
            <text:p>138,89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09/2020</text:p>
          </table:table-cell>
          <table:table-cell office:value-type="string" table:style-name="ce1">
            <text:p>5.1.1.6</text:p>
          </table:table-cell>
          <table:table-cell office:value-type="string" table:style-name="ce1">
            <text:p>NOM 202009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Septiembre 2020, - PAULA CASAL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10/2020</text:p>
          </table:table-cell>
          <table:table-cell office:value-type="string" table:style-name="ce1">
            <text:p>5.1.1.6</text:p>
          </table:table-cell>
          <table:table-cell office:value-type="string" table:style-name="ce1">
            <text:p>NOM 202010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Octubre 2020, - PAULA CASAL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0/11/2020</text:p>
          </table:table-cell>
          <table:table-cell office:value-type="string" table:style-name="ce1">
            <text:p>5.1.1.6</text:p>
          </table:table-cell>
          <table:table-cell office:value-type="string" table:style-name="ce1">
            <text:p>NOM 202011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Noviembre 2020, - PAULA CASAL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1/12/2020</text:p>
          </table:table-cell>
          <table:table-cell office:value-type="string" table:style-name="ce1">
            <text:p>5.1.1.6</text:p>
          </table:table-cell>
          <table:table-cell office:value-type="string" table:style-name="ce1">
            <text:p>NOM 202012000009</text:p>
          </table:table-cell>
          <table:table-cell office:value-type="string" table:style-name="ce1">
            <text:p>Asient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<text:s/>PAULA CASAL</text:p>
          </table:table-cell>
          <table:table-cell office:value-type="string" table:style-name="ce1">
            <text:p>Registro de sueldos y provisión de beneficios sociales Diciembre 2020, - PAULA CASAL</text:p>
          </table:table-cell>
          <table:table-cell office:value-type="float" office:value="166.67" table:style-name="ce1">
            <text:p>166,6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22/05/2020</text:p>
          </table:table-cell>
          <table:table-cell office:value-type="string" table:style-name="ce1">
            <text:p>5.2.1.2.26</text:p>
          </table:table-cell>
          <table:table-cell office:value-type="string" table:style-name="ce1">
            <text:p>EGR 202005000852</text:p>
          </table:table-cell>
          <table:table-cell office:value-type="string" table:style-name="ce1">
            <text:p>Transf. # BANCO</text:p>
          </table:table-cell>
          <table:table-cell office:value-type="string" table:style-name="ce1">
            <text:p>0908955701001</text:p>
          </table:table-cell>
          <table:table-cell office:value-type="string" table:style-name="ce1">
            <text:p>CASAL RIZZO MARIA DOLORES</text:p>
          </table:table-cell>
          <table:table-cell office:value-type="string" table:style-name="ce1">
            <text:p>PAGO 1.5 X MIL CEP 495252 AÑO 2019</text:p>
          </table:table-cell>
          <table:table-cell office:value-type="float" office:value="975.78" table:style-name="ce1">
            <text:p>975,78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9/01/2020</text:p>
          </table:table-cell>
          <table:table-cell office:value-type="string" table:style-name="ce1">
            <text:p>5.2.1.2.33</text:p>
          </table:table-cell>
          <table:table-cell office:value-type="string" table:style-name="ce1">
            <text:p>COM 202001000088</text:p>
          </table:table-cell>
          <table:table-cell office:value-type="string" table:style-name="ce1">
            <text:p>FAC 001-001-000000253</text:p>
          </table:table-cell>
          <table:table-cell office:value-type="string" table:style-name="ce1">
            <text:p>0900773391001</text:p>
          </table:table-cell>
          <table:table-cell office:value-type="string" table:style-name="ce1">
            <text:p>CASAL WEISSON EDUARDO ENRIQUE</text:p>
          </table:table-cell>
          <table:table-cell office:value-type="string" table:style-name="ce1">
            <text:p>FC 253 EDUARDO CASAL</text:p>
          </table:table-cell>
          <table:table-cell office:value-type="float" office:value="12.17" table:style-name="ce1">
            <text:p>12,1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9/01/2020</text:p>
          </table:table-cell>
          <table:table-cell office:value-type="string" table:style-name="ce1">
            <text:p>5.2.1.2.33</text:p>
          </table:table-cell>
          <table:table-cell office:value-type="string" table:style-name="ce1">
            <text:p>COM 202001000104</text:p>
          </table:table-cell>
          <table:table-cell office:value-type="string" table:style-name="ce1">
            <text:p>FAC 001-001-000000254</text:p>
          </table:table-cell>
          <table:table-cell office:value-type="string" table:style-name="ce1">
            <text:p>0900773391001</text:p>
          </table:table-cell>
          <table:table-cell office:value-type="string" table:style-name="ce1">
            <text:p>CASAL WEISSON EDUARDO ENRIQUE</text:p>
          </table:table-cell>
          <table:table-cell office:value-type="string" table:style-name="ce1">
            <text:p>FC 254 EDUARDO CASAL</text:p>
          </table:table-cell>
          <table:table-cell office:value-type="float" office:value="220" table:style-name="ce1">
            <text:p>2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9/01/2020</text:p>
          </table:table-cell>
          <table:table-cell office:value-type="string" table:style-name="ce1">
            <text:p>5.2.1.2.33</text:p>
          </table:table-cell>
          <table:table-cell office:value-type="string" table:style-name="ce1">
            <text:p>COM 202001000087</text:p>
          </table:table-cell>
          <table:table-cell office:value-type="string" table:style-name="ce1">
            <text:p>FAC 001-001-000000252</text:p>
          </table:table-cell>
          <table:table-cell office:value-type="string" table:style-name="ce1">
            <text:p>0900773391001</text:p>
          </table:table-cell>
          <table:table-cell office:value-type="string" table:style-name="ce1">
            <text:p>CASAL WEISSON EDUARDO ENRIQUE</text:p>
          </table:table-cell>
          <table:table-cell office:value-type="string" table:style-name="ce1">
            <text:p>FC 252 EDUARDO CASAL</text:p>
          </table:table-cell>
          <table:table-cell office:value-type="float" office:value="420" table:style-name="ce1">
            <text:p>4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7/12/2020</text:p>
          </table:table-cell>
          <table:table-cell office:value-type="string" table:style-name="ce1">
            <text:p>5.1.7.20</text:p>
          </table:table-cell>
          <table:table-cell office:value-type="string" table:style-name="ce1">
            <text:p>COM 202012000020</text:p>
          </table:table-cell>
          <table:table-cell office:value-type="string" table:style-name="ce1">
            <text:p>FAC 001-001-000010310</text:p>
          </table:table-cell>
          <table:table-cell office:value-type="string" table:style-name="ce1">
            <text:p>0991295240001</text:p>
          </table:table-cell>
          <table:table-cell office:value-type="string" table:style-name="ce1">
            <text:p>MELACORP S.A.</text:p>
          </table:table-cell>
          <table:table-cell office:value-type="string" table:style-name="ce1">
            <text:p>FC 10310 MELACORP S.A.</text:p>
          </table:table-cell>
          <table:table-cell office:value-type="float" office:value="13000" table:style-name="ce1">
            <text:p>13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/01/2020</text:p>
          </table:table-cell>
          <table:table-cell office:value-type="string" table:style-name="ce1">
            <text:p>5.2.1.2.33</text:p>
          </table:table-cell>
          <table:table-cell office:value-type="string" table:style-name="ce1">
            <text:p>COM 202001000009</text:p>
          </table:table-cell>
          <table:table-cell office:value-type="string" table:style-name="ce1">
            <text:p>FAC 001-001-000000232</text:p>
          </table:table-cell>
          <table:table-cell office:value-type="string" table:style-name="ce1">
            <text:p>0902972355001</text:p>
          </table:table-cell>
          <table:table-cell office:value-type="string" table:style-name="ce1">
            <text:p>OLGA VICTORIA RIZZO NUÑEZ</text:p>
          </table:table-cell>
          <table:table-cell office:value-type="string" table:style-name="ce1">
            <text:p>FC 232 OLGA RIZZO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/02/2020</text:p>
          </table:table-cell>
          <table:table-cell office:value-type="string" table:style-name="ce1">
            <text:p>5.2.1.2.33</text:p>
          </table:table-cell>
          <table:table-cell office:value-type="string" table:style-name="ce1">
            <text:p>COM 202002000010</text:p>
          </table:table-cell>
          <table:table-cell office:value-type="string" table:style-name="ce1">
            <text:p>FAC 001-001-000000233</text:p>
          </table:table-cell>
          <table:table-cell office:value-type="string" table:style-name="ce1">
            <text:p>0902972355001</text:p>
          </table:table-cell>
          <table:table-cell office:value-type="string" table:style-name="ce1">
            <text:p>OLGA VICTORIA RIZZO NUÑEZ</text:p>
          </table:table-cell>
          <table:table-cell office:value-type="string" table:style-name="ce1">
            <text:p>FC 233 OLGA RIZZO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/03/2020</text:p>
          </table:table-cell>
          <table:table-cell office:value-type="string" table:style-name="ce1">
            <text:p>5.2.1.2.33</text:p>
          </table:table-cell>
          <table:table-cell office:value-type="string" table:style-name="ce1">
            <text:p>COM 202003000004</text:p>
          </table:table-cell>
          <table:table-cell office:value-type="string" table:style-name="ce1">
            <text:p>FAC 001-001-000000234</text:p>
          </table:table-cell>
          <table:table-cell office:value-type="string" table:style-name="ce1">
            <text:p>0902972355001</text:p>
          </table:table-cell>
          <table:table-cell office:value-type="string" table:style-name="ce1">
            <text:p>OLGA VICTORIA RIZZO NUÑEZ</text:p>
          </table:table-cell>
          <table:table-cell office:value-type="string" table:style-name="ce1">
            <text:p>FC 234 OLGA RIZZO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/04/2020</text:p>
          </table:table-cell>
          <table:table-cell office:value-type="string" table:style-name="ce1">
            <text:p>5.2.1.2.33</text:p>
          </table:table-cell>
          <table:table-cell office:value-type="string" table:style-name="ce1">
            <text:p>COM 202004000021</text:p>
          </table:table-cell>
          <table:table-cell office:value-type="string" table:style-name="ce1">
            <text:p>FAC 001-001-000000236</text:p>
          </table:table-cell>
          <table:table-cell office:value-type="string" table:style-name="ce1">
            <text:p>0902972355001</text:p>
          </table:table-cell>
          <table:table-cell office:value-type="string" table:style-name="ce1">
            <text:p>OLGA VICTORIA RIZZO NUÑEZ</text:p>
          </table:table-cell>
          <table:table-cell office:value-type="string" table:style-name="ce1">
            <text:p>FC 236 OLGA RIZZO<text:s/>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1/05/2020</text:p>
          </table:table-cell>
          <table:table-cell office:value-type="string" table:style-name="ce1">
            <text:p>5.2.1.2.33</text:p>
          </table:table-cell>
          <table:table-cell office:value-type="string" table:style-name="ce1">
            <text:p>COM 202005000001</text:p>
          </table:table-cell>
          <table:table-cell office:value-type="string" table:style-name="ce1">
            <text:p>FAC 001-001-000000237</text:p>
          </table:table-cell>
          <table:table-cell office:value-type="string" table:style-name="ce1">
            <text:p>0902972355001</text:p>
          </table:table-cell>
          <table:table-cell office:value-type="string" table:style-name="ce1">
            <text:p>OLGA VICTORIA RIZZO NUÑEZ</text:p>
          </table:table-cell>
          <table:table-cell office:value-type="string" table:style-name="ce1">
            <text:p>FC 237 OLGA RIZZO<text:s/>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/06/2020</text:p>
          </table:table-cell>
          <table:table-cell office:value-type="string" table:style-name="ce1">
            <text:p>5.2.1.2.33</text:p>
          </table:table-cell>
          <table:table-cell office:value-type="string" table:style-name="ce1">
            <text:p>COM 202006000003</text:p>
          </table:table-cell>
          <table:table-cell office:value-type="string" table:style-name="ce1">
            <text:p>FAC 001-001-000000238</text:p>
          </table:table-cell>
          <table:table-cell office:value-type="string" table:style-name="ce1">
            <text:p>0902972355001</text:p>
          </table:table-cell>
          <table:table-cell office:value-type="string" table:style-name="ce1">
            <text:p>OLGA VICTORIA RIZZO NUÑEZ</text:p>
          </table:table-cell>
          <table:table-cell office:value-type="string" table:style-name="ce1">
            <text:p>FC 238 OLGA RIZZO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/07/2020</text:p>
          </table:table-cell>
          <table:table-cell office:value-type="string" table:style-name="ce1">
            <text:p>5.2.1.2.33</text:p>
          </table:table-cell>
          <table:table-cell office:value-type="string" table:style-name="ce1">
            <text:p>COM 202007000003</text:p>
          </table:table-cell>
          <table:table-cell office:value-type="string" table:style-name="ce1">
            <text:p>FAC 001-001-000000239</text:p>
          </table:table-cell>
          <table:table-cell office:value-type="string" table:style-name="ce1">
            <text:p>0902972355001</text:p>
          </table:table-cell>
          <table:table-cell office:value-type="string" table:style-name="ce1">
            <text:p>OLGA VICTORIA RIZZO NUÑEZ</text:p>
          </table:table-cell>
          <table:table-cell office:value-type="string" table:style-name="ce1">
            <text:p>FC 239 OLGA RIZZO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/08/2020</text:p>
          </table:table-cell>
          <table:table-cell office:value-type="string" table:style-name="ce1">
            <text:p>5.2.1.2.33</text:p>
          </table:table-cell>
          <table:table-cell office:value-type="string" table:style-name="ce1">
            <text:p>COM 202008000011</text:p>
          </table:table-cell>
          <table:table-cell office:value-type="string" table:style-name="ce1">
            <text:p>FAC 001-001-000000276</text:p>
          </table:table-cell>
          <table:table-cell office:value-type="string" table:style-name="ce1">
            <text:p>0902972355001</text:p>
          </table:table-cell>
          <table:table-cell office:value-type="string" table:style-name="ce1">
            <text:p>OLGA VICTORIA RIZZO NUÑEZ</text:p>
          </table:table-cell>
          <table:table-cell office:value-type="string" table:style-name="ce1">
            <text:p>FC 276 OLGA RIZZO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3/09/2020</text:p>
          </table:table-cell>
          <table:table-cell office:value-type="string" table:style-name="ce1">
            <text:p>5.2.1.2.33</text:p>
          </table:table-cell>
          <table:table-cell office:value-type="string" table:style-name="ce1">
            <text:p>COM 202009000016</text:p>
          </table:table-cell>
          <table:table-cell office:value-type="string" table:style-name="ce1">
            <text:p>FAC 001-001-000000277</text:p>
          </table:table-cell>
          <table:table-cell office:value-type="string" table:style-name="ce1">
            <text:p>0902972355001</text:p>
          </table:table-cell>
          <table:table-cell office:value-type="string" table:style-name="ce1">
            <text:p>OLGA VICTORIA RIZZO NUÑEZ</text:p>
          </table:table-cell>
          <table:table-cell office:value-type="string" table:style-name="ce1">
            <text:p>FC 277 OLGA RIZZO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2/10/2020</text:p>
          </table:table-cell>
          <table:table-cell office:value-type="string" table:style-name="ce1">
            <text:p>5.2.1.2.33</text:p>
          </table:table-cell>
          <table:table-cell office:value-type="string" table:style-name="ce1">
            <text:p>COM 202010000003</text:p>
          </table:table-cell>
          <table:table-cell office:value-type="string" table:style-name="ce1">
            <text:p>FAC 001-001-000000278</text:p>
          </table:table-cell>
          <table:table-cell office:value-type="string" table:style-name="ce1">
            <text:p>0902972355001</text:p>
          </table:table-cell>
          <table:table-cell office:value-type="string" table:style-name="ce1">
            <text:p>OLGA VICTORIA RIZZO NUÑEZ</text:p>
          </table:table-cell>
          <table:table-cell office:value-type="string" table:style-name="ce1">
            <text:p>FC 278 OLGA RIZZO ARRIENDO BODEGA OCTUBRE 2020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/11/2020</text:p>
          </table:table-cell>
          <table:table-cell office:value-type="string" table:style-name="ce1">
            <text:p>5.2.1.2.33</text:p>
          </table:table-cell>
          <table:table-cell office:value-type="string" table:style-name="ce1">
            <text:p>COM 202011000007</text:p>
          </table:table-cell>
          <table:table-cell office:value-type="string" table:style-name="ce1">
            <text:p>FAC 001-001-000000279</text:p>
          </table:table-cell>
          <table:table-cell office:value-type="string" table:style-name="ce1">
            <text:p>0902972355001</text:p>
          </table:table-cell>
          <table:table-cell office:value-type="string" table:style-name="ce1">
            <text:p>OLGA VICTORIA RIZZO NUÑEZ</text:p>
          </table:table-cell>
          <table:table-cell office:value-type="string" table:style-name="ce1">
            <text:p>FC 279 OLGA RIZZO<text:s/>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4/12/2020</text:p>
          </table:table-cell>
          <table:table-cell office:value-type="string" table:style-name="ce1">
            <text:p>5.2.1.2.33</text:p>
          </table:table-cell>
          <table:table-cell office:value-type="string" table:style-name="ce1">
            <text:p>COM 202012000005</text:p>
          </table:table-cell>
          <table:table-cell office:value-type="string" table:style-name="ce1">
            <text:p>FAC 001-001-000000280</text:p>
          </table:table-cell>
          <table:table-cell office:value-type="string" table:style-name="ce1">
            <text:p>0902972355001</text:p>
          </table:table-cell>
          <table:table-cell office:value-type="string" table:style-name="ce1">
            <text:p>OLGA VICTORIA RIZZO NUÑEZ</text:p>
          </table:table-cell>
          <table:table-cell office:value-type="string" table:style-name="ce1">
            <text:p>FC 280 OLGA RIZZO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19/02/2020</text:p>
          </table:table-cell>
          <table:table-cell office:value-type="string" table:style-name="ce1">
            <text:p>5.1.5.4</text:p>
          </table:table-cell>
          <table:table-cell office:value-type="string" table:style-name="ce1">
            <text:p>COM 202002000384</text:p>
          </table:table-cell>
          <table:table-cell office:value-type="string" table:style-name="ce1">
            <text:p>FAC 001-001-000000708</text:p>
          </table:table-cell>
          <table:table-cell office:value-type="string" table:style-name="ce1">
            <text:p>0908955693001</text:p>
          </table:table-cell>
          <table:table-cell office:value-type="string" table:style-name="ce1">
            <text:p>PAULA CASAL</text:p>
          </table:table-cell>
          <table:table-cell office:value-type="string" table:style-name="ce1">
            <text:p>FC 708 PAULA CASAL</text:p>
          </table:table-cell>
          <table:table-cell office:value-type="float" office:value="22.32" table:style-name="ce1">
            <text:p>22,32</text:p>
          </table:table-cell>
          <table:table-cell table:number-columns-repeated="16376"/>
        </table:table-row>
        <table:table-row table:number-rows-repeated="1048387" table:style-name="ro2">
          <table:table-cell table:number-columns-repeated="16384"/>
        </table:table-row>
      </table:table>
      <table:database-ranges>
        <table:database-range table:target-range-address="MDCR.A1:MDCR.J1" table:display-filter-buttons="true"/>
        <table:database-range table:target-range-address="MPC.A1:MPC.H1" table:display-filter-buttons="true"/>
        <table:database-range table:target-range-address="MGrelacionadas.A1:MGrelacionadas.H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entury Gothic" svg:font-family="&quot;Century Gothic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36">
      <style:table-cell-properties style:vertical-align="automatic" fo:background-color="transparen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Carlos Almeida</meta:initial-creator>
    <dc:creator>Carlos Almeida</dc:creator>
    <meta:creation-date>2020-02-17T09:40:25Z</meta:creation-date>
    <dc:date>2021-03-16T17:20:48Z</dc:date>
    <meta:editing-cycles>2</meta:editing-cycles>
    <meta:editing-duration>PT400S</meta:editing-duration>
  </office:meta>
</office:document-meta>
</file>